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125.89mm"/>
    </style:style>
    <style:style style:name="co10" style:family="table-column">
      <style:table-column-properties fo:break-before="auto" style:column-width="3.62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4.71mm"/>
    </style:style>
    <style:style style:name="co13" style:family="table-column">
      <style:table-column-properties fo:break-before="auto" style:column-width="150.41mm"/>
    </style:style>
    <style:style style:name="co14" style:family="table-column">
      <style:table-column-properties fo:break-before="auto" style:column-width="119.91mm"/>
    </style:style>
    <style:style style:name="co8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.8mm"/>
    </style:style>
    <style:style style:name="co16" style:family="table-column">
      <style:table-column-properties fo:break-before="auto" style:column-width="123.17mm"/>
    </style:style>
    <style:style style:name="co17" style:family="table-column">
      <style:table-column-properties fo:break-before="auto" style:column-width="108.2mm"/>
    </style:style>
    <style:style style:name="co18" style:family="table-column">
      <style:table-column-properties fo:break-before="auto" style:column-width="6.07mm"/>
    </style:style>
    <style:style style:name="co19" style:family="table-column">
      <style:table-column-properties fo:break-before="auto" style:column-width="115.82mm"/>
    </style:style>
    <style:style style:name="co20" style:family="table-column">
      <style:table-column-properties fo:break-before="auto" style:column-width="171.1mm"/>
    </style:style>
    <style:style style:name="co21" style:family="table-column">
      <style:table-column-properties fo:break-before="auto" style:column-width="5.26mm"/>
    </style:style>
    <style:style style:name="co22" style:family="table-column">
      <style:table-column-properties fo:break-before="auto" style:column-width="38.21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31.66mm"/>
    </style:style>
    <style:style style:name="co25" style:family="table-column">
      <style:table-column-properties fo:break-before="auto" style:column-width="199.07mm"/>
    </style:style>
    <style:style style:name="co26" style:family="table-column">
      <style:table-column-properties fo:break-before="auto" style:column-width="162.58mm"/>
    </style:style>
    <style:style style:name="co27" style:family="table-column">
      <style:table-column-properties fo:break-before="auto" style:column-width="99.75mm"/>
    </style:style>
    <style:style style:name="co28" style:family="table-column">
      <style:table-column-properties fo:break-before="auto" style:column-width="29.76mm"/>
    </style:style>
    <style:style style:name="co29" style:family="table-column">
      <style:table-column-properties fo:break-before="auto" style:column-width="129.17mm"/>
    </style:style>
    <style:style style:name="co30" style:family="table-column">
      <style:table-column-properties fo:break-before="auto" style:column-width="157.22mm"/>
    </style:style>
    <style:style style:name="co31" style:family="table-column">
      <style:table-column-properties fo:break-before="auto" style:column-width="118.27mm"/>
    </style:style>
    <style:style style:name="co32" style:family="table-column">
      <style:table-column-properties fo:break-before="auto" style:column-width="25.14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94.3mm"/>
    </style:style>
    <style:style style:name="co35" style:family="table-column">
      <style:table-column-properties fo:break-before="auto" style:column-width="12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Municipio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ce2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MUNICIPIO</text:p>
          </table:table-cell>
          <table:table-cell/>
          <table:table-cell office:value-type="string" calcext:value-type="string">
            <text:p>DEPARTAMENTO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table:style-name="Default" office:value-type="string" calcext:value-type="string">
            <text:p>Coban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2];[Municipios.B2];[Municipios.C2];[Municipios.D2];[Municipios.E2];[Municipios.F2])" office:value-type="string" office:string-value="INSERT INTO `municipio` (`idmunicipio`, `nombre`, `iddepartamento`) VALUES (NULL,'Coban',2);" calcext:value-type="string">
            <text:p>INSERT INTO `municipio` (`idmunicipio`, `nombre`, `iddepartamento`) VALUES (NULL,'Coban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table:style-name="Default" office:value-type="string" calcext:value-type="string">
            <text:p>San Pedro Carchá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3];[Municipios.B3];[Municipios.C3];[Municipios.D3];[Municipios.E3];[Municipios.F3])" office:value-type="string" office:string-value="INSERT INTO `municipio` (`idmunicipio`, `nombre`, `iddepartamento`) VALUES (NULL,'San Pedro Carchá',2);" calcext:value-type="string">
            <text:p>INSERT INTO `municipio` (`idmunicipio`, `nombre`, `iddepartamento`) VALUES (NULL,'San Pedro Carchá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table:style-name="Default" office:value-type="string" calcext:value-type="string">
            <text:p>San Juan Chamelco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4];[Municipios.B4];[Municipios.C4];[Municipios.D4];[Municipios.E4];[Municipios.F4])" office:value-type="string" office:string-value="INSERT INTO `municipio` (`idmunicipio`, `nombre`, `iddepartamento`) VALUES (NULL,'San Juan Chamelco',2);" calcext:value-type="string">
            <text:p>INSERT INTO `municipio` (`idmunicipio`, `nombre`, `iddepartamento`) VALUES (NULL,'San Juan Chamelco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table:style-name="Default" office:value-type="string" calcext:value-type="string">
            <text:p>San Cristóbal Verapaz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5];[Municipios.B5];[Municipios.C5];[Municipios.D5];[Municipios.E5];[Municipios.F5])" office:value-type="string" office:string-value="INSERT INTO `municipio` (`idmunicipio`, `nombre`, `iddepartamento`) VALUES (NULL,'San Cristóbal Verapaz',2);" calcext:value-type="string">
            <text:p>INSERT INTO `municipio` (`idmunicipio`, `nombre`, `iddepartamento`) VALUES (NULL,'San Cristóbal Verapaz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table:style-name="Default" office:value-type="string" calcext:value-type="string">
            <text:p>Tactic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6];[Municipios.B6];[Municipios.C6];[Municipios.D6];[Municipios.E6];[Municipios.F6])" office:value-type="string" office:string-value="INSERT INTO `municipio` (`idmunicipio`, `nombre`, `iddepartamento`) VALUES (NULL,'Tactic',2);" calcext:value-type="string">
            <text:p>INSERT INTO `municipio` (`idmunicipio`, `nombre`, `iddepartamento`) VALUES (NULL,'Tactic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Tucurú" xlink:type="simple">Tucurú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7];[Municipios.B7];[Municipios.C7];[Municipios.D7];[Municipios.E7];[Municipios.F7])" office:value-type="string" office:string-value="INSERT INTO `municipio` (`idmunicipio`, `nombre`, `iddepartamento`) VALUES (NULL,'Tucurú',2);" calcext:value-type="string">
            <text:p>INSERT INTO `municipio` (`idmunicipio`, `nombre`, `iddepartamento`) VALUES (NULL,'Tucurú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Tamahú" xlink:type="simple">Tamahú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8];[Municipios.B8];[Municipios.C8];[Municipios.D8];[Municipios.E8];[Municipios.F8])" office:value-type="string" office:string-value="INSERT INTO `municipio` (`idmunicipio`, `nombre`, `iddepartamento`) VALUES (NULL,'Tamahú',2);" calcext:value-type="string">
            <text:p>INSERT INTO `municipio` (`idmunicipio`, `nombre`, `iddepartamento`) VALUES (NULL,'Tamahú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Panzós" xlink:type="simple">Panzós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9];[Municipios.B9];[Municipios.C9];[Municipios.D9];[Municipios.E9];[Municipios.F9])" office:value-type="string" office:string-value="INSERT INTO `municipio` (`idmunicipio`, `nombre`, `iddepartamento`) VALUES (NULL,'Panzós',2);" calcext:value-type="string">
            <text:p>INSERT INTO `municipio` (`idmunicipio`, `nombre`, `iddepartamento`) VALUES (NULL,'Panzós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enahú" xlink:type="simple">Senahú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10];[Municipios.B10];[Municipios.C10];[Municipios.D10];[Municipios.E10];[Municipios.F10])" office:value-type="string" office:string-value="INSERT INTO `municipio` (`idmunicipio`, `nombre`, `iddepartamento`) VALUES (NULL,'Senahú',2);" calcext:value-type="string">
            <text:p>INSERT INTO `municipio` (`idmunicipio`, `nombre`, `iddepartamento`) VALUES (NULL,'Senahú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Cahabón" xlink:type="simple">Cahabón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11];[Municipios.B11];[Municipios.C11];[Municipios.D11];[Municipios.E11];[Municipios.F11])" office:value-type="string" office:string-value="INSERT INTO `municipio` (`idmunicipio`, `nombre`, `iddepartamento`) VALUES (NULL,'Cahabón',2);" calcext:value-type="string">
            <text:p>INSERT INTO `municipio` (`idmunicipio`, `nombre`, `iddepartamento`) VALUES (NULL,'Cahabón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Lanquín" xlink:type="simple">Lanquín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12];[Municipios.B12];[Municipios.C12];[Municipios.D12];[Municipios.E12];[Municipios.F12])" office:value-type="string" office:string-value="INSERT INTO `municipio` (`idmunicipio`, `nombre`, `iddepartamento`) VALUES (NULL,'Lanquín',2);" calcext:value-type="string">
            <text:p>INSERT INTO `municipio` (`idmunicipio`, `nombre`, `iddepartamento`) VALUES (NULL,'Lanquín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Chahal" xlink:type="simple">Chahal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13];[Municipios.B13];[Municipios.C13];[Municipios.D13];[Municipios.E13];[Municipios.F13])" office:value-type="string" office:string-value="INSERT INTO `municipio` (`idmunicipio`, `nombre`, `iddepartamento`) VALUES (NULL,'Chahal',2);" calcext:value-type="string">
            <text:p>INSERT INTO `municipio` (`idmunicipio`, `nombre`, `iddepartamento`) VALUES (NULL,'Chahal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Fray_Bartolomé_de_las_Casas_%28Municipio%29" xlink:type="simple">Fray Bartolomé de las Casas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14];[Municipios.B14];[Municipios.C14];[Municipios.D14];[Municipios.E14];[Municipios.F14])" office:value-type="string" office:string-value="INSERT INTO `municipio` (`idmunicipio`, `nombre`, `iddepartamento`) VALUES (NULL,'Fray Bartolomé de las Casas',2);" calcext:value-type="string">
            <text:p>INSERT INTO `municipio` (`idmunicipio`, `nombre`, `iddepartamento`) VALUES (NULL,'Fray Bartolomé de las Casas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Chisec" xlink:type="simple">Chisec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15];[Municipios.B15];[Municipios.C15];[Municipios.D15];[Municipios.E15];[Municipios.F15])" office:value-type="string" office:string-value="INSERT INTO `municipio` (`idmunicipio`, `nombre`, `iddepartamento`) VALUES (NULL,'Chisec',2);" calcext:value-type="string">
            <text:p>INSERT INTO `municipio` (`idmunicipio`, `nombre`, `iddepartamento`) VALUES (NULL,'Chisec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ta_Cruz_Verapaz" xlink:type="simple">Santa Cruz Verapaz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16];[Municipios.B16];[Municipios.C16];[Municipios.D16];[Municipios.E16];[Municipios.F16])" office:value-type="string" office:string-value="INSERT INTO `municipio` (`idmunicipio`, `nombre`, `iddepartamento`) VALUES (NULL,'Santa Cruz Verapaz',2);" calcext:value-type="string">
            <text:p>INSERT INTO `municipio` (`idmunicipio`, `nombre`, `iddepartamento`) VALUES (NULL,'Santa Cruz Verapaz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ta_Catalina_La_Tinta" xlink:type="simple">Santa Catalina La Tinta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17];[Municipios.B17];[Municipios.C17];[Municipios.D17];[Municipios.E17];[Municipios.F17])" office:value-type="string" office:string-value="INSERT INTO `municipio` (`idmunicipio`, `nombre`, `iddepartamento`) VALUES (NULL,'Santa Catalina La Tinta',2);" calcext:value-type="string">
            <text:p>INSERT INTO `municipio` (`idmunicipio`, `nombre`, `iddepartamento`) VALUES (NULL,'Santa Catalina La Tinta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Raxruhá" xlink:type="simple">Raxruhá</text:a></text:p>
          </table:table-cell>
          <table:table-cell office:value-type="string" calcext:value-type="string">
            <text:p>'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NCATENATE([Municipios.A18];[Municipios.B18];[Municipios.C18];[Municipios.D18];[Municipios.E18];[Municipios.F18])" office:value-type="string" office:string-value="INSERT INTO `municipio` (`idmunicipio`, `nombre`, `iddepartamento`) VALUES (NULL,'Raxruhá',2);" calcext:value-type="string">
            <text:p>INSERT INTO `municipio` (`idmunicipio`, `nombre`, `iddepartamento`) VALUES (NULL,'Raxruhá',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Cubulco" xlink:type="simple">Cubulco</text:a></text:p>
          </table:table-cell>
          <table:table-cell office:value-type="string" calcext:value-type="string">
            <text:p>'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NCATENATE([Municipios.A19];[Municipios.B19];[Municipios.C19];[Municipios.D19];[Municipios.E19];[Municipios.F19])" office:value-type="string" office:string-value="INSERT INTO `municipio` (`idmunicipio`, `nombre`, `iddepartamento`) VALUES (NULL,'Cubulco',3);" calcext:value-type="string">
            <text:p>INSERT INTO `municipio` (`idmunicipio`, `nombre`, `iddepartamento`) VALUES (NULL,'Cubulco',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ta_Cruz_el_Chol" xlink:type="simple">Santa Cruz el Chol</text:a></text:p>
          </table:table-cell>
          <table:table-cell office:value-type="string" calcext:value-type="string">
            <text:p>'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NCATENATE([Municipios.A20];[Municipios.B20];[Municipios.C20];[Municipios.D20];[Municipios.E20];[Municipios.F20])" office:value-type="string" office:string-value="INSERT INTO `municipio` (`idmunicipio`, `nombre`, `iddepartamento`) VALUES (NULL,'Santa Cruz el Chol',3);" calcext:value-type="string">
            <text:p>INSERT INTO `municipio` (`idmunicipio`, `nombre`, `iddepartamento`) VALUES (NULL,'Santa Cruz el Chol',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Granados_%28Baja_Verapaz%29" xlink:type="simple">Granados</text:a></text:p>
          </table:table-cell>
          <table:table-cell office:value-type="string" calcext:value-type="string">
            <text:p>'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NCATENATE([Municipios.A21];[Municipios.B21];[Municipios.C21];[Municipios.D21];[Municipios.E21];[Municipios.F21])" office:value-type="string" office:string-value="INSERT INTO `municipio` (`idmunicipio`, `nombre`, `iddepartamento`) VALUES (NULL,'Granados',3);" calcext:value-type="string">
            <text:p>INSERT INTO `municipio` (`idmunicipio`, `nombre`, `iddepartamento`) VALUES (NULL,'Granados',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Purulhá" xlink:type="simple">Purulhá</text:a></text:p>
          </table:table-cell>
          <table:table-cell office:value-type="string" calcext:value-type="string">
            <text:p>'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NCATENATE([Municipios.A22];[Municipios.B22];[Municipios.C22];[Municipios.D22];[Municipios.E22];[Municipios.F22])" office:value-type="string" office:string-value="INSERT INTO `municipio` (`idmunicipio`, `nombre`, `iddepartamento`) VALUES (NULL,'Purulhá',3);" calcext:value-type="string">
            <text:p>INSERT INTO `municipio` (`idmunicipio`, `nombre`, `iddepartamento`) VALUES (NULL,'Purulhá',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Rabinal" xlink:type="simple">Rabinal</text:a></text:p>
          </table:table-cell>
          <table:table-cell office:value-type="string" calcext:value-type="string">
            <text:p>'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NCATENATE([Municipios.A23];[Municipios.B23];[Municipios.C23];[Municipios.D23];[Municipios.E23];[Municipios.F23])" office:value-type="string" office:string-value="INSERT INTO `municipio` (`idmunicipio`, `nombre`, `iddepartamento`) VALUES (NULL,'Rabinal',3);" calcext:value-type="string">
            <text:p>INSERT INTO `municipio` (`idmunicipio`, `nombre`, `iddepartamento`) VALUES (NULL,'Rabinal',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lamá" xlink:type="simple">Salamá</text:a></text:p>
          </table:table-cell>
          <table:table-cell office:value-type="string" calcext:value-type="string">
            <text:p>'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NCATENATE([Municipios.A24];[Municipios.B24];[Municipios.C24];[Municipios.D24];[Municipios.E24];[Municipios.F24])" office:value-type="string" office:string-value="INSERT INTO `municipio` (`idmunicipio`, `nombre`, `iddepartamento`) VALUES (NULL,'Salamá',3);" calcext:value-type="string">
            <text:p>INSERT INTO `municipio` (`idmunicipio`, `nombre`, `iddepartamento`) VALUES (NULL,'Salamá',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_Miguel_Chicaj" xlink:type="simple">San Miguel Chicaj</text:a></text:p>
          </table:table-cell>
          <table:table-cell office:value-type="string" calcext:value-type="string">
            <text:p>'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NCATENATE([Municipios.A25];[Municipios.B25];[Municipios.C25];[Municipios.D25];[Municipios.E25];[Municipios.F25])" office:value-type="string" office:string-value="INSERT INTO `municipio` (`idmunicipio`, `nombre`, `iddepartamento`) VALUES (NULL,'San Miguel Chicaj',3);" calcext:value-type="string">
            <text:p>INSERT INTO `municipio` (`idmunicipio`, `nombre`, `iddepartamento`) VALUES (NULL,'San Miguel Chicaj',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_Jerónimo_%28Baja_Verapaz%29" xlink:type="simple">San Jerónimo</text:a></text:p>
          </table:table-cell>
          <table:table-cell office:value-type="string" calcext:value-type="string">
            <text:p>'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NCATENATE([Municipios.A26];[Municipios.B26];[Municipios.C26];[Municipios.D26];[Municipios.E26];[Municipios.F26])" office:value-type="string" office:string-value="INSERT INTO `municipio` (`idmunicipio`, `nombre`, `iddepartamento`) VALUES (NULL,'San Jerónimo',3);" calcext:value-type="string">
            <text:p>INSERT INTO `municipio` (`idmunicipio`, `nombre`, `iddepartamento`) VALUES (NULL,'San Jerónimo',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Chimaltenango%28Municipio%29" xlink:type="simple">Chimaltenango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27];[Municipios.B27];[Municipios.C27];[Municipios.D27];[Municipios.E27];[Municipios.F27])" office:value-type="string" office:string-value="INSERT INTO `municipio` (`idmunicipio`, `nombre`, `iddepartamento`) VALUES (NULL,'Chimaltenango',4);" calcext:value-type="string">
            <text:p>INSERT INTO `municipio` (`idmunicipio`, `nombre`, `iddepartamento`) VALUES (NULL,'Chimaltenango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_José_Poaquíl" xlink:type="simple">San José Poaquíl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28];[Municipios.B28];[Municipios.C28];[Municipios.D28];[Municipios.E28];[Municipios.F28])" office:value-type="string" office:string-value="INSERT INTO `municipio` (`idmunicipio`, `nombre`, `iddepartamento`) VALUES (NULL,'San José Poaquíl',4);" calcext:value-type="string">
            <text:p>INSERT INTO `municipio` (`idmunicipio`, `nombre`, `iddepartamento`) VALUES (NULL,'San José Poaquíl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_Martín_Jilotepeque" xlink:type="simple">San Martín Jilotepeque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29];[Municipios.B29];[Municipios.C29];[Municipios.D29];[Municipios.E29];[Municipios.F29])" office:value-type="string" office:string-value="INSERT INTO `municipio` (`idmunicipio`, `nombre`, `iddepartamento`) VALUES (NULL,'San Martín Jilotepeque',4);" calcext:value-type="string">
            <text:p>INSERT INTO `municipio` (`idmunicipio`, `nombre`, `iddepartamento`) VALUES (NULL,'San Martín Jilotepeque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_Juan_Comalapa" xlink:type="simple">San Juan Comalapa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30];[Municipios.B30];[Municipios.C30];[Municipios.D30];[Municipios.E30];[Municipios.F30])" office:value-type="string" office:string-value="INSERT INTO `municipio` (`idmunicipio`, `nombre`, `iddepartamento`) VALUES (NULL,'San Juan Comalapa',4);" calcext:value-type="string">
            <text:p>INSERT INTO `municipio` (`idmunicipio`, `nombre`, `iddepartamento`) VALUES (NULL,'San Juan Comalapa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ta_Apolonia_%28Chimaltenango%29" xlink:type="simple">Santa Apolonia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31];[Municipios.B31];[Municipios.C31];[Municipios.D31];[Municipios.E31];[Municipios.F31])" office:value-type="string" office:string-value="INSERT INTO `municipio` (`idmunicipio`, `nombre`, `iddepartamento`) VALUES (NULL,'Santa Apolonia',4);" calcext:value-type="string">
            <text:p>INSERT INTO `municipio` (`idmunicipio`, `nombre`, `iddepartamento`) VALUES (NULL,'Santa Apolonia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Tecpán_Guatemala" xlink:type="simple">Tecpán Guatemala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32];[Municipios.B32];[Municipios.C32];[Municipios.D32];[Municipios.E32];[Municipios.F32])" office:value-type="string" office:string-value="INSERT INTO `municipio` (`idmunicipio`, `nombre`, `iddepartamento`) VALUES (NULL,'Tecpán Guatemala',4);" calcext:value-type="string">
            <text:p>INSERT INTO `municipio` (`idmunicipio`, `nombre`, `iddepartamento`) VALUES (NULL,'Tecpán Guatemala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Patzún" xlink:type="simple">Patzún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33];[Municipios.B33];[Municipios.C33];[Municipios.D33];[Municipios.E33];[Municipios.F33])" office:value-type="string" office:string-value="INSERT INTO `municipio` (`idmunicipio`, `nombre`, `iddepartamento`) VALUES (NULL,'Patzún',4);" calcext:value-type="string">
            <text:p>INSERT INTO `municipio` (`idmunicipio`, `nombre`, `iddepartamento`) VALUES (NULL,'Patzún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Pochuta" xlink:type="simple">Pochuta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34];[Municipios.B34];[Municipios.C34];[Municipios.D34];[Municipios.E34];[Municipios.F34])" office:value-type="string" office:string-value="INSERT INTO `municipio` (`idmunicipio`, `nombre`, `iddepartamento`) VALUES (NULL,'Pochuta',4);" calcext:value-type="string">
            <text:p>INSERT INTO `municipio` (`idmunicipio`, `nombre`, `iddepartamento`) VALUES (NULL,'Pochuta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Patzicía" xlink:type="simple">Patzicía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35];[Municipios.B35];[Municipios.C35];[Municipios.D35];[Municipios.E35];[Municipios.F35])" office:value-type="string" office:string-value="INSERT INTO `municipio` (`idmunicipio`, `nombre`, `iddepartamento`) VALUES (NULL,'Patzicía',4);" calcext:value-type="string">
            <text:p>INSERT INTO `municipio` (`idmunicipio`, `nombre`, `iddepartamento`) VALUES (NULL,'Patzicía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ta_Cruz_Balanyá" xlink:type="simple">Santa Cruz Balanyá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36];[Municipios.B36];[Municipios.C36];[Municipios.D36];[Municipios.E36];[Municipios.F36])" office:value-type="string" office:string-value="INSERT INTO `municipio` (`idmunicipio`, `nombre`, `iddepartamento`) VALUES (NULL,'Santa Cruz Balanyá',4);" calcext:value-type="string">
            <text:p>INSERT INTO `municipio` (`idmunicipio`, `nombre`, `iddepartamento`) VALUES (NULL,'Santa Cruz Balanyá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Acatenango_%28Municipio%29" xlink:type="simple">Acatenango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37];[Municipios.B37];[Municipios.C37];[Municipios.D37];[Municipios.E37];[Municipios.F37])" office:value-type="string" office:string-value="INSERT INTO `municipio` (`idmunicipio`, `nombre`, `iddepartamento`) VALUES (NULL,'Acatenango',4);" calcext:value-type="string">
            <text:p>INSERT INTO `municipio` (`idmunicipio`, `nombre`, `iddepartamento`) VALUES (NULL,'Acatenango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_Pedro_Yepocapa" xlink:type="simple">San Pedro Yepocapa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38];[Municipios.B38];[Municipios.C38];[Municipios.D38];[Municipios.E38];[Municipios.F38])" office:value-type="string" office:string-value="INSERT INTO `municipio` (`idmunicipio`, `nombre`, `iddepartamento`) VALUES (NULL,'San Pedro Yepocapa',4);" calcext:value-type="string">
            <text:p>INSERT INTO `municipio` (`idmunicipio`, `nombre`, `iddepartamento`) VALUES (NULL,'San Pedro Yepocapa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San_Andrés_Itzapa" xlink:type="simple">San Andrés Itzapa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39];[Municipios.B39];[Municipios.C39];[Municipios.D39];[Municipios.E39];[Municipios.F39])" office:value-type="string" office:string-value="INSERT INTO `municipio` (`idmunicipio`, `nombre`, `iddepartamento`) VALUES (NULL,'San Andrés Itzapa',4);" calcext:value-type="string">
            <text:p>INSERT INTO `municipio` (`idmunicipio`, `nombre`, `iddepartamento`) VALUES (NULL,'San Andrés Itzapa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Parramos" xlink:type="simple">Parramos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40];[Municipios.B40];[Municipios.C40];[Municipios.D40];[Municipios.E40];[Municipios.F40])" office:value-type="string" office:string-value="INSERT INTO `municipio` (`idmunicipio`, `nombre`, `iddepartamento`) VALUES (NULL,'Parramos',4);" calcext:value-type="string">
            <text:p>INSERT INTO `municipio` (`idmunicipio`, `nombre`, `iddepartamento`) VALUES (NULL,'Parramos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Zaragoza_%28Chimaltenango%29" xlink:type="simple">Zaragoza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41];[Municipios.B41];[Municipios.C41];[Municipios.D41];[Municipios.E41];[Municipios.F41])" office:value-type="string" office:string-value="INSERT INTO `municipio` (`idmunicipio`, `nombre`, `iddepartamento`) VALUES (NULL,'Zaragoza',4);" calcext:value-type="string">
            <text:p>INSERT INTO `municipio` (`idmunicipio`, `nombre`, `iddepartamento`) VALUES (NULL,'Zaragoza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El_Tejar_%28Guatemala%29" xlink:type="simple">El Tejar</text:a></text:p>
          </table:table-cell>
          <table:table-cell office:value-type="string" calcext:value-type="string">
            <text:p>'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NCATENATE([Municipios.A42];[Municipios.B42];[Municipios.C42];[Municipios.D42];[Municipios.E42];[Municipios.F42])" office:value-type="string" office:string-value="INSERT INTO `municipio` (`idmunicipio`, `nombre`, `iddepartamento`) VALUES (NULL,'El Tejar',4);" calcext:value-type="string">
            <text:p>INSERT INTO `municipio` (`idmunicipio`, `nombre`, `iddepartamento`) VALUES (NULL,'El Tejar',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09" xlink:type="simple">Camotán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43];[Municipios.B43];[Municipios.C43];[Municipios.D43];[Municipios.E43];[Municipios.F43])" office:value-type="string" office:string-value="INSERT INTO `municipio` (`idmunicipio`, `nombre`, `iddepartamento`) VALUES (NULL,'Camotán',5);" calcext:value-type="string">
            <text:p>INSERT INTO `municipio` (`idmunicipio`, `nombre`, `iddepartamento`) VALUES (NULL,'Camotán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39" xlink:type="simple">Ipala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44];[Municipios.B44];[Municipios.C44];[Municipios.D44];[Municipios.E44];[Municipios.F44])" office:value-type="string" office:string-value="INSERT INTO `municipio` (`idmunicipio`, `nombre`, `iddepartamento`) VALUES (NULL,'Ipala',5);" calcext:value-type="string">
            <text:p>INSERT INTO `municipio` (`idmunicipio`, `nombre`, `iddepartamento`) VALUES (NULL,'Ipala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13" xlink:type="simple">San Jacinto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45];[Municipios.B45];[Municipios.C45];[Municipios.D45];[Municipios.E45];[Municipios.F45])" office:value-type="string" office:string-value="INSERT INTO `municipio` (`idmunicipio`, `nombre`, `iddepartamento`) VALUES (NULL,'San Jacinto',5);" calcext:value-type="string">
            <text:p>INSERT INTO `municipio` (`idmunicipio`, `nombre`, `iddepartamento`) VALUES (NULL,'San Jacinto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" xlink:type="simple">Chiquimula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46];[Municipios.B46];[Municipios.C46];[Municipios.D46];[Municipios.E46];[Municipios.F46])" office:value-type="string" office:string-value="INSERT INTO `municipio` (`idmunicipio`, `nombre`, `iddepartamento`) VALUES (NULL,'Chiquimula',5);" calcext:value-type="string">
            <text:p>INSERT INTO `municipio` (`idmunicipio`, `nombre`, `iddepartamento`) VALUES (NULL,'Chiquimula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38" xlink:type="simple">Jocotán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47];[Municipios.B47];[Municipios.C47];[Municipios.D47];[Municipios.E47];[Municipios.F47])" office:value-type="string" office:string-value="INSERT INTO `municipio` (`idmunicipio`, `nombre`, `iddepartamento`) VALUES (NULL,'Jocotán',5);" calcext:value-type="string">
            <text:p>INSERT INTO `municipio` (`idmunicipio`, `nombre`, `iddepartamento`) VALUES (NULL,'Jocotán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14" xlink:type="simple">San José La Arada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48];[Municipios.B48];[Municipios.C48];[Municipios.D48];[Municipios.E48];[Municipios.F48])" office:value-type="string" office:string-value="INSERT INTO `municipio` (`idmunicipio`, `nombre`, `iddepartamento`) VALUES (NULL,'San José La Arada',5);" calcext:value-type="string">
            <text:p>INSERT INTO `municipio` (`idmunicipio`, `nombre`, `iddepartamento`) VALUES (NULL,'San José La Arada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10" xlink:type="simple">Concepción Las Minas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49];[Municipios.B49];[Municipios.C49];[Municipios.D49];[Municipios.E49];[Municipios.F49])" office:value-type="string" office:string-value="INSERT INTO `municipio` (`idmunicipio`, `nombre`, `iddepartamento`) VALUES (NULL,'Concepción Las Minas',5);" calcext:value-type="string">
            <text:p>INSERT INTO `municipio` (`idmunicipio`, `nombre`, `iddepartamento`) VALUES (NULL,'Concepción Las Minas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11" xlink:type="simple">Olopa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50];[Municipios.B50];[Municipios.C50];[Municipios.D50];[Municipios.E50];[Municipios.F50])" office:value-type="string" office:string-value="INSERT INTO `municipio` (`idmunicipio`, `nombre`, `iddepartamento`) VALUES (NULL,'Olopa',5);" calcext:value-type="string">
            <text:p>INSERT INTO `municipio` (`idmunicipio`, `nombre`, `iddepartamento`) VALUES (NULL,'Olopa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49" xlink:type="simple">San Juan Ermita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51];[Municipios.B51];[Municipios.C51];[Municipios.D51];[Municipios.E51];[Municipios.F51])" office:value-type="string" office:string-value="INSERT INTO `municipio` (`idmunicipio`, `nombre`, `iddepartamento`) VALUES (NULL,'San Juan Ermita',5);" calcext:value-type="string">
            <text:p>INSERT INTO `municipio` (`idmunicipio`, `nombre`, `iddepartamento`) VALUES (NULL,'San Juan Ermita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76" xlink:type="simple">Esquipulas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52];[Municipios.B52];[Municipios.C52];[Municipios.D52];[Municipios.E52];[Municipios.F52])" office:value-type="string" office:string-value="INSERT INTO `municipio` (`idmunicipio`, `nombre`, `iddepartamento`) VALUES (NULL,'Esquipulas',5);" calcext:value-type="string">
            <text:p>INSERT INTO `municipio` (`idmunicipio`, `nombre`, `iddepartamento`) VALUES (NULL,'Esquipulas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12" xlink:type="simple">Quezaltepeque</text:a>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NCATENATE([Municipios.A53];[Municipios.B53];[Municipios.C53];[Municipios.D53];[Municipios.E53];[Municipios.F53])" office:value-type="string" office:string-value="INSERT INTO `municipio` (`idmunicipio`, `nombre`, `iddepartamento`) VALUES (NULL,'Quezaltepeque',5);" calcext:value-type="string">
            <text:p>INSERT INTO `municipio` (`idmunicipio`, `nombre`, `iddepartamento`) VALUES (NULL,'Quezaltepeque',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15" xlink:type="simple">El Jícaro</text:a></text:p>
          </table:table-cell>
          <table:table-cell office:value-type="string" calcext:value-type="string">
            <text:p>'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NCATENATE([Municipios.A54];[Municipios.B54];[Municipios.C54];[Municipios.D54];[Municipios.E54];[Municipios.F54])" office:value-type="string" office:string-value="INSERT INTO `municipio` (`idmunicipio`, `nombre`, `iddepartamento`) VALUES (NULL,'El Jícaro',6);" calcext:value-type="string">
            <text:p>INSERT INTO `municipio` (`idmunicipio`, `nombre`, `iddepartamento`) VALUES (NULL,'El Jícaro',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18" xlink:type="simple">San Antonio La Paz</text:a></text:p>
          </table:table-cell>
          <table:table-cell office:value-type="string" calcext:value-type="string">
            <text:p>'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NCATENATE([Municipios.A55];[Municipios.B55];[Municipios.C55];[Municipios.D55];[Municipios.E55];[Municipios.F55])" office:value-type="string" office:string-value="INSERT INTO `municipio` (`idmunicipio`, `nombre`, `iddepartamento`) VALUES (NULL,'San Antonio La Paz',6);" calcext:value-type="string">
            <text:p>INSERT INTO `municipio` (`idmunicipio`, `nombre`, `iddepartamento`) VALUES (NULL,'San Antonio La Paz',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88" xlink:type="simple">Guastatoya</text:a></text:p>
          </table:table-cell>
          <table:table-cell office:value-type="string" calcext:value-type="string">
            <text:p>'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NCATENATE([Municipios.A56];[Municipios.B56];[Municipios.C56];[Municipios.D56];[Municipios.E56];[Municipios.F56])" office:value-type="string" office:string-value="INSERT INTO `municipio` (`idmunicipio`, `nombre`, `iddepartamento`) VALUES (NULL,'Guastatoya',6);" calcext:value-type="string">
            <text:p>INSERT INTO `municipio` (`idmunicipio`, `nombre`, `iddepartamento`) VALUES (NULL,'Guastatoya',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94" xlink:type="simple">San Cristóbal Acasaguastlán</text:a></text:p>
          </table:table-cell>
          <table:table-cell office:value-type="string" calcext:value-type="string">
            <text:p>'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NCATENATE([Municipios.A57];[Municipios.B57];[Municipios.C57];[Municipios.D57];[Municipios.E57];[Municipios.F57])" office:value-type="string" office:string-value="INSERT INTO `municipio` (`idmunicipio`, `nombre`, `iddepartamento`) VALUES (NULL,'San Cristóbal Acasaguastlán',6);" calcext:value-type="string">
            <text:p>INSERT INTO `municipio` (`idmunicipio`, `nombre`, `iddepartamento`) VALUES (NULL,'San Cristóbal Acasaguastlán',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16" xlink:type="simple">Morazán</text:a></text:p>
          </table:table-cell>
          <table:table-cell office:value-type="string" calcext:value-type="string">
            <text:p>'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NCATENATE([Municipios.A58];[Municipios.B58];[Municipios.C58];[Municipios.D58];[Municipios.E58];[Municipios.F58])" office:value-type="string" office:string-value="INSERT INTO `municipio` (`idmunicipio`, `nombre`, `iddepartamento`) VALUES (NULL,'Morazán',6);" calcext:value-type="string">
            <text:p>INSERT INTO `municipio` (`idmunicipio`, `nombre`, `iddepartamento`) VALUES (NULL,'Morazán',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97" xlink:type="simple">Sanarate</text:a></text:p>
          </table:table-cell>
          <table:table-cell office:value-type="string" calcext:value-type="string">
            <text:p>'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NCATENATE([Municipios.A59];[Municipios.B59];[Municipios.C59];[Municipios.D59];[Municipios.E59];[Municipios.F59])" office:value-type="string" office:string-value="INSERT INTO `municipio` (`idmunicipio`, `nombre`, `iddepartamento`) VALUES (NULL,'Sanarate',6);" calcext:value-type="string">
            <text:p>INSERT INTO `municipio` (`idmunicipio`, `nombre`, `iddepartamento`) VALUES (NULL,'Sanarate',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17" xlink:type="simple">San Agustín Acasaguastlán</text:a></text:p>
          </table:table-cell>
          <table:table-cell office:value-type="string" calcext:value-type="string">
            <text:p>'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NCATENATE([Municipios.A60];[Municipios.B60];[Municipios.C60];[Municipios.D60];[Municipios.E60];[Municipios.F60])" office:value-type="string" office:string-value="INSERT INTO `municipio` (`idmunicipio`, `nombre`, `iddepartamento`) VALUES (NULL,'San Agustín Acasaguastlán',6);" calcext:value-type="string">
            <text:p>INSERT INTO `municipio` (`idmunicipio`, `nombre`, `iddepartamento`) VALUES (NULL,'San Agustín Acasaguastlán',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19" xlink:type="simple">Sansare</text:a></text:p>
          </table:table-cell>
          <table:table-cell office:value-type="string" calcext:value-type="string">
            <text:p>'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NCATENATE([Municipios.A61];[Municipios.B61];[Municipios.C61];[Municipios.D61];[Municipios.E61];[Municipios.F61])" office:value-type="string" office:string-value="INSERT INTO `municipio` (`idmunicipio`, `nombre`, `iddepartamento`) VALUES (NULL,'Sansare',6);" calcext:value-type="string">
            <text:p>INSERT INTO `municipio` (`idmunicipio`, `nombre`, `iddepartamento`) VALUES (NULL,'Sansare',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0" xlink:type="simple">Escuintla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62];[Municipios.B62];[Municipios.C62];[Municipios.D62];[Municipios.E62];[Municipios.F62])" office:value-type="string" office:string-value="INSERT INTO `municipio` (`idmunicipio`, `nombre`, `iddepartamento`) VALUES (NULL,'Escuintla',7);" calcext:value-type="string">
            <text:p>INSERT INTO `municipio` (`idmunicipio`, `nombre`, `iddepartamento`) VALUES (NULL,'Escuintla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88" xlink:type="simple">La Gomera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63];[Municipios.B63];[Municipios.C63];[Municipios.D63];[Municipios.E63];[Municipios.F63])" office:value-type="string" office:string-value="INSERT INTO `municipio` (`idmunicipio`, `nombre`, `iddepartamento`) VALUES (NULL,'La Gomera',7);" calcext:value-type="string">
            <text:p>INSERT INTO `municipio` (`idmunicipio`, `nombre`, `iddepartamento`) VALUES (NULL,'La Gomera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25" xlink:type="simple">San José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64];[Municipios.B64];[Municipios.C64];[Municipios.D64];[Municipios.E64];[Municipios.F64])" office:value-type="string" office:string-value="INSERT INTO `municipio` (`idmunicipio`, `nombre`, `iddepartamento`) VALUES (NULL,'San José',7);" calcext:value-type="string">
            <text:p>INSERT INTO `municipio` (`idmunicipio`, `nombre`, `iddepartamento`) VALUES (NULL,'San José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29" xlink:type="simple">Tiquisate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65];[Municipios.B65];[Municipios.C65];[Municipios.D65];[Municipios.E65];[Municipios.F65])" office:value-type="string" office:string-value="INSERT INTO `municipio` (`idmunicipio`, `nombre`, `iddepartamento`) VALUES (NULL,'Tiquisate',7);" calcext:value-type="string">
            <text:p>INSERT INTO `municipio` (`idmunicipio`, `nombre`, `iddepartamento`) VALUES (NULL,'Tiquisate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20" xlink:type="simple">Guanagazapa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66];[Municipios.B66];[Municipios.C66];[Municipios.D66];[Municipios.E66];[Municipios.F66])" office:value-type="string" office:string-value="INSERT INTO `municipio` (`idmunicipio`, `nombre`, `iddepartamento`) VALUES (NULL,'Guanagazapa',7);" calcext:value-type="string">
            <text:p>INSERT INTO `municipio` (`idmunicipio`, `nombre`, `iddepartamento`) VALUES (NULL,'Guanagazapa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23" xlink:type="simple">Masagua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67];[Municipios.B67];[Municipios.C67];[Municipios.D67];[Municipios.E67];[Municipios.F67])" office:value-type="string" office:string-value="INSERT INTO `municipio` (`idmunicipio`, `nombre`, `iddepartamento`) VALUES (NULL,'Masagua',7);" calcext:value-type="string">
            <text:p>INSERT INTO `municipio` (`idmunicipio`, `nombre`, `iddepartamento`) VALUES (NULL,'Masagua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26" xlink:type="simple">San Vicente Pacaya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68];[Municipios.B68];[Municipios.C68];[Municipios.D68];[Municipios.E68];[Municipios.F68])" office:value-type="string" office:string-value="INSERT INTO `municipio` (`idmunicipio`, `nombre`, `iddepartamento`) VALUES (NULL,'San Vicente Pacaya',7);" calcext:value-type="string">
            <text:p>INSERT INTO `municipio` (`idmunicipio`, `nombre`, `iddepartamento`) VALUES (NULL,'San Vicente Pacaya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21" xlink:type="simple">Iztapa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69];[Municipios.B69];[Municipios.C69];[Municipios.D69];[Municipios.E69];[Municipios.F69])" office:value-type="string" office:string-value="INSERT INTO `municipio` (`idmunicipio`, `nombre`, `iddepartamento`) VALUES (NULL,'Iztapa',7);" calcext:value-type="string">
            <text:p>INSERT INTO `municipio` (`idmunicipio`, `nombre`, `iddepartamento`) VALUES (NULL,'Iztapa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24" xlink:type="simple">Nueva Concepción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70];[Municipios.B70];[Municipios.C70];[Municipios.D70];[Municipios.E70];[Municipios.F70])" office:value-type="string" office:string-value="INSERT INTO `municipio` (`idmunicipio`, `nombre`, `iddepartamento`) VALUES (NULL,'Nueva Concepción',7);" calcext:value-type="string">
            <text:p>INSERT INTO `municipio` (`idmunicipio`, `nombre`, `iddepartamento`) VALUES (NULL,'Nueva Concepción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27" xlink:type="simple">Santa Lucía Cotzumalguapa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71];[Municipios.B71];[Municipios.C71];[Municipios.D71];[Municipios.E71];[Municipios.F71])" office:value-type="string" office:string-value="INSERT INTO `municipio` (`idmunicipio`, `nombre`, `iddepartamento`) VALUES (NULL,'Santa Lucía Cotzumalguapa',7);" calcext:value-type="string">
            <text:p>INSERT INTO `municipio` (`idmunicipio`, `nombre`, `iddepartamento`) VALUES (NULL,'Santa Lucía Cotzumalguapa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22" xlink:type="simple">La Democracia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72];[Municipios.B72];[Municipios.C72];[Municipios.D72];[Municipios.E72];[Municipios.F72])" office:value-type="string" office:string-value="INSERT INTO `municipio` (`idmunicipio`, `nombre`, `iddepartamento`) VALUES (NULL,'La Democracia',7);" calcext:value-type="string">
            <text:p>INSERT INTO `municipio` (`idmunicipio`, `nombre`, `iddepartamento`) VALUES (NULL,'La Democracia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61" xlink:type="simple">Palín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73];[Municipios.B73];[Municipios.C73];[Municipios.D73];[Municipios.E73];[Municipios.F73])" office:value-type="string" office:string-value="INSERT INTO `municipio` (`idmunicipio`, `nombre`, `iddepartamento`) VALUES (NULL,'Palín',7);" calcext:value-type="string">
            <text:p>INSERT INTO `municipio` (`idmunicipio`, `nombre`, `iddepartamento`) VALUES (NULL,'Palín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28" xlink:type="simple">Siquinalá</text:a></text:p>
          </table:table-cell>
          <table:table-cell office:value-type="string" calcext:value-type="string">
            <text:p>'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NCATENATE([Municipios.A74];[Municipios.B74];[Municipios.C74];[Municipios.D74];[Municipios.E74];[Municipios.F74])" office:value-type="string" office:string-value="INSERT INTO `municipio` (`idmunicipio`, `nombre`, `iddepartamento`) VALUES (NULL,'Siquinalá',7);" calcext:value-type="string">
            <text:p>INSERT INTO `municipio` (`idmunicipio`, `nombre`, `iddepartamento`) VALUES (NULL,'Siquinalá',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" xlink:type="simple">Amatitlán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75];[Municipios.B75];[Municipios.C75];[Municipios.D75];[Municipios.E75];[Municipios.F75])" office:value-type="string" office:string-value="INSERT INTO `municipio` (`idmunicipio`, `nombre`, `iddepartamento`) VALUES (NULL,'Amatitlán',8);" calcext:value-type="string">
            <text:p>INSERT INTO `municipio` (`idmunicipio`, `nombre`, `iddepartamento`) VALUES (NULL,'Amatitlán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9" xlink:type="simple">Guatemala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76];[Municipios.B76];[Municipios.C76];[Municipios.D76];[Municipios.E76];[Municipios.F76])" office:value-type="string" office:string-value="INSERT INTO `municipio` (`idmunicipio`, `nombre`, `iddepartamento`) VALUES (NULL,'Guatemala',8);" calcext:value-type="string">
            <text:p>INSERT INTO `municipio` (`idmunicipio`, `nombre`, `iddepartamento`) VALUES (NULL,'Guatemala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61" xlink:type="simple">San José Pinula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77];[Municipios.B77];[Municipios.C77];[Municipios.D77];[Municipios.E77];[Municipios.F77])" office:value-type="string" office:string-value="INSERT INTO `municipio` (`idmunicipio`, `nombre`, `iddepartamento`) VALUES (NULL,'San José Pinula',8);" calcext:value-type="string">
            <text:p>INSERT INTO `municipio` (`idmunicipio`, `nombre`, `iddepartamento`) VALUES (NULL,'San José Pinula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37" xlink:type="simple">San Pedro Sacatepéquez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78];[Municipios.B78];[Municipios.C78];[Municipios.D78];[Municipios.E78];[Municipios.F78])" office:value-type="string" office:string-value="INSERT INTO `municipio` (`idmunicipio`, `nombre`, `iddepartamento`) VALUES (NULL,'San Pedro Sacatepéquez',8);" calcext:value-type="string">
            <text:p>INSERT INTO `municipio` (`idmunicipio`, `nombre`, `iddepartamento`) VALUES (NULL,'San Pedro Sacatepéquez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1" xlink:type="simple">Villa Nueva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79];[Municipios.B79];[Municipios.C79];[Municipios.D79];[Municipios.E79];[Municipios.F79])" office:value-type="string" office:string-value="INSERT INTO `municipio` (`idmunicipio`, `nombre`, `iddepartamento`) VALUES (NULL,'Villa Nueva',8);" calcext:value-type="string">
            <text:p>INSERT INTO `municipio` (`idmunicipio`, `nombre`, `iddepartamento`) VALUES (NULL,'Villa Nueva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19" xlink:type="simple">Chinautla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80];[Municipios.B80];[Municipios.C80];[Municipios.D80];[Municipios.E80];[Municipios.F80])" office:value-type="string" office:string-value="INSERT INTO `municipio` (`idmunicipio`, `nombre`, `iddepartamento`) VALUES (NULL,'Chinautla',8);" calcext:value-type="string">
            <text:p>INSERT INTO `municipio` (`idmunicipio`, `nombre`, `iddepartamento`) VALUES (NULL,'Chinautla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32" xlink:type="simple">Mixco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81];[Municipios.B81];[Municipios.C81];[Municipios.D81];[Municipios.E81];[Municipios.F81])" office:value-type="string" office:string-value="INSERT INTO `municipio` (`idmunicipio`, `nombre`, `iddepartamento`) VALUES (NULL,'Mixco',8);" calcext:value-type="string">
            <text:p>INSERT INTO `municipio` (`idmunicipio`, `nombre`, `iddepartamento`) VALUES (NULL,'Mixco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34" xlink:type="simple">San Juan Sacatepéquez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82];[Municipios.B82];[Municipios.C82];[Municipios.D82];[Municipios.E82];[Municipios.F82])" office:value-type="string" office:string-value="INSERT INTO `municipio` (`idmunicipio`, `nombre`, `iddepartamento`) VALUES (NULL,'San Juan Sacatepéquez',8);" calcext:value-type="string">
            <text:p>INSERT INTO `municipio` (`idmunicipio`, `nombre`, `iddepartamento`) VALUES (NULL,'San Juan Sacatepéquez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38" xlink:type="simple">San Raymundo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83];[Municipios.B83];[Municipios.C83];[Municipios.D83];[Municipios.E83];[Municipios.F83])" office:value-type="string" office:string-value="INSERT INTO `municipio` (`idmunicipio`, `nombre`, `iddepartamento`) VALUES (NULL,'San Raymundo',8);" calcext:value-type="string">
            <text:p>INSERT INTO `municipio` (`idmunicipio`, `nombre`, `iddepartamento`) VALUES (NULL,'San Raymundo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30" xlink:type="simple">Chuarrancho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84];[Municipios.B84];[Municipios.C84];[Municipios.D84];[Municipios.E84];[Municipios.F84])" office:value-type="string" office:string-value="INSERT INTO `municipio` (`idmunicipio`, `nombre`, `iddepartamento`) VALUES (NULL,'Chuarrancho',8);" calcext:value-type="string">
            <text:p>INSERT INTO `municipio` (`idmunicipio`, `nombre`, `iddepartamento`) VALUES (NULL,'Chuarrancho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80" xlink:type="simple">Palencia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85];[Municipios.B85];[Municipios.C85];[Municipios.D85];[Municipios.E85];[Municipios.F85])" office:value-type="string" office:string-value="INSERT INTO `municipio` (`idmunicipio`, `nombre`, `iddepartamento`) VALUES (NULL,'Palencia',8);" calcext:value-type="string">
            <text:p>INSERT INTO `municipio` (`idmunicipio`, `nombre`, `iddepartamento`) VALUES (NULL,'Palencia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35" xlink:type="simple">San Miguel Petapa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86];[Municipios.B86];[Municipios.C86];[Municipios.D86];[Municipios.E86];[Municipios.F86])" office:value-type="string" office:string-value="INSERT INTO `municipio` (`idmunicipio`, `nombre`, `iddepartamento`) VALUES (NULL,'San Miguel Petapa',8);" calcext:value-type="string">
            <text:p>INSERT INTO `municipio` (`idmunicipio`, `nombre`, `iddepartamento`) VALUES (NULL,'San Miguel Petapa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39" xlink:type="simple">Santa Catarina Pinula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87];[Municipios.B87];[Municipios.C87];[Municipios.D87];[Municipios.E87];[Municipios.F87])" office:value-type="string" office:string-value="INSERT INTO `municipio` (`idmunicipio`, `nombre`, `iddepartamento`) VALUES (NULL,'Santa Catarina Pinula',8);" calcext:value-type="string">
            <text:p>INSERT INTO `municipio` (`idmunicipio`, `nombre`, `iddepartamento`) VALUES (NULL,'Santa Catarina Pinula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31" xlink:type="simple">Fraijanes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88];[Municipios.B88];[Municipios.C88];[Municipios.D88];[Municipios.E88];[Municipios.F88])" office:value-type="string" office:string-value="INSERT INTO `municipio` (`idmunicipio`, `nombre`, `iddepartamento`) VALUES (NULL,'Fraijanes',8);" calcext:value-type="string">
            <text:p>INSERT INTO `municipio` (`idmunicipio`, `nombre`, `iddepartamento`) VALUES (NULL,'Fraijanes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33" xlink:type="simple">San José del Golfo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89];[Municipios.B89];[Municipios.C89];[Municipios.D89];[Municipios.E89];[Municipios.F89])" office:value-type="string" office:string-value="INSERT INTO `municipio` (`idmunicipio`, `nombre`, `iddepartamento`) VALUES (NULL,'San José del Golfo',8);" calcext:value-type="string">
            <text:p>INSERT INTO `municipio` (`idmunicipio`, `nombre`, `iddepartamento`) VALUES (NULL,'San José del Golfo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36" xlink:type="simple">San Pedro Ayampuc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90];[Municipios.B90];[Municipios.C90];[Municipios.D90];[Municipios.E90];[Municipios.F90])" office:value-type="string" office:string-value="INSERT INTO `municipio` (`idmunicipio`, `nombre`, `iddepartamento`) VALUES (NULL,'San Pedro Ayampuc',8);" calcext:value-type="string">
            <text:p>INSERT INTO `municipio` (`idmunicipio`, `nombre`, `iddepartamento`) VALUES (NULL,'San Pedro Ayampuc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0" xlink:type="simple">Villa Canales</text:a></text:p>
          </table:table-cell>
          <table:table-cell office:value-type="string" calcext:value-type="string">
            <text:p>'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NCATENATE([Municipios.A91];[Municipios.B91];[Municipios.C91];[Municipios.D91];[Municipios.E91];[Municipios.F91])" office:value-type="string" office:string-value="INSERT INTO `municipio` (`idmunicipio`, `nombre`, `iddepartamento`) VALUES (NULL,'Villa Canales',8);" calcext:value-type="string">
            <text:p>INSERT INTO `municipio` (`idmunicipio`, `nombre`, `iddepartamento`) VALUES (NULL,'Villa Canales',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12" xlink:type="simple">Aguacatán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92];[Municipios.B92];[Municipios.C92];[Municipios.D92];[Municipios.E92];[Municipios.F92])" office:value-type="string" office:string-value="INSERT INTO `municipio` (`idmunicipio`, `nombre`, `iddepartamento`) VALUES (NULL,'Aguacatán',9);" calcext:value-type="string">
            <text:p>INSERT INTO `municipio` (`idmunicipio`, `nombre`, `iddepartamento`) VALUES (NULL,'Aguacatán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3" xlink:type="simple">Cuilco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93];[Municipios.B93];[Municipios.C93];[Municipios.D93];[Municipios.E93];[Municipios.F93])" office:value-type="string" office:string-value="INSERT INTO `municipio` (`idmunicipio`, `nombre`, `iddepartamento`) VALUES (NULL,'Cuilco',9);" calcext:value-type="string">
            <text:p>INSERT INTO `municipio` (`idmunicipio`, `nombre`, `iddepartamento`) VALUES (NULL,'Cuilco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6" xlink:type="simple">La Libertad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94];[Municipios.B94];[Municipios.C94];[Municipios.D94];[Municipios.E94];[Municipios.F94])" office:value-type="string" office:string-value="INSERT INTO `municipio` (`idmunicipio`, `nombre`, `iddepartamento`) VALUES (NULL,'La Libertad',9);" calcext:value-type="string">
            <text:p>INSERT INTO `municipio` (`idmunicipio`, `nombre`, `iddepartamento`) VALUES (NULL,'La Libertad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50" xlink:type="simple">San Gaspar Ixchil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95];[Municipios.B95];[Municipios.C95];[Municipios.D95];[Municipios.E95];[Municipios.F95])" office:value-type="string" office:string-value="INSERT INTO `municipio` (`idmunicipio`, `nombre`, `iddepartamento`) VALUES (NULL,'San Gaspar Ixchil',9);" calcext:value-type="string">
            <text:p>INSERT INTO `municipio` (`idmunicipio`, `nombre`, `iddepartamento`) VALUES (NULL,'San Gaspar Ixchil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53" xlink:type="simple">San Mateo Ixtatán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96];[Municipios.B96];[Municipios.C96];[Municipios.D96];[Municipios.E96];[Municipios.F96])" office:value-type="string" office:string-value="INSERT INTO `municipio` (`idmunicipio`, `nombre`, `iddepartamento`) VALUES (NULL,'San Mateo Ixtatán',9);" calcext:value-type="string">
            <text:p>INSERT INTO `municipio` (`idmunicipio`, `nombre`, `iddepartamento`) VALUES (NULL,'San Mateo Ixtatán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57" xlink:type="simple">San Rafael La Independencia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97];[Municipios.B97];[Municipios.C97];[Municipios.D97];[Municipios.E97];[Municipios.F97])" office:value-type="string" office:string-value="INSERT INTO `municipio` (`idmunicipio`, `nombre`, `iddepartamento`) VALUES (NULL,'San Rafael La Independencia',9);" calcext:value-type="string">
            <text:p>INSERT INTO `municipio` (`idmunicipio`, `nombre`, `iddepartamento`) VALUES (NULL,'San Rafael La Independencia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1" xlink:type="simple">Santa Ana Huista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98];[Municipios.B98];[Municipios.C98];[Municipios.D98];[Municipios.E98];[Municipios.F98])" office:value-type="string" office:string-value="INSERT INTO `municipio` (`idmunicipio`, `nombre`, `iddepartamento`) VALUES (NULL,'Santa Ana Huista',9);" calcext:value-type="string">
            <text:p>INSERT INTO `municipio` (`idmunicipio`, `nombre`, `iddepartamento`) VALUES (NULL,'Santa Ana Huista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4" xlink:type="simple">Santiago Chimaltenango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99];[Municipios.B99];[Municipios.C99];[Municipios.D99];[Municipios.E99];[Municipios.F99])" office:value-type="string" office:string-value="INSERT INTO `municipio` (`idmunicipio`, `nombre`, `iddepartamento`) VALUES (NULL,'Santiago Chimaltenango',9);" calcext:value-type="string">
            <text:p>INSERT INTO `municipio` (`idmunicipio`, `nombre`, `iddepartamento`) VALUES (NULL,'Santiago Chimaltenango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71" xlink:type="simple">Chiantla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00];[Municipios.B100];[Municipios.C100];[Municipios.D100];[Municipios.E100];[Municipios.F100])" office:value-type="string" office:string-value="INSERT INTO `municipio` (`idmunicipio`, `nombre`, `iddepartamento`) VALUES (NULL,'Chiantla',9);" calcext:value-type="string">
            <text:p>INSERT INTO `municipio` (`idmunicipio`, `nombre`, `iddepartamento`) VALUES (NULL,'Chiantla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91" xlink:type="simple">Huehuetenango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01];[Municipios.B101];[Municipios.C101];[Municipios.D101];[Municipios.E101];[Municipios.F101])" office:value-type="string" office:string-value="INSERT INTO `municipio` (`idmunicipio`, `nombre`, `iddepartamento`) VALUES (NULL,'Huehuetenango',9);" calcext:value-type="string">
            <text:p>INSERT INTO `municipio` (`idmunicipio`, `nombre`, `iddepartamento`) VALUES (NULL,'Huehuetenango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7" xlink:type="simple">Malacatancito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02];[Municipios.B102];[Municipios.C102];[Municipios.D102];[Municipios.E102];[Municipios.F102])" office:value-type="string" office:string-value="INSERT INTO `municipio` (`idmunicipio`, `nombre`, `iddepartamento`) VALUES (NULL,'Malacatancito',9);" calcext:value-type="string">
            <text:p>INSERT INTO `municipio` (`idmunicipio`, `nombre`, `iddepartamento`) VALUES (NULL,'Malacatancito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14" xlink:type="simple">San Ildefonso Ixtahuacán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03];[Municipios.B103];[Municipios.C103];[Municipios.D103];[Municipios.E103];[Municipios.F103])" office:value-type="string" office:string-value="INSERT INTO `municipio` (`idmunicipio`, `nombre`, `iddepartamento`) VALUES (NULL,'San Ildefonso Ixtahuacán',9);" calcext:value-type="string">
            <text:p>INSERT INTO `municipio` (`idmunicipio`, `nombre`, `iddepartamento`) VALUES (NULL,'San Ildefonso Ixtahuacán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54" xlink:type="simple">San Miguel Acatán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04];[Municipios.B104];[Municipios.C104];[Municipios.D104];[Municipios.E104];[Municipios.F104])" office:value-type="string" office:string-value="INSERT INTO `municipio` (`idmunicipio`, `nombre`, `iddepartamento`) VALUES (NULL,'San Miguel Acatán',9);" calcext:value-type="string">
            <text:p>INSERT INTO `municipio` (`idmunicipio`, `nombre`, `iddepartamento`) VALUES (NULL,'San Miguel Acatán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58" xlink:type="simple">San Rafael Petzal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05];[Municipios.B105];[Municipios.C105];[Municipios.D105];[Municipios.E105];[Municipios.F105])" office:value-type="string" office:string-value="INSERT INTO `municipio` (`idmunicipio`, `nombre`, `iddepartamento`) VALUES (NULL,'San Rafael Petzal',9);" calcext:value-type="string">
            <text:p>INSERT INTO `municipio` (`idmunicipio`, `nombre`, `iddepartamento`) VALUES (NULL,'San Rafael Petzal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2" xlink:type="simple">Santa Bárbara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06];[Municipios.B106];[Municipios.C106];[Municipios.D106];[Municipios.E106];[Municipios.F106])" office:value-type="string" office:string-value="INSERT INTO `municipio` (`idmunicipio`, `nombre`, `iddepartamento`) VALUES (NULL,'Santa Bárbara',9);" calcext:value-type="string">
            <text:p>INSERT INTO `municipio` (`idmunicipio`, `nombre`, `iddepartamento`) VALUES (NULL,'Santa Bárbara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5" xlink:type="simple">Tectitán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07];[Municipios.B107];[Municipios.C107];[Municipios.D107];[Municipios.E107];[Municipios.F107])" office:value-type="string" office:string-value="INSERT INTO `municipio` (`idmunicipio`, `nombre`, `iddepartamento`) VALUES (NULL,'Tectitán',9);" calcext:value-type="string">
            <text:p>INSERT INTO `municipio` (`idmunicipio`, `nombre`, `iddepartamento`) VALUES (NULL,'Tectitán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13" xlink:type="simple">Colotenango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08];[Municipios.B108];[Municipios.C108];[Municipios.D108];[Municipios.E108];[Municipios.F108])" office:value-type="string" office:string-value="INSERT INTO `municipio` (`idmunicipio`, `nombre`, `iddepartamento`) VALUES (NULL,'Colotenango',9);" calcext:value-type="string">
            <text:p>INSERT INTO `municipio` (`idmunicipio`, `nombre`, `iddepartamento`) VALUES (NULL,'Colotenango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4" xlink:type="simple">Jacaltenango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09];[Municipios.B109];[Municipios.C109];[Municipios.D109];[Municipios.E109];[Municipios.F109])" office:value-type="string" office:string-value="INSERT INTO `municipio` (`idmunicipio`, `nombre`, `iddepartamento`) VALUES (NULL,'Jacaltenango',9);" calcext:value-type="string">
            <text:p>INSERT INTO `municipio` (`idmunicipio`, `nombre`, `iddepartamento`) VALUES (NULL,'Jacaltenango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8" xlink:type="simple">Nentón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10];[Municipios.B110];[Municipios.C110];[Municipios.D110];[Municipios.E110];[Municipios.F110])" office:value-type="string" office:string-value="INSERT INTO `municipio` (`idmunicipio`, `nombre`, `iddepartamento`) VALUES (NULL,'Nentón',9);" calcext:value-type="string">
            <text:p>INSERT INTO `municipio` (`idmunicipio`, `nombre`, `iddepartamento`) VALUES (NULL,'Nentón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51" xlink:type="simple">San Juan Atitán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11];[Municipios.B111];[Municipios.C111];[Municipios.D111];[Municipios.E111];[Municipios.F111])" office:value-type="string" office:string-value="INSERT INTO `municipio` (`idmunicipio`, `nombre`, `iddepartamento`) VALUES (NULL,'San Juan Atitán',9);" calcext:value-type="string">
            <text:p>INSERT INTO `municipio` (`idmunicipio`, `nombre`, `iddepartamento`) VALUES (NULL,'San Juan Atitán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55" xlink:type="simple">San Pedro Necta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12];[Municipios.B112];[Municipios.C112];[Municipios.D112];[Municipios.E112];[Municipios.F112])" office:value-type="string" office:string-value="INSERT INTO `municipio` (`idmunicipio`, `nombre`, `iddepartamento`) VALUES (NULL,'San Pedro Necta',9);" calcext:value-type="string">
            <text:p>INSERT INTO `municipio` (`idmunicipio`, `nombre`, `iddepartamento`) VALUES (NULL,'San Pedro Necta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59" xlink:type="simple">San Sebastián Coatán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13];[Municipios.B113];[Municipios.C113];[Municipios.D113];[Municipios.E113];[Municipios.F113])" office:value-type="string" office:string-value="INSERT INTO `municipio` (`idmunicipio`, `nombre`, `iddepartamento`) VALUES (NULL,'San Sebastián Coatán',9);" calcext:value-type="string">
            <text:p>INSERT INTO `municipio` (`idmunicipio`, `nombre`, `iddepartamento`) VALUES (NULL,'San Sebastián Coatán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85" xlink:type="simple">Santa Cruz Barillas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14];[Municipios.B114];[Municipios.C114];[Municipios.D114];[Municipios.E114];[Municipios.F114])" office:value-type="string" office:string-value="INSERT INTO `municipio` (`idmunicipio`, `nombre`, `iddepartamento`) VALUES (NULL,'Santa Cruz Barillas',9);" calcext:value-type="string">
            <text:p>INSERT INTO `municipio` (`idmunicipio`, `nombre`, `iddepartamento`) VALUES (NULL,'Santa Cruz Barillas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74" xlink:type="simple">Todos Santos Cuchumatánes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15];[Municipios.B115];[Municipios.C115];[Municipios.D115];[Municipios.E115];[Municipios.F115])" office:value-type="string" office:string-value="INSERT INTO `municipio` (`idmunicipio`, `nombre`, `iddepartamento`) VALUES (NULL,'Todos Santos Cuchumatánes',9);" calcext:value-type="string">
            <text:p>INSERT INTO `municipio` (`idmunicipio`, `nombre`, `iddepartamento`) VALUES (NULL,'Todos Santos Cuchumatánes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2" xlink:type="simple">Concepción Huista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16];[Municipios.B116];[Municipios.C116];[Municipios.D116];[Municipios.E116];[Municipios.F116])" office:value-type="string" office:string-value="INSERT INTO `municipio` (`idmunicipio`, `nombre`, `iddepartamento`) VALUES (NULL,'Concepción Huista',9);" calcext:value-type="string">
            <text:p>INSERT INTO `municipio` (`idmunicipio`, `nombre`, `iddepartamento`) VALUES (NULL,'Concepción Huista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5" xlink:type="simple">La Democracia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17];[Municipios.B117];[Municipios.C117];[Municipios.D117];[Municipios.E117];[Municipios.F117])" office:value-type="string" office:string-value="INSERT INTO `municipio` (`idmunicipio`, `nombre`, `iddepartamento`) VALUES (NULL,'La Democracia',9);" calcext:value-type="string">
            <text:p>INSERT INTO `municipio` (`idmunicipio`, `nombre`, `iddepartamento`) VALUES (NULL,'La Democracia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49" xlink:type="simple">San Antonio Huista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18];[Municipios.B118];[Municipios.C118];[Municipios.D118];[Municipios.E118];[Municipios.F118])" office:value-type="string" office:string-value="INSERT INTO `municipio` (`idmunicipio`, `nombre`, `iddepartamento`) VALUES (NULL,'San Antonio Huista',9);" calcext:value-type="string">
            <text:p>INSERT INTO `municipio` (`idmunicipio`, `nombre`, `iddepartamento`) VALUES (NULL,'San Antonio Huista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52" xlink:type="simple">San Juan Ixcoy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19];[Municipios.B119];[Municipios.C119];[Municipios.D119];[Municipios.E119];[Municipios.F119])" office:value-type="string" office:string-value="INSERT INTO `municipio` (`idmunicipio`, `nombre`, `iddepartamento`) VALUES (NULL,'San Juan Ixcoy',9);" calcext:value-type="string">
            <text:p>INSERT INTO `municipio` (`idmunicipio`, `nombre`, `iddepartamento`) VALUES (NULL,'San Juan Ixcoy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56" xlink:type="simple">San Pedro Soloma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20];[Municipios.B120];[Municipios.C120];[Municipios.D120];[Municipios.E120];[Municipios.F120])" office:value-type="string" office:string-value="INSERT INTO `municipio` (`idmunicipio`, `nombre`, `iddepartamento`) VALUES (NULL,'San Pedro Soloma',9);" calcext:value-type="string">
            <text:p>INSERT INTO `municipio` (`idmunicipio`, `nombre`, `iddepartamento`) VALUES (NULL,'San Pedro Soloma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0" xlink:type="simple">San Sebastián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21];[Municipios.B121];[Municipios.C121];[Municipios.D121];[Municipios.E121];[Municipios.F121])" office:value-type="string" office:string-value="INSERT INTO `municipio` (`idmunicipio`, `nombre`, `iddepartamento`) VALUES (NULL,'San Sebastián',9);" calcext:value-type="string">
            <text:p>INSERT INTO `municipio` (`idmunicipio`, `nombre`, `iddepartamento`) VALUES (NULL,'San Sebastián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3" xlink:type="simple">Santa Eulalia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22];[Municipios.B122];[Municipios.C122];[Municipios.D122];[Municipios.E122];[Municipios.F122])" office:value-type="string" office:string-value="INSERT INTO `municipio` (`idmunicipio`, `nombre`, `iddepartamento`) VALUES (NULL,'Santa Eulalia',9);" calcext:value-type="string">
            <text:p>INSERT INTO `municipio` (`idmunicipio`, `nombre`, `iddepartamento`) VALUES (NULL,'Santa Eulalia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6" xlink:type="simple">Unión Cantinil</text:a></text:p>
          </table:table-cell>
          <table:table-cell office:value-type="string" calcext:value-type="string">
            <text:p>'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NCATENATE([Municipios.A123];[Municipios.B123];[Municipios.C123];[Municipios.D123];[Municipios.E123];[Municipios.F123])" office:value-type="string" office:string-value="INSERT INTO `municipio` (`idmunicipio`, `nombre`, `iddepartamento`) VALUES (NULL,'Unión Cantinil',9);" calcext:value-type="string">
            <text:p>INSERT INTO `municipio` (`idmunicipio`, `nombre`, `iddepartamento`) VALUES (NULL,'Unión Cantinil',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73" xlink:type="simple">El Estor</text:a></text:p>
          </table:table-cell>
          <table:table-cell office:value-type="string" calcext:value-type="string">
            <text:p>'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NCATENATE([Municipios.A124];[Municipios.B124];[Municipios.C124];[Municipios.D124];[Municipios.E124];[Municipios.F124])" office:value-type="string" office:string-value="INSERT INTO `municipio` (`idmunicipio`, `nombre`, `iddepartamento`) VALUES (NULL,'El Estor',10);" calcext:value-type="string">
            <text:p>INSERT INTO `municipio` (`idmunicipio`, `nombre`, `iddepartamento`) VALUES (NULL,'El Estor',1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" xlink:type="simple">Puerto Barrios</text:a></text:p>
          </table:table-cell>
          <table:table-cell office:value-type="string" calcext:value-type="string">
            <text:p>'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NCATENATE([Municipios.A125];[Municipios.B125];[Municipios.C125];[Municipios.D125];[Municipios.E125];[Municipios.F125])" office:value-type="string" office:string-value="INSERT INTO `municipio` (`idmunicipio`, `nombre`, `iddepartamento`) VALUES (NULL,'Puerto Barrios',10);" calcext:value-type="string">
            <text:p>INSERT INTO `municipio` (`idmunicipio`, `nombre`, `iddepartamento`) VALUES (NULL,'Puerto Barrios',1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7" xlink:type="simple">Livingston</text:a></text:p>
          </table:table-cell>
          <table:table-cell office:value-type="string" calcext:value-type="string">
            <text:p>'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NCATENATE([Municipios.A126];[Municipios.B126];[Municipios.C126];[Municipios.D126];[Municipios.E126];[Municipios.F126])" office:value-type="string" office:string-value="INSERT INTO `municipio` (`idmunicipio`, `nombre`, `iddepartamento`) VALUES (NULL,'Livingston',10);" calcext:value-type="string">
            <text:p>INSERT INTO `municipio` (`idmunicipio`, `nombre`, `iddepartamento`) VALUES (NULL,'Livingston',1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7" xlink:type="simple">Los Amates</text:a></text:p>
          </table:table-cell>
          <table:table-cell office:value-type="string" calcext:value-type="string">
            <text:p>'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NCATENATE([Municipios.A127];[Municipios.B127];[Municipios.C127];[Municipios.D127];[Municipios.E127];[Municipios.F127])" office:value-type="string" office:string-value="INSERT INTO `municipio` (`idmunicipio`, `nombre`, `iddepartamento`) VALUES (NULL,'Los Amates',10);" calcext:value-type="string">
            <text:p>INSERT INTO `municipio` (`idmunicipio`, `nombre`, `iddepartamento`) VALUES (NULL,'Los Amates',1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75" xlink:type="simple">Morales</text:a></text:p>
          </table:table-cell>
          <table:table-cell office:value-type="string" calcext:value-type="string">
            <text:p>'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NCATENATE([Municipios.A128];[Municipios.B128];[Municipios.C128];[Municipios.D128];[Municipios.E128];[Municipios.F128])" office:value-type="string" office:string-value="INSERT INTO `municipio` (`idmunicipio`, `nombre`, `iddepartamento`) VALUES (NULL,'Morales',10);" calcext:value-type="string">
            <text:p>INSERT INTO `municipio` (`idmunicipio`, `nombre`, `iddepartamento`) VALUES (NULL,'Morales',1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00" xlink:type="simple">Jalapa</text:a></text:p>
          </table:table-cell>
          <table:table-cell office:value-type="string" calcext:value-type="string">
            <text:p>'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NCATENATE([Municipios.A129];[Municipios.B129];[Municipios.C129];[Municipios.D129];[Municipios.E129];[Municipios.F129])" office:value-type="string" office:string-value="INSERT INTO `municipio` (`idmunicipio`, `nombre`, `iddepartamento`) VALUES (NULL,'Jalapa',11);" calcext:value-type="string">
            <text:p>INSERT INTO `municipio` (`idmunicipio`, `nombre`, `iddepartamento`) VALUES (NULL,'Jalapa',1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53" xlink:type="simple">San Luis Jilotepeque</text:a></text:p>
          </table:table-cell>
          <table:table-cell office:value-type="string" calcext:value-type="string">
            <text:p>'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NCATENATE([Municipios.A130];[Municipios.B130];[Municipios.C130];[Municipios.D130];[Municipios.E130];[Municipios.F130])" office:value-type="string" office:string-value="INSERT INTO `municipio` (`idmunicipio`, `nombre`, `iddepartamento`) VALUES (NULL,'San Luis Jilotepeque',11);" calcext:value-type="string">
            <text:p>INSERT INTO `municipio` (`idmunicipio`, `nombre`, `iddepartamento`) VALUES (NULL,'San Luis Jilotepeque',1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8" xlink:type="simple">Mataquescuintla</text:a></text:p>
          </table:table-cell>
          <table:table-cell office:value-type="string" calcext:value-type="string">
            <text:p>'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NCATENATE([Municipios.A131];[Municipios.B131];[Municipios.C131];[Municipios.D131];[Municipios.E131];[Municipios.F131])" office:value-type="string" office:string-value="INSERT INTO `municipio` (`idmunicipio`, `nombre`, `iddepartamento`) VALUES (NULL,'Mataquescuintla',11);" calcext:value-type="string">
            <text:p>INSERT INTO `municipio` (`idmunicipio`, `nombre`, `iddepartamento`) VALUES (NULL,'Mataquescuintla',1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70" xlink:type="simple">San Manuel Chaparrón</text:a></text:p>
          </table:table-cell>
          <table:table-cell office:value-type="string" calcext:value-type="string">
            <text:p>'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NCATENATE([Municipios.A132];[Municipios.B132];[Municipios.C132];[Municipios.D132];[Municipios.E132];[Municipios.F132])" office:value-type="string" office:string-value="INSERT INTO `municipio` (`idmunicipio`, `nombre`, `iddepartamento`) VALUES (NULL,'San Manuel Chaparrón',11);" calcext:value-type="string">
            <text:p>INSERT INTO `municipio` (`idmunicipio`, `nombre`, `iddepartamento`) VALUES (NULL,'San Manuel Chaparrón',1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58" xlink:type="simple">Monjas</text:a></text:p>
          </table:table-cell>
          <table:table-cell office:value-type="string" calcext:value-type="string">
            <text:p>'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NCATENATE([Municipios.A133];[Municipios.B133];[Municipios.C133];[Municipios.D133];[Municipios.E133];[Municipios.F133])" office:value-type="string" office:string-value="INSERT INTO `municipio` (`idmunicipio`, `nombre`, `iddepartamento`) VALUES (NULL,'Monjas',11);" calcext:value-type="string">
            <text:p>INSERT INTO `municipio` (`idmunicipio`, `nombre`, `iddepartamento`) VALUES (NULL,'Monjas',1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10" xlink:type="simple">San Pedro Pinula</text:a></text:p>
          </table:table-cell>
          <table:table-cell office:value-type="string" calcext:value-type="string">
            <text:p>'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NCATENATE([Municipios.A134];[Municipios.B134];[Municipios.C134];[Municipios.D134];[Municipios.E134];[Municipios.F134])" office:value-type="string" office:string-value="INSERT INTO `municipio` (`idmunicipio`, `nombre`, `iddepartamento`) VALUES (NULL,'San Pedro Pinula',11);" calcext:value-type="string">
            <text:p>INSERT INTO `municipio` (`idmunicipio`, `nombre`, `iddepartamento`) VALUES (NULL,'San Pedro Pinula',1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9" xlink:type="simple">San Carlos Alzatate</text:a></text:p>
          </table:table-cell>
          <table:table-cell office:value-type="string" calcext:value-type="string">
            <text:p>'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NCATENATE([Municipios.A135];[Municipios.B135];[Municipios.C135];[Municipios.D135];[Municipios.E135];[Municipios.F135])" office:value-type="string" office:string-value="INSERT INTO `municipio` (`idmunicipio`, `nombre`, `iddepartamento`) VALUES (NULL,'San Carlos Alzatate',11);" calcext:value-type="string">
            <text:p>INSERT INTO `municipio` (`idmunicipio`, `nombre`, `iddepartamento`) VALUES (NULL,'San Carlos Alzatate',1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52" xlink:type="simple">Agua Blanca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36];[Municipios.B136];[Municipios.C136];[Municipios.D136];[Municipios.E136];[Municipios.F136])" office:value-type="string" office:string-value="INSERT INTO `municipio` (`idmunicipio`, `nombre`, `iddepartamento`) VALUES (NULL,'Agua Blanca',12);" calcext:value-type="string">
            <text:p>INSERT INTO `municipio` (`idmunicipio`, `nombre`, `iddepartamento`) VALUES (NULL,'Agua Blanca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73" xlink:type="simple">Conguaco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37];[Municipios.B137];[Municipios.C137];[Municipios.D137];[Municipios.E137];[Municipios.F137])" office:value-type="string" office:string-value="INSERT INTO `municipio` (`idmunicipio`, `nombre`, `iddepartamento`) VALUES (NULL,'Conguaco',12);" calcext:value-type="string">
            <text:p>INSERT INTO `municipio` (`idmunicipio`, `nombre`, `iddepartamento`) VALUES (NULL,'Conguaco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77" xlink:type="simple">Jerez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38];[Municipios.B138];[Municipios.C138];[Municipios.D138];[Municipios.E138];[Municipios.F138])" office:value-type="string" office:string-value="INSERT INTO `municipio` (`idmunicipio`, `nombre`, `iddepartamento`) VALUES (NULL,'Jerez',12);" calcext:value-type="string">
            <text:p>INSERT INTO `municipio` (`idmunicipio`, `nombre`, `iddepartamento`) VALUES (NULL,'Jerez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80" xlink:type="simple">Quesada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39];[Municipios.B139];[Municipios.C139];[Municipios.D139];[Municipios.E139];[Municipios.F139])" office:value-type="string" office:string-value="INSERT INTO `municipio` (`idmunicipio`, `nombre`, `iddepartamento`) VALUES (NULL,'Quesada',12);" calcext:value-type="string">
            <text:p>INSERT INTO `municipio` (`idmunicipio`, `nombre`, `iddepartamento`) VALUES (NULL,'Quesada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82" xlink:type="simple">Zapotitlán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40];[Municipios.B140];[Municipios.C140];[Municipios.D140];[Municipios.E140];[Municipios.F140])" office:value-type="string" office:string-value="INSERT INTO `municipio` (`idmunicipio`, `nombre`, `iddepartamento`) VALUES (NULL,'Zapotitlán',12);" calcext:value-type="string">
            <text:p>INSERT INTO `municipio` (`idmunicipio`, `nombre`, `iddepartamento`) VALUES (NULL,'Zapotitlán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50" xlink:type="simple">Asunción Mita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41];[Municipios.B141];[Municipios.C141];[Municipios.D141];[Municipios.E141];[Municipios.F141])" office:value-type="string" office:string-value="INSERT INTO `municipio` (`idmunicipio`, `nombre`, `iddepartamento`) VALUES (NULL,'Asunción Mita',12);" calcext:value-type="string">
            <text:p>INSERT INTO `municipio` (`idmunicipio`, `nombre`, `iddepartamento`) VALUES (NULL,'Asunción Mita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74" xlink:type="simple">El Adelanto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42];[Municipios.B142];[Municipios.C142];[Municipios.D142];[Municipios.E142];[Municipios.F142])" office:value-type="string" office:string-value="INSERT INTO `municipio` (`idmunicipio`, `nombre`, `iddepartamento`) VALUES (NULL,'El Adelanto',12);" calcext:value-type="string">
            <text:p>INSERT INTO `municipio` (`idmunicipio`, `nombre`, `iddepartamento`) VALUES (NULL,'El Adelanto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11" xlink:type="simple">Jutiapa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43];[Municipios.B143];[Municipios.C143];[Municipios.D143];[Municipios.E143];[Municipios.F143])" office:value-type="string" office:string-value="INSERT INTO `municipio` (`idmunicipio`, `nombre`, `iddepartamento`) VALUES (NULL,'Jutiapa',12);" calcext:value-type="string">
            <text:p>INSERT INTO `municipio` (`idmunicipio`, `nombre`, `iddepartamento`) VALUES (NULL,'Jutiapa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81" xlink:type="simple">San José Acatempa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44];[Municipios.B144];[Municipios.C144];[Municipios.D144];[Municipios.E144];[Municipios.F144])" office:value-type="string" office:string-value="INSERT INTO `municipio` (`idmunicipio`, `nombre`, `iddepartamento`) VALUES (NULL,'San José Acatempa',12);" calcext:value-type="string">
            <text:p>INSERT INTO `municipio` (`idmunicipio`, `nombre`, `iddepartamento`) VALUES (NULL,'San José Acatempa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71" xlink:type="simple">Atescatempa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45];[Municipios.B145];[Municipios.C145];[Municipios.D145];[Municipios.E145];[Municipios.F145])" office:value-type="string" office:string-value="INSERT INTO `municipio` (`idmunicipio`, `nombre`, `iddepartamento`) VALUES (NULL,'Atescatempa',12);" calcext:value-type="string">
            <text:p>INSERT INTO `municipio` (`idmunicipio`, `nombre`, `iddepartamento`) VALUES (NULL,'Atescatempa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75" xlink:type="simple">El Progreso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46];[Municipios.B146];[Municipios.C146];[Municipios.D146];[Municipios.E146];[Municipios.F146])" office:value-type="string" office:string-value="INSERT INTO `municipio` (`idmunicipio`, `nombre`, `iddepartamento`) VALUES (NULL,'El Progreso',12);" calcext:value-type="string">
            <text:p>INSERT INTO `municipio` (`idmunicipio`, `nombre`, `iddepartamento`) VALUES (NULL,'El Progreso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78" xlink:type="simple">Moyuta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47];[Municipios.B147];[Municipios.C147];[Municipios.D147];[Municipios.E147];[Municipios.F147])" office:value-type="string" office:string-value="INSERT INTO `municipio` (`idmunicipio`, `nombre`, `iddepartamento`) VALUES (NULL,'Moyuta',12);" calcext:value-type="string">
            <text:p>INSERT INTO `municipio` (`idmunicipio`, `nombre`, `iddepartamento`) VALUES (NULL,'Moyuta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12" xlink:type="simple">Santa Catarina Mita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48];[Municipios.B148];[Municipios.C148];[Municipios.D148];[Municipios.E148];[Municipios.F148])" office:value-type="string" office:string-value="INSERT INTO `municipio` (`idmunicipio`, `nombre`, `iddepartamento`) VALUES (NULL,'Santa Catarina Mita',12);" calcext:value-type="string">
            <text:p>INSERT INTO `municipio` (`idmunicipio`, `nombre`, `iddepartamento`) VALUES (NULL,'Santa Catarina Mita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72" xlink:type="simple">Comapa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49];[Municipios.B149];[Municipios.C149];[Municipios.D149];[Municipios.E149];[Municipios.F149])" office:value-type="string" office:string-value="INSERT INTO `municipio` (`idmunicipio`, `nombre`, `iddepartamento`) VALUES (NULL,'Comapa',12);" calcext:value-type="string">
            <text:p>INSERT INTO `municipio` (`idmunicipio`, `nombre`, `iddepartamento`) VALUES (NULL,'Comapa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76" xlink:type="simple">Jalpatagua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50];[Municipios.B150];[Municipios.C150];[Municipios.D150];[Municipios.E150];[Municipios.F150])" office:value-type="string" office:string-value="INSERT INTO `municipio` (`idmunicipio`, `nombre`, `iddepartamento`) VALUES (NULL,'Jalpatagua',12);" calcext:value-type="string">
            <text:p>INSERT INTO `municipio` (`idmunicipio`, `nombre`, `iddepartamento`) VALUES (NULL,'Jalpatagua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7" xlink:type="simple">Pasaco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51];[Municipios.B151];[Municipios.C151];[Municipios.D151];[Municipios.E151];[Municipios.F151])" office:value-type="string" office:string-value="INSERT INTO `municipio` (`idmunicipio`, `nombre`, `iddepartamento`) VALUES (NULL,'Pasaco',12);" calcext:value-type="string">
            <text:p>INSERT INTO `municipio` (`idmunicipio`, `nombre`, `iddepartamento`) VALUES (NULL,'Pasaco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76" xlink:type="simple">Yupiltepeque</text:a></text:p>
          </table:table-cell>
          <table:table-cell office:value-type="string" calcext:value-type="string">
            <text:p>'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NCATENATE([Municipios.A152];[Municipios.B152];[Municipios.C152];[Municipios.D152];[Municipios.E152];[Municipios.F152])" office:value-type="string" office:string-value="INSERT INTO `municipio` (`idmunicipio`, `nombre`, `iddepartamento`) VALUES (NULL,'Yupiltepeque',12);" calcext:value-type="string">
            <text:p>INSERT INTO `municipio` (`idmunicipio`, `nombre`, `iddepartamento`) VALUES (NULL,'Yupiltepeque',1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83" xlink:type="simple">Dolores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53];[Municipios.B153];[Municipios.C153];[Municipios.D153];[Municipios.E153];[Municipios.F153])" office:value-type="string" office:string-value="INSERT INTO `municipio` (`idmunicipio`, `nombre`, `iddepartamento`) VALUES (NULL,'Dolores',13);" calcext:value-type="string">
            <text:p>INSERT INTO `municipio` (`idmunicipio`, `nombre`, `iddepartamento`) VALUES (NULL,'Dolores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86" xlink:type="simple">Melchor de Mencos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54];[Municipios.B154];[Municipios.C154];[Municipios.D154];[Municipios.E154];[Municipios.F154])" office:value-type="string" office:string-value="INSERT INTO `municipio` (`idmunicipio`, `nombre`, `iddepartamento`) VALUES (NULL,'Melchor de Mencos',13);" calcext:value-type="string">
            <text:p>INSERT INTO `municipio` (`idmunicipio`, `nombre`, `iddepartamento`) VALUES (NULL,'Melchor de Mencos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89" xlink:type="simple">San Francisco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55];[Municipios.B155];[Municipios.C155];[Municipios.D155];[Municipios.E155];[Municipios.F155])" office:value-type="string" office:string-value="INSERT INTO `municipio` (`idmunicipio`, `nombre`, `iddepartamento`) VALUES (NULL,'San Francisco',13);" calcext:value-type="string">
            <text:p>INSERT INTO `municipio` (`idmunicipio`, `nombre`, `iddepartamento`) VALUES (NULL,'San Francisco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3" xlink:type="simple">Sayaxché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56];[Municipios.B156];[Municipios.C156];[Municipios.D156];[Municipios.E156];[Municipios.F156])" office:value-type="string" office:string-value="INSERT INTO `municipio` (`idmunicipio`, `nombre`, `iddepartamento`) VALUES (NULL,'Sayaxché',13);" calcext:value-type="string">
            <text:p>INSERT INTO `municipio` (`idmunicipio`, `nombre`, `iddepartamento`) VALUES (NULL,'Sayaxché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03" xlink:type="simple">Flores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57];[Municipios.B157];[Municipios.C157];[Municipios.D157];[Municipios.E157];[Municipios.F157])" office:value-type="string" office:string-value="INSERT INTO `municipio` (`idmunicipio`, `nombre`, `iddepartamento`) VALUES (NULL,'Flores',13);" calcext:value-type="string">
            <text:p>INSERT INTO `municipio` (`idmunicipio`, `nombre`, `iddepartamento`) VALUES (NULL,'Flores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81" xlink:type="simple">Poptún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58];[Municipios.B158];[Municipios.C158];[Municipios.D158];[Municipios.E158];[Municipios.F158])" office:value-type="string" office:string-value="INSERT INTO `municipio` (`idmunicipio`, `nombre`, `iddepartamento`) VALUES (NULL,'Poptún',13);" calcext:value-type="string">
            <text:p>INSERT INTO `municipio` (`idmunicipio`, `nombre`, `iddepartamento`) VALUES (NULL,'Poptún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0" xlink:type="simple">San José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59];[Municipios.B159];[Municipios.C159];[Municipios.D159];[Municipios.E159];[Municipios.F159])" office:value-type="string" office:string-value="INSERT INTO `municipio` (`idmunicipio`, `nombre`, `iddepartamento`) VALUES (NULL,'San José',13);" calcext:value-type="string">
            <text:p>INSERT INTO `municipio` (`idmunicipio`, `nombre`, `iddepartamento`) VALUES (NULL,'San José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84" xlink:type="simple">La Libertad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60];[Municipios.B160];[Municipios.C160];[Municipios.D160];[Municipios.E160];[Municipios.F160])" office:value-type="string" office:string-value="INSERT INTO `municipio` (`idmunicipio`, `nombre`, `iddepartamento`) VALUES (NULL,'La Libertad',13);" calcext:value-type="string">
            <text:p>INSERT INTO `municipio` (`idmunicipio`, `nombre`, `iddepartamento`) VALUES (NULL,'La Libertad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87" xlink:type="simple">San Andrés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61];[Municipios.B161];[Municipios.C161];[Municipios.D161];[Municipios.E161];[Municipios.F161])" office:value-type="string" office:string-value="INSERT INTO `municipio` (`idmunicipio`, `nombre`, `iddepartamento`) VALUES (NULL,'San Andrés',13);" calcext:value-type="string">
            <text:p>INSERT INTO `municipio` (`idmunicipio`, `nombre`, `iddepartamento`) VALUES (NULL,'San Andrés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1" xlink:type="simple">San Luis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62];[Municipios.B162];[Municipios.C162];[Municipios.D162];[Municipios.E162];[Municipios.F162])" office:value-type="string" office:string-value="INSERT INTO `municipio` (`idmunicipio`, `nombre`, `iddepartamento`) VALUES (NULL,'San Luis',13);" calcext:value-type="string">
            <text:p>INSERT INTO `municipio` (`idmunicipio`, `nombre`, `iddepartamento`) VALUES (NULL,'San Luis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85" xlink:type="simple">Las Cruces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63];[Municipios.B163];[Municipios.C163];[Municipios.D163];[Municipios.E163];[Municipios.F163])" office:value-type="string" office:string-value="INSERT INTO `municipio` (`idmunicipio`, `nombre`, `iddepartamento`) VALUES (NULL,'Las Cruces',13);" calcext:value-type="string">
            <text:p>INSERT INTO `municipio` (`idmunicipio`, `nombre`, `iddepartamento`) VALUES (NULL,'Las Cruces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88" xlink:type="simple">San Benito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64];[Municipios.B164];[Municipios.C164];[Municipios.D164];[Municipios.E164];[Municipios.F164])" office:value-type="string" office:string-value="INSERT INTO `municipio` (`idmunicipio`, `nombre`, `iddepartamento`) VALUES (NULL,'San Benito',13);" calcext:value-type="string">
            <text:p>INSERT INTO `municipio` (`idmunicipio`, `nombre`, `iddepartamento`) VALUES (NULL,'San Benito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2" xlink:type="simple">Santa Ana</text:a></text:p>
          </table:table-cell>
          <table:table-cell office:value-type="string" calcext:value-type="string">
            <text:p>'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NCATENATE([Municipios.A165];[Municipios.B165];[Municipios.C165];[Municipios.D165];[Municipios.E165];[Municipios.F165])" office:value-type="string" office:string-value="INSERT INTO `municipio` (`idmunicipio`, `nombre`, `iddepartamento`) VALUES (NULL,'Santa Ana',13);" calcext:value-type="string">
            <text:p>INSERT INTO `municipio` (`idmunicipio`, `nombre`, `iddepartamento`) VALUES (NULL,'Santa Ana',1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4" xlink:type="simple">Almolonga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66];[Municipios.B166];[Municipios.C166];[Municipios.D166];[Municipios.E166];[Municipios.F166])" office:value-type="string" office:string-value="INSERT INTO `municipio` (`idmunicipio`, `nombre`, `iddepartamento`) VALUES (NULL,'Almolonga',14);" calcext:value-type="string">
            <text:p>INSERT INTO `municipio` (`idmunicipio`, `nombre`, `iddepartamento`) VALUES (NULL,'Almolonga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8" xlink:type="simple">Coatepeque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67];[Municipios.B167];[Municipios.C167];[Municipios.D167];[Municipios.E167];[Municipios.F167])" office:value-type="string" office:string-value="INSERT INTO `municipio` (`idmunicipio`, `nombre`, `iddepartamento`) VALUES (NULL,'Coatepeque',14);" calcext:value-type="string">
            <text:p>INSERT INTO `municipio` (`idmunicipio`, `nombre`, `iddepartamento`) VALUES (NULL,'Coatepeque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02" xlink:type="simple">Flores Costa Cuca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68];[Municipios.B168];[Municipios.C168];[Municipios.D168];[Municipios.E168];[Municipios.F168])" office:value-type="string" office:string-value="INSERT INTO `municipio` (`idmunicipio`, `nombre`, `iddepartamento`) VALUES (NULL,'Flores Costa Cuca',14);" calcext:value-type="string">
            <text:p>INSERT INTO `municipio` (`idmunicipio`, `nombre`, `iddepartamento`) VALUES (NULL,'Flores Costa Cuca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06" xlink:type="simple">Olintepeque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69];[Municipios.B169];[Municipios.C169];[Municipios.D169];[Municipios.E169];[Municipios.F169])" office:value-type="string" office:string-value="INSERT INTO `municipio` (`idmunicipio`, `nombre`, `iddepartamento`) VALUES (NULL,'Olintepeque',14);" calcext:value-type="string">
            <text:p>INSERT INTO `municipio` (`idmunicipio`, `nombre`, `iddepartamento`) VALUES (NULL,'Olintepeque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08" xlink:type="simple">San Carlos Sija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70];[Municipios.B170];[Municipios.C170];[Municipios.D170];[Municipios.E170];[Municipios.F170])" office:value-type="string" office:string-value="INSERT INTO `municipio` (`idmunicipio`, `nombre`, `iddepartamento`) VALUES (NULL,'San Carlos Sija',14);" calcext:value-type="string">
            <text:p>INSERT INTO `municipio` (`idmunicipio`, `nombre`, `iddepartamento`) VALUES (NULL,'San Carlos Sija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12" xlink:type="simple">San Mateo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71];[Municipios.B171];[Municipios.C171];[Municipios.D171];[Municipios.E171];[Municipios.F171])" office:value-type="string" office:string-value="INSERT INTO `municipio` (`idmunicipio`, `nombre`, `iddepartamento`) VALUES (NULL,'San Mateo',14);" calcext:value-type="string">
            <text:p>INSERT INTO `municipio` (`idmunicipio`, `nombre`, `iddepartamento`) VALUES (NULL,'San Mateo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5" xlink:type="simple">Cabricán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72];[Municipios.B172];[Municipios.C172];[Municipios.D172];[Municipios.E172];[Municipios.F172])" office:value-type="string" office:string-value="INSERT INTO `municipio` (`idmunicipio`, `nombre`, `iddepartamento`) VALUES (NULL,'Cabricán',14);" calcext:value-type="string">
            <text:p>INSERT INTO `municipio` (`idmunicipio`, `nombre`, `iddepartamento`) VALUES (NULL,'Cabricán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9" xlink:type="simple">Colomba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73];[Municipios.B173];[Municipios.C173];[Municipios.D173];[Municipios.E173];[Municipios.F173])" office:value-type="string" office:string-value="INSERT INTO `municipio` (`idmunicipio`, `nombre`, `iddepartamento`) VALUES (NULL,'Colomba',14);" calcext:value-type="string">
            <text:p>INSERT INTO `municipio` (`idmunicipio`, `nombre`, `iddepartamento`) VALUES (NULL,'Colomba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03" xlink:type="simple">Génova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74];[Municipios.B174];[Municipios.C174];[Municipios.D174];[Municipios.E174];[Municipios.F174])" office:value-type="string" office:string-value="INSERT INTO `municipio` (`idmunicipio`, `nombre`, `iddepartamento`) VALUES (NULL,'Génova',14);" calcext:value-type="string">
            <text:p>INSERT INTO `municipio` (`idmunicipio`, `nombre`, `iddepartamento`) VALUES (NULL,'Génova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07" xlink:type="simple">Palestina de Los Altos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75];[Municipios.B175];[Municipios.C175];[Municipios.D175];[Municipios.E175];[Municipios.F175])" office:value-type="string" office:string-value="INSERT INTO `municipio` (`idmunicipio`, `nombre`, `iddepartamento`) VALUES (NULL,'Palestina de Los Altos',14);" calcext:value-type="string">
            <text:p>INSERT INTO `municipio` (`idmunicipio`, `nombre`, `iddepartamento`) VALUES (NULL,'Palestina de Los Altos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09" xlink:type="simple">San Francisco La Unión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76];[Municipios.B176];[Municipios.C176];[Municipios.D176];[Municipios.E176];[Municipios.F176])" office:value-type="string" office:string-value="INSERT INTO `municipio` (`idmunicipio`, `nombre`, `iddepartamento`) VALUES (NULL,'San Francisco La Unión',14);" calcext:value-type="string">
            <text:p>INSERT INTO `municipio` (`idmunicipio`, `nombre`, `iddepartamento`) VALUES (NULL,'San Francisco La Unión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13" xlink:type="simple">San Miguel Sigüilá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77];[Municipios.B177];[Municipios.C177];[Municipios.D177];[Municipios.E177];[Municipios.F177])" office:value-type="string" office:string-value="INSERT INTO `municipio` (`idmunicipio`, `nombre`, `iddepartamento`) VALUES (NULL,'San Miguel Sigüilá',14);" calcext:value-type="string">
            <text:p>INSERT INTO `municipio` (`idmunicipio`, `nombre`, `iddepartamento`) VALUES (NULL,'San Miguel Sigüilá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6" xlink:type="simple">Cajolá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78];[Municipios.B178];[Municipios.C178];[Municipios.D178];[Municipios.E178];[Municipios.F178])" office:value-type="string" office:string-value="INSERT INTO `municipio` (`idmunicipio`, `nombre`, `iddepartamento`) VALUES (NULL,'Cajolá',14);" calcext:value-type="string">
            <text:p>INSERT INTO `municipio` (`idmunicipio`, `nombre`, `iddepartamento`) VALUES (NULL,'Cajolá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00" xlink:type="simple">Concepción Chiquirichapa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79];[Municipios.B179];[Municipios.C179];[Municipios.D179];[Municipios.E179];[Municipios.F179])" office:value-type="string" office:string-value="INSERT INTO `municipio` (`idmunicipio`, `nombre`, `iddepartamento`) VALUES (NULL,'Concepción Chiquirichapa',14);" calcext:value-type="string">
            <text:p>INSERT INTO `municipio` (`idmunicipio`, `nombre`, `iddepartamento`) VALUES (NULL,'Concepción Chiquirichapa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04" xlink:type="simple">Huitán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80];[Municipios.B180];[Municipios.C180];[Municipios.D180];[Municipios.E180];[Municipios.F180])" office:value-type="string" office:string-value="INSERT INTO `municipio` (`idmunicipio`, `nombre`, `iddepartamento`) VALUES (NULL,'Huitán',14);" calcext:value-type="string">
            <text:p>INSERT INTO `municipio` (`idmunicipio`, `nombre`, `iddepartamento`) VALUES (NULL,'Huitán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" xlink:type="simple">Quetzaltenango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81];[Municipios.B181];[Municipios.C181];[Municipios.D181];[Municipios.E181];[Municipios.F181])" office:value-type="string" office:string-value="INSERT INTO `municipio` (`idmunicipio`, `nombre`, `iddepartamento`) VALUES (NULL,'Quetzaltenango',14);" calcext:value-type="string">
            <text:p>INSERT INTO `municipio` (`idmunicipio`, `nombre`, `iddepartamento`) VALUES (NULL,'Quetzaltenango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10" xlink:type="simple">San Juan Ostuncalco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82];[Municipios.B182];[Municipios.C182];[Municipios.D182];[Municipios.E182];[Municipios.F182])" office:value-type="string" office:string-value="INSERT INTO `municipio` (`idmunicipio`, `nombre`, `iddepartamento`) VALUES (NULL,'San Juan Ostuncalco',14);" calcext:value-type="string">
            <text:p>INSERT INTO `municipio` (`idmunicipio`, `nombre`, `iddepartamento`) VALUES (NULL,'San Juan Ostuncalco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14" xlink:type="simple">Sibilia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83];[Municipios.B183];[Municipios.C183];[Municipios.D183];[Municipios.E183];[Municipios.F183])" office:value-type="string" office:string-value="INSERT INTO `municipio` (`idmunicipio`, `nombre`, `iddepartamento`) VALUES (NULL,'Sibilia',14);" calcext:value-type="string">
            <text:p>INSERT INTO `municipio` (`idmunicipio`, `nombre`, `iddepartamento`) VALUES (NULL,'Sibilia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97" xlink:type="simple">Cantel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84];[Municipios.B184];[Municipios.C184];[Municipios.D184];[Municipios.E184];[Municipios.F184])" office:value-type="string" office:string-value="INSERT INTO `municipio` (`idmunicipio`, `nombre`, `iddepartamento`) VALUES (NULL,'Cantel',14);" calcext:value-type="string">
            <text:p>INSERT INTO `municipio` (`idmunicipio`, `nombre`, `iddepartamento`) VALUES (NULL,'Cantel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01" xlink:type="simple">El Palmar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85];[Municipios.B185];[Municipios.C185];[Municipios.D185];[Municipios.E185];[Municipios.F185])" office:value-type="string" office:string-value="INSERT INTO `municipio` (`idmunicipio`, `nombre`, `iddepartamento`) VALUES (NULL,'El Palmar',14);" calcext:value-type="string">
            <text:p>INSERT INTO `municipio` (`idmunicipio`, `nombre`, `iddepartamento`) VALUES (NULL,'El Palmar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05" xlink:type="simple">La Esperanza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86];[Municipios.B186];[Municipios.C186];[Municipios.D186];[Municipios.E186];[Municipios.F186])" office:value-type="string" office:string-value="INSERT INTO `municipio` (`idmunicipio`, `nombre`, `iddepartamento`) VALUES (NULL,'La Esperanza',14);" calcext:value-type="string">
            <text:p>INSERT INTO `municipio` (`idmunicipio`, `nombre`, `iddepartamento`) VALUES (NULL,'La Esperanza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04" xlink:type="simple">Salcajá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87];[Municipios.B187];[Municipios.C187];[Municipios.D187];[Municipios.E187];[Municipios.F187])" office:value-type="string" office:string-value="INSERT INTO `municipio` (`idmunicipio`, `nombre`, `iddepartamento`) VALUES (NULL,'Salcajá',14);" calcext:value-type="string">
            <text:p>INSERT INTO `municipio` (`idmunicipio`, `nombre`, `iddepartamento`) VALUES (NULL,'Salcajá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11" xlink:type="simple">San Martín Sacatepéquez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88];[Municipios.B188];[Municipios.C188];[Municipios.D188];[Municipios.E188];[Municipios.F188])" office:value-type="string" office:string-value="INSERT INTO `municipio` (`idmunicipio`, `nombre`, `iddepartamento`) VALUES (NULL,'San Martín Sacatepéquez',14);" calcext:value-type="string">
            <text:p>INSERT INTO `municipio` (`idmunicipio`, `nombre`, `iddepartamento`) VALUES (NULL,'San Martín Sacatepéquez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73" xlink:type="simple">Zunil</text:a></text:p>
          </table:table-cell>
          <table:table-cell office:value-type="string" calcext:value-type="string">
            <text:p>'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NCATENATE([Municipios.A189];[Municipios.B189];[Municipios.C189];[Municipios.D189];[Municipios.E189];[Municipios.F189])" office:value-type="string" office:string-value="INSERT INTO `municipio` (`idmunicipio`, `nombre`, `iddepartamento`) VALUES (NULL,'Zunil',14);" calcext:value-type="string">
            <text:p>INSERT INTO `municipio` (`idmunicipio`, `nombre`, `iddepartamento`) VALUES (NULL,'Zunil',14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15" xlink:type="simple">Canillá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190];[Municipios.B190];[Municipios.C190];[Municipios.D190];[Municipios.E190];[Municipios.F190])" office:value-type="string" office:string-value="INSERT INTO `municipio` (`idmunicipio`, `nombre`, `iddepartamento`) VALUES (NULL,'Canillá',15);" calcext:value-type="string">
            <text:p>INSERT INTO `municipio` (`idmunicipio`, `nombre`, `iddepartamento`) VALUES (NULL,'Canillá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46" xlink:type="simple">Chichicastenango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191];[Municipios.B191];[Municipios.C191];[Municipios.D191];[Municipios.E191];[Municipios.F191])" office:value-type="string" office:string-value="INSERT INTO `municipio` (`idmunicipio`, `nombre`, `iddepartamento`) VALUES (NULL,'Chichicastenango',15);" calcext:value-type="string">
            <text:p>INSERT INTO `municipio` (`idmunicipio`, `nombre`, `iddepartamento`) VALUES (NULL,'Chichicastenango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21" xlink:type="simple">Joyabaj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192];[Municipios.B192];[Municipios.C192];[Municipios.D192];[Municipios.E192];[Municipios.F192])" office:value-type="string" office:string-value="INSERT INTO `municipio` (`idmunicipio`, `nombre`, `iddepartamento`) VALUES (NULL,'Joyabaj',15);" calcext:value-type="string">
            <text:p>INSERT INTO `municipio` (`idmunicipio`, `nombre`, `iddepartamento`) VALUES (NULL,'Joyabaj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25" xlink:type="simple">Sacapulas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193];[Municipios.B193];[Municipios.C193];[Municipios.D193];[Municipios.E193];[Municipios.F193])" office:value-type="string" office:string-value="INSERT INTO `municipio` (`idmunicipio`, `nombre`, `iddepartamento`) VALUES (NULL,'Sacapulas',15);" calcext:value-type="string">
            <text:p>INSERT INTO `municipio` (`idmunicipio`, `nombre`, `iddepartamento`) VALUES (NULL,'Sacapulas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29" xlink:type="simple">San Juan Cotzal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194];[Municipios.B194];[Municipios.C194];[Municipios.D194];[Municipios.E194];[Municipios.F194])" office:value-type="string" office:string-value="INSERT INTO `municipio` (`idmunicipio`, `nombre`, `iddepartamento`) VALUES (NULL,'San Juan Cotzal',15);" calcext:value-type="string">
            <text:p>INSERT INTO `municipio` (`idmunicipio`, `nombre`, `iddepartamento`) VALUES (NULL,'San Juan Cotzal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33" xlink:type="simple">Zacualpa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195];[Municipios.B195];[Municipios.C195];[Municipios.D195];[Municipios.E195];[Municipios.F195])" office:value-type="string" office:string-value="INSERT INTO `municipio` (`idmunicipio`, `nombre`, `iddepartamento`) VALUES (NULL,'Zacualpa',15);" calcext:value-type="string">
            <text:p>INSERT INTO `municipio` (`idmunicipio`, `nombre`, `iddepartamento`) VALUES (NULL,'Zacualpa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66" xlink:type="simple">Chajul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196];[Municipios.B196];[Municipios.C196];[Municipios.D196];[Municipios.E196];[Municipios.F196])" office:value-type="string" office:string-value="INSERT INTO `municipio` (`idmunicipio`, `nombre`, `iddepartamento`) VALUES (NULL,'Chajul',15);" calcext:value-type="string">
            <text:p>INSERT INTO `municipio` (`idmunicipio`, `nombre`, `iddepartamento`) VALUES (NULL,'Chajul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18" xlink:type="simple">Chinique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197];[Municipios.B197];[Municipios.C197];[Municipios.D197];[Municipios.E197];[Municipios.F197])" office:value-type="string" office:string-value="INSERT INTO `municipio` (`idmunicipio`, `nombre`, `iddepartamento`) VALUES (NULL,'Chinique',15);" calcext:value-type="string">
            <text:p>INSERT INTO `municipio` (`idmunicipio`, `nombre`, `iddepartamento`) VALUES (NULL,'Chinique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22" xlink:type="simple">Nebaj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198];[Municipios.B198];[Municipios.C198];[Municipios.D198];[Municipios.E198];[Municipios.F198])" office:value-type="string" office:string-value="INSERT INTO `municipio` (`idmunicipio`, `nombre`, `iddepartamento`) VALUES (NULL,'Nebaj',15);" calcext:value-type="string">
            <text:p>INSERT INTO `municipio` (`idmunicipio`, `nombre`, `iddepartamento`) VALUES (NULL,'Nebaj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26" xlink:type="simple">San Andrés Sajcabajá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199];[Municipios.B199];[Municipios.C199];[Municipios.D199];[Municipios.E199];[Municipios.F199])" office:value-type="string" office:string-value="INSERT INTO `municipio` (`idmunicipio`, `nombre`, `iddepartamento`) VALUES (NULL,'San Andrés Sajcabajá',15);" calcext:value-type="string">
            <text:p>INSERT INTO `municipio` (`idmunicipio`, `nombre`, `iddepartamento`) VALUES (NULL,'San Andrés Sajcabajá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30" xlink:type="simple">San Pedro Jocopilas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00];[Municipios.B200];[Municipios.C200];[Municipios.D200];[Municipios.E200];[Municipios.F200])" office:value-type="string" office:string-value="INSERT INTO `municipio` (`idmunicipio`, `nombre`, `iddepartamento`) VALUES (NULL,'San Pedro Jocopilas',15);" calcext:value-type="string">
            <text:p>INSERT INTO `municipio` (`idmunicipio`, `nombre`, `iddepartamento`) VALUES (NULL,'San Pedro Jocopilas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16" xlink:type="simple">Chicamán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01];[Municipios.B201];[Municipios.C201];[Municipios.D201];[Municipios.E201];[Municipios.F201])" office:value-type="string" office:string-value="INSERT INTO `municipio` (`idmunicipio`, `nombre`, `iddepartamento`) VALUES (NULL,'Chicamán',15);" calcext:value-type="string">
            <text:p>INSERT INTO `municipio` (`idmunicipio`, `nombre`, `iddepartamento`) VALUES (NULL,'Chicamán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19" xlink:type="simple">Cunén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02];[Municipios.B202];[Municipios.C202];[Municipios.D202];[Municipios.E202];[Municipios.F202])" office:value-type="string" office:string-value="INSERT INTO `municipio` (`idmunicipio`, `nombre`, `iddepartamento`) VALUES (NULL,'Cunén',15);" calcext:value-type="string">
            <text:p>INSERT INTO `municipio` (`idmunicipio`, `nombre`, `iddepartamento`) VALUES (NULL,'Cunén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23" xlink:type="simple">Pachalum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03];[Municipios.B203];[Municipios.C203];[Municipios.D203];[Municipios.E203];[Municipios.F203])" office:value-type="string" office:string-value="INSERT INTO `municipio` (`idmunicipio`, `nombre`, `iddepartamento`) VALUES (NULL,'Pachalum',15);" calcext:value-type="string">
            <text:p>INSERT INTO `municipio` (`idmunicipio`, `nombre`, `iddepartamento`) VALUES (NULL,'Pachalum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27" xlink:type="simple">San Antonio Ilotenango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04];[Municipios.B204];[Municipios.C204];[Municipios.D204];[Municipios.E204];[Municipios.F204])" office:value-type="string" office:string-value="INSERT INTO `municipio` (`idmunicipio`, `nombre`, `iddepartamento`) VALUES (NULL,'San Antonio Ilotenango',15);" calcext:value-type="string">
            <text:p>INSERT INTO `municipio` (`idmunicipio`, `nombre`, `iddepartamento`) VALUES (NULL,'San Antonio Ilotenango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31" xlink:type="simple">Santa Cruz del Quiché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05];[Municipios.B205];[Municipios.C205];[Municipios.D205];[Municipios.E205];[Municipios.F205])" office:value-type="string" office:string-value="INSERT INTO `municipio` (`idmunicipio`, `nombre`, `iddepartamento`) VALUES (NULL,'Santa Cruz del Quiché',15);" calcext:value-type="string">
            <text:p>INSERT INTO `municipio` (`idmunicipio`, `nombre`, `iddepartamento`) VALUES (NULL,'Santa Cruz del Quiché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17" xlink:type="simple">Chiché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06];[Municipios.B206];[Municipios.C206];[Municipios.D206];[Municipios.E206];[Municipios.F206])" office:value-type="string" office:string-value="INSERT INTO `municipio` (`idmunicipio`, `nombre`, `iddepartamento`) VALUES (NULL,'Chiché',15);" calcext:value-type="string">
            <text:p>INSERT INTO `municipio` (`idmunicipio`, `nombre`, `iddepartamento`) VALUES (NULL,'Chiché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20" xlink:type="simple">Ixcán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07];[Municipios.B207];[Municipios.C207];[Municipios.D207];[Municipios.E207];[Municipios.F207])" office:value-type="string" office:string-value="INSERT INTO `municipio` (`idmunicipio`, `nombre`, `iddepartamento`) VALUES (NULL,'Ixcán',15);" calcext:value-type="string">
            <text:p>INSERT INTO `municipio` (`idmunicipio`, `nombre`, `iddepartamento`) VALUES (NULL,'Ixcán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24" xlink:type="simple">Patzité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08];[Municipios.B208];[Municipios.C208];[Municipios.D208];[Municipios.E208];[Municipios.F208])" office:value-type="string" office:string-value="INSERT INTO `municipio` (`idmunicipio`, `nombre`, `iddepartamento`) VALUES (NULL,'Patzité',15);" calcext:value-type="string">
            <text:p>INSERT INTO `municipio` (`idmunicipio`, `nombre`, `iddepartamento`) VALUES (NULL,'Patzité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28" xlink:type="simple">San Bartolomé Jocotenango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09];[Municipios.B209];[Municipios.C209];[Municipios.D209];[Municipios.E209];[Municipios.F209])" office:value-type="string" office:string-value="INSERT INTO `municipio` (`idmunicipio`, `nombre`, `iddepartamento`) VALUES (NULL,'San Bartolomé Jocotenango',15);" calcext:value-type="string">
            <text:p>INSERT INTO `municipio` (`idmunicipio`, `nombre`, `iddepartamento`) VALUES (NULL,'San Bartolomé Jocotenango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32" xlink:type="simple">Uspantán</text:a>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NCATENATE([Municipios.A210];[Municipios.B210];[Municipios.C210];[Municipios.D210];[Municipios.E210];[Municipios.F210])" office:value-type="string" office:string-value="INSERT INTO `municipio` (`idmunicipio`, `nombre`, `iddepartamento`) VALUES (NULL,'Uspantán',15);" calcext:value-type="string">
            <text:p>INSERT INTO `municipio` (`idmunicipio`, `nombre`, `iddepartamento`) VALUES (NULL,'Uspantán',15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34" xlink:type="simple">Champerico</text:a></text:p>
          </table:table-cell>
          <table:table-cell office:value-type="string" calcext:value-type="string">
            <text:p>'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NCATENATE([Municipios.A211];[Municipios.B211];[Municipios.C211];[Municipios.D211];[Municipios.E211];[Municipios.F211])" office:value-type="string" office:string-value="INSERT INTO `municipio` (`idmunicipio`, `nombre`, `iddepartamento`) VALUES (NULL,'Champerico',16);" calcext:value-type="string">
            <text:p>INSERT INTO `municipio` (`idmunicipio`, `nombre`, `iddepartamento`) VALUES (NULL,'Champerico',1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38" xlink:type="simple">San Andrés Villa Seca</text:a></text:p>
          </table:table-cell>
          <table:table-cell office:value-type="string" calcext:value-type="string">
            <text:p>'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NCATENATE([Municipios.A212];[Municipios.B212];[Municipios.C212];[Municipios.D212];[Municipios.E212];[Municipios.F212])" office:value-type="string" office:string-value="INSERT INTO `municipio` (`idmunicipio`, `nombre`, `iddepartamento`) VALUES (NULL,'San Andrés Villa Seca',16);" calcext:value-type="string">
            <text:p>INSERT INTO `municipio` (`idmunicipio`, `nombre`, `iddepartamento`) VALUES (NULL,'San Andrés Villa Seca',1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2" xlink:type="simple">Santa Cruz Muluá</text:a></text:p>
          </table:table-cell>
          <table:table-cell office:value-type="string" calcext:value-type="string">
            <text:p>'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NCATENATE([Municipios.A213];[Municipios.B213];[Municipios.C213];[Municipios.D213];[Municipios.E213];[Municipios.F213])" office:value-type="string" office:string-value="INSERT INTO `municipio` (`idmunicipio`, `nombre`, `iddepartamento`) VALUES (NULL,'Santa Cruz Muluá',16);" calcext:value-type="string">
            <text:p>INSERT INTO `municipio` (`idmunicipio`, `nombre`, `iddepartamento`) VALUES (NULL,'Santa Cruz Muluá',1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35" xlink:type="simple">El Asintal</text:a></text:p>
          </table:table-cell>
          <table:table-cell office:value-type="string" calcext:value-type="string">
            <text:p>'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NCATENATE([Municipios.A214];[Municipios.B214];[Municipios.C214];[Municipios.D214];[Municipios.E214];[Municipios.F214])" office:value-type="string" office:string-value="INSERT INTO `municipio` (`idmunicipio`, `nombre`, `iddepartamento`) VALUES (NULL,'El Asintal',16);" calcext:value-type="string">
            <text:p>INSERT INTO `municipio` (`idmunicipio`, `nombre`, `iddepartamento`) VALUES (NULL,'El Asintal',1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39" xlink:type="simple">San Felipe</text:a></text:p>
          </table:table-cell>
          <table:table-cell office:value-type="string" calcext:value-type="string">
            <text:p>'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NCATENATE([Municipios.A215];[Municipios.B215];[Municipios.C215];[Municipios.D215];[Municipios.E215];[Municipios.F215])" office:value-type="string" office:string-value="INSERT INTO `municipio` (`idmunicipio`, `nombre`, `iddepartamento`) VALUES (NULL,'San Felipe',16);" calcext:value-type="string">
            <text:p>INSERT INTO `municipio` (`idmunicipio`, `nombre`, `iddepartamento`) VALUES (NULL,'San Felipe',1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36" xlink:type="simple">Nuevo San Carlos</text:a></text:p>
          </table:table-cell>
          <table:table-cell office:value-type="string" calcext:value-type="string">
            <text:p>'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NCATENATE([Municipios.A216];[Municipios.B216];[Municipios.C216];[Municipios.D216];[Municipios.E216];[Municipios.F216])" office:value-type="string" office:string-value="INSERT INTO `municipio` (`idmunicipio`, `nombre`, `iddepartamento`) VALUES (NULL,'Nuevo San Carlos',16);" calcext:value-type="string">
            <text:p>INSERT INTO `municipio` (`idmunicipio`, `nombre`, `iddepartamento`) VALUES (NULL,'Nuevo San Carlos',1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0" xlink:type="simple">San Martín Zapotitlán</text:a></text:p>
          </table:table-cell>
          <table:table-cell office:value-type="string" calcext:value-type="string">
            <text:p>'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NCATENATE([Municipios.A217];[Municipios.B217];[Municipios.C217];[Municipios.D217];[Municipios.E217];[Municipios.F217])" office:value-type="string" office:string-value="INSERT INTO `municipio` (`idmunicipio`, `nombre`, `iddepartamento`) VALUES (NULL,'San Martín Zapotitlán',16);" calcext:value-type="string">
            <text:p>INSERT INTO `municipio` (`idmunicipio`, `nombre`, `iddepartamento`) VALUES (NULL,'San Martín Zapotitlán',1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37" xlink:type="simple">Retalhuleu</text:a></text:p>
          </table:table-cell>
          <table:table-cell office:value-type="string" calcext:value-type="string">
            <text:p>'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NCATENATE([Municipios.A218];[Municipios.B218];[Municipios.C218];[Municipios.D218];[Municipios.E218];[Municipios.F218])" office:value-type="string" office:string-value="INSERT INTO `municipio` (`idmunicipio`, `nombre`, `iddepartamento`) VALUES (NULL,'Retalhuleu',16);" calcext:value-type="string">
            <text:p>INSERT INTO `municipio` (`idmunicipio`, `nombre`, `iddepartamento`) VALUES (NULL,'Retalhuleu',1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1" xlink:type="simple">San Sebastián</text:a></text:p>
          </table:table-cell>
          <table:table-cell office:value-type="string" calcext:value-type="string">
            <text:p>'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NCATENATE([Municipios.A219];[Municipios.B219];[Municipios.C219];[Municipios.D219];[Municipios.E219];[Municipios.F219])" office:value-type="string" office:string-value="INSERT INTO `municipio` (`idmunicipio`, `nombre`, `iddepartamento`) VALUES (NULL,'San Sebastián',16);" calcext:value-type="string">
            <text:p>INSERT INTO `municipio` (`idmunicipio`, `nombre`, `iddepartamento`) VALUES (NULL,'San Sebastián',16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50" xlink:type="simple">Alotenango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20];[Municipios.B220];[Municipios.C220];[Municipios.D220];[Municipios.E220];[Municipios.F220])" office:value-type="string" office:string-value="INSERT INTO `municipio` (`idmunicipio`, `nombre`, `iddepartamento`) VALUES (NULL,'Alotenango',17);" calcext:value-type="string">
            <text:p>INSERT INTO `municipio` (`idmunicipio`, `nombre`, `iddepartamento`) VALUES (NULL,'Alotenango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8" xlink:type="simple">Magdalena Milpas Altas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21];[Municipios.B221];[Municipios.C221];[Municipios.D221];[Municipios.E221];[Municipios.F221])" office:value-type="string" office:string-value="INSERT INTO `municipio` (`idmunicipio`, `nombre`, `iddepartamento`) VALUES (NULL,'Magdalena Milpas Altas',17);" calcext:value-type="string">
            <text:p>INSERT INTO `municipio` (`idmunicipio`, `nombre`, `iddepartamento`) VALUES (NULL,'Magdalena Milpas Altas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42" xlink:type="simple">San Lucas Sacatepéquez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22];[Municipios.B222];[Municipios.C222];[Municipios.D222];[Municipios.E222];[Municipios.F222])" office:value-type="string" office:string-value="INSERT INTO `municipio` (`idmunicipio`, `nombre`, `iddepartamento`) VALUES (NULL,'San Lucas Sacatepéquez',17);" calcext:value-type="string">
            <text:p>INSERT INTO `municipio` (`idmunicipio`, `nombre`, `iddepartamento`) VALUES (NULL,'San Lucas Sacatepéquez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79" xlink:type="simple">Santa María de Jesús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23];[Municipios.B223];[Municipios.C223];[Municipios.D223];[Municipios.E223];[Municipios.F223])" office:value-type="string" office:string-value="INSERT INTO `municipio` (`idmunicipio`, `nombre`, `iddepartamento`) VALUES (NULL,'Santa María de Jesús',17);" calcext:value-type="string">
            <text:p>INSERT INTO `municipio` (`idmunicipio`, `nombre`, `iddepartamento`) VALUES (NULL,'Santa María de Jesús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" xlink:type="simple">La Antigua Guatemala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24];[Municipios.B224];[Municipios.C224];[Municipios.D224];[Municipios.E224];[Municipios.F224])" office:value-type="string" office:string-value="INSERT INTO `municipio` (`idmunicipio`, `nombre`, `iddepartamento`) VALUES (NULL,'La Antigua Guatemala',17);" calcext:value-type="string">
            <text:p>INSERT INTO `municipio` (`idmunicipio`, `nombre`, `iddepartamento`) VALUES (NULL,'La Antigua Guatemala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4" xlink:type="simple">Pastores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25];[Municipios.B225];[Municipios.C225];[Municipios.D225];[Municipios.E225];[Municipios.F225])" office:value-type="string" office:string-value="INSERT INTO `municipio` (`idmunicipio`, `nombre`, `iddepartamento`) VALUES (NULL,'Pastores',17);" calcext:value-type="string">
            <text:p>INSERT INTO `municipio` (`idmunicipio`, `nombre`, `iddepartamento`) VALUES (NULL,'Pastores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77" xlink:type="simple">San Miguel Dueñas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26];[Municipios.B226];[Municipios.C226];[Municipios.D226];[Municipios.E226];[Municipios.F226])" office:value-type="string" office:string-value="INSERT INTO `municipio` (`idmunicipio`, `nombre`, `iddepartamento`) VALUES (NULL,'San Miguel Dueñas',17);" calcext:value-type="string">
            <text:p>INSERT INTO `municipio` (`idmunicipio`, `nombre`, `iddepartamento`) VALUES (NULL,'San Miguel Dueñas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4" xlink:type="simple">Santiago Sacatepéquez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27];[Municipios.B227];[Municipios.C227];[Municipios.D227];[Municipios.E227];[Municipios.F227])" office:value-type="string" office:string-value="INSERT INTO `municipio` (`idmunicipio`, `nombre`, `iddepartamento`) VALUES (NULL,'Santiago Sacatepéquez',17);" calcext:value-type="string">
            <text:p>INSERT INTO `municipio` (`idmunicipio`, `nombre`, `iddepartamento`) VALUES (NULL,'Santiago Sacatepéquez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9" xlink:type="simple">Ciudad Vieja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28];[Municipios.B228];[Municipios.C228];[Municipios.D228];[Municipios.E228];[Municipios.F228])" office:value-type="string" office:string-value="INSERT INTO `municipio` (`idmunicipio`, `nombre`, `iddepartamento`) VALUES (NULL,'Ciudad Vieja',17);" calcext:value-type="string">
            <text:p>INSERT INTO `municipio` (`idmunicipio`, `nombre`, `iddepartamento`) VALUES (NULL,'Ciudad Vieja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51" xlink:type="simple">San Antonio Aguas Calientes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29];[Municipios.B229];[Municipios.C229];[Municipios.D229];[Municipios.E229];[Municipios.F229])" office:value-type="string" office:string-value="INSERT INTO `municipio` (`idmunicipio`, `nombre`, `iddepartamento`) VALUES (NULL,'San Antonio Aguas Calientes',17);" calcext:value-type="string">
            <text:p>INSERT INTO `municipio` (`idmunicipio`, `nombre`, `iddepartamento`) VALUES (NULL,'San Antonio Aguas Calientes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52" xlink:type="simple">Santa Catarina Barahona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30];[Municipios.B230];[Municipios.C230];[Municipios.D230];[Municipios.E230];[Municipios.F230])" office:value-type="string" office:string-value="INSERT INTO `municipio` (`idmunicipio`, `nombre`, `iddepartamento`) VALUES (NULL,'Santa Catarina Barahona',17);" calcext:value-type="string">
            <text:p>INSERT INTO `municipio` (`idmunicipio`, `nombre`, `iddepartamento`) VALUES (NULL,'Santa Catarina Barahona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5" xlink:type="simple">Santo Domingo Xenacoj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31];[Municipios.B231];[Municipios.C231];[Municipios.D231];[Municipios.E231];[Municipios.F231])" office:value-type="string" office:string-value="INSERT INTO `municipio` (`idmunicipio`, `nombre`, `iddepartamento`) VALUES (NULL,'Santo Domingo Xenacoj',17);" calcext:value-type="string">
            <text:p>INSERT INTO `municipio` (`idmunicipio`, `nombre`, `iddepartamento`) VALUES (NULL,'Santo Domingo Xenacoj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3" xlink:type="simple">Jocotenango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32];[Municipios.B232];[Municipios.C232];[Municipios.D232];[Municipios.E232];[Municipios.F232])" office:value-type="string" office:string-value="INSERT INTO `municipio` (`idmunicipio`, `nombre`, `iddepartamento`) VALUES (NULL,'Jocotenango',17);" calcext:value-type="string">
            <text:p>INSERT INTO `municipio` (`idmunicipio`, `nombre`, `iddepartamento`) VALUES (NULL,'Jocotenango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6" xlink:type="simple">San Bartolomé Milpas Altas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33];[Municipios.B233];[Municipios.C233];[Municipios.D233];[Municipios.E233];[Municipios.F233])" office:value-type="string" office:string-value="INSERT INTO `municipio` (`idmunicipio`, `nombre`, `iddepartamento`) VALUES (NULL,'San Bartolomé Milpas Altas',17);" calcext:value-type="string">
            <text:p>INSERT INTO `municipio` (`idmunicipio`, `nombre`, `iddepartamento`) VALUES (NULL,'San Bartolomé Milpas Altas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47" xlink:type="simple">Santa Lucía Milpas Altas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34];[Municipios.B234];[Municipios.C234];[Municipios.D234];[Municipios.E234];[Municipios.F234])" office:value-type="string" office:string-value="INSERT INTO `municipio` (`idmunicipio`, `nombre`, `iddepartamento`) VALUES (NULL,'Santa Lucía Milpas Altas',17);" calcext:value-type="string">
            <text:p>INSERT INTO `municipio` (`idmunicipio`, `nombre`, `iddepartamento`) VALUES (NULL,'Santa Lucía Milpas Altas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5" xlink:type="simple">Sumpango</text:a>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NCATENATE([Municipios.A235];[Municipios.B235];[Municipios.C235];[Municipios.D235];[Municipios.E235];[Municipios.F235])" office:value-type="string" office:string-value="INSERT INTO `municipio` (`idmunicipio`, `nombre`, `iddepartamento`) VALUES (NULL,'Sumpango',17);" calcext:value-type="string">
            <text:p>INSERT INTO `municipio` (`idmunicipio`, `nombre`, `iddepartamento`) VALUES (NULL,'Sumpango',17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53" xlink:type="simple">Ayutla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36];[Municipios.B236];[Municipios.C236];[Municipios.D236];[Municipios.E236];[Municipios.F236])" office:value-type="string" office:string-value="INSERT INTO `municipio` (`idmunicipio`, `nombre`, `iddepartamento`) VALUES (NULL,'Ayutla',18);" calcext:value-type="string">
            <text:p>INSERT INTO `municipio` (`idmunicipio`, `nombre`, `iddepartamento`) VALUES (NULL,'Ayutla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57" xlink:type="simple">El Quetzal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37];[Municipios.B237];[Municipios.C237];[Municipios.D237];[Municipios.E237];[Municipios.F237])" office:value-type="string" office:string-value="INSERT INTO `municipio` (`idmunicipio`, `nombre`, `iddepartamento`) VALUES (NULL,'El Quetzal',18);" calcext:value-type="string">
            <text:p>INSERT INTO `municipio` (`idmunicipio`, `nombre`, `iddepartamento`) VALUES (NULL,'El Quetzal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1" xlink:type="simple">Ixchiguán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38];[Municipios.B238];[Municipios.C238];[Municipios.D238];[Municipios.E238];[Municipios.F238])" office:value-type="string" office:string-value="INSERT INTO `municipio` (`idmunicipio`, `nombre`, `iddepartamento`) VALUES (NULL,'Ixchiguán',18);" calcext:value-type="string">
            <text:p>INSERT INTO `municipio` (`idmunicipio`, `nombre`, `iddepartamento`) VALUES (NULL,'Ixchiguán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5" xlink:type="simple">Ocós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39];[Municipios.B239];[Municipios.C239];[Municipios.D239];[Municipios.E239];[Municipios.F239])" office:value-type="string" office:string-value="INSERT INTO `municipio` (`idmunicipio`, `nombre`, `iddepartamento`) VALUES (NULL,'Ocós',18);" calcext:value-type="string">
            <text:p>INSERT INTO `municipio` (`idmunicipio`, `nombre`, `iddepartamento`) VALUES (NULL,'Ocós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9" xlink:type="simple">San Cristóbal Cucho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40];[Municipios.B240];[Municipios.C240];[Municipios.D240];[Municipios.E240];[Municipios.F240])" office:value-type="string" office:string-value="INSERT INTO `municipio` (`idmunicipio`, `nombre`, `iddepartamento`) VALUES (NULL,'San Cristóbal Cucho',18);" calcext:value-type="string">
            <text:p>INSERT INTO `municipio` (`idmunicipio`, `nombre`, `iddepartamento`) VALUES (NULL,'San Cristóbal Cucho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72" xlink:type="simple">San Miguel Ixtahuacán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41];[Municipios.B241];[Municipios.C241];[Municipios.D241];[Municipios.E241];[Municipios.F241])" office:value-type="string" office:string-value="INSERT INTO `municipio` (`idmunicipio`, `nombre`, `iddepartamento`) VALUES (NULL,'San Miguel Ixtahuacán',18);" calcext:value-type="string">
            <text:p>INSERT INTO `municipio` (`idmunicipio`, `nombre`, `iddepartamento`) VALUES (NULL,'San Miguel Ixtahuacán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76" xlink:type="simple">Sibinal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42];[Municipios.B242];[Municipios.C242];[Municipios.D242];[Municipios.E242];[Municipios.F242])" office:value-type="string" office:string-value="INSERT INTO `municipio` (`idmunicipio`, `nombre`, `iddepartamento`) VALUES (NULL,'Sibinal',18);" calcext:value-type="string">
            <text:p>INSERT INTO `municipio` (`idmunicipio`, `nombre`, `iddepartamento`) VALUES (NULL,'Sibinal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80" xlink:type="simple">Tejutla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43];[Municipios.B243];[Municipios.C243];[Municipios.D243];[Municipios.E243];[Municipios.F243])" office:value-type="string" office:string-value="INSERT INTO `municipio` (`idmunicipio`, `nombre`, `iddepartamento`) VALUES (NULL,'Tejutla',18);" calcext:value-type="string">
            <text:p>INSERT INTO `municipio` (`idmunicipio`, `nombre`, `iddepartamento`) VALUES (NULL,'Tejutla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54" xlink:type="simple">Catarina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44];[Municipios.B244];[Municipios.C244];[Municipios.D244];[Municipios.E244];[Municipios.F244])" office:value-type="string" office:string-value="INSERT INTO `municipio` (`idmunicipio`, `nombre`, `iddepartamento`) VALUES (NULL,'Catarina',18);" calcext:value-type="string">
            <text:p>INSERT INTO `municipio` (`idmunicipio`, `nombre`, `iddepartamento`) VALUES (NULL,'Catarina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58" xlink:type="simple">El Rodeo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45];[Municipios.B245];[Municipios.C245];[Municipios.D245];[Municipios.E245];[Municipios.F245])" office:value-type="string" office:string-value="INSERT INTO `municipio` (`idmunicipio`, `nombre`, `iddepartamento`) VALUES (NULL,'El Rodeo',18);" calcext:value-type="string">
            <text:p>INSERT INTO `municipio` (`idmunicipio`, `nombre`, `iddepartamento`) VALUES (NULL,'El Rodeo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2" xlink:type="simple">La Reforma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46];[Municipios.B246];[Municipios.C246];[Municipios.D246];[Municipios.E246];[Municipios.F246])" office:value-type="string" office:string-value="INSERT INTO `municipio` (`idmunicipio`, `nombre`, `iddepartamento`) VALUES (NULL,'La Reforma',18);" calcext:value-type="string">
            <text:p>INSERT INTO `municipio` (`idmunicipio`, `nombre`, `iddepartamento`) VALUES (NULL,'La Reforma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6" xlink:type="simple">Pajapita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47];[Municipios.B247];[Municipios.C247];[Municipios.D247];[Municipios.E247];[Municipios.F247])" office:value-type="string" office:string-value="INSERT INTO `municipio` (`idmunicipio`, `nombre`, `iddepartamento`) VALUES (NULL,'Pajapita',18);" calcext:value-type="string">
            <text:p>INSERT INTO `municipio` (`idmunicipio`, `nombre`, `iddepartamento`) VALUES (NULL,'Pajapita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70" xlink:type="simple">San José Ojetenam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48];[Municipios.B248];[Municipios.C248];[Municipios.D248];[Municipios.E248];[Municipios.F248])" office:value-type="string" office:string-value="INSERT INTO `municipio` (`idmunicipio`, `nombre`, `iddepartamento`) VALUES (NULL,'San José Ojetenam',18);" calcext:value-type="string">
            <text:p>INSERT INTO `municipio` (`idmunicipio`, `nombre`, `iddepartamento`) VALUES (NULL,'San José Ojetenam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73" xlink:type="simple">San Pablo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49];[Municipios.B249];[Municipios.C249];[Municipios.D249];[Municipios.E249];[Municipios.F249])" office:value-type="string" office:string-value="INSERT INTO `municipio` (`idmunicipio`, `nombre`, `iddepartamento`) VALUES (NULL,'San Pablo',18);" calcext:value-type="string">
            <text:p>INSERT INTO `municipio` (`idmunicipio`, `nombre`, `iddepartamento`) VALUES (NULL,'San Pablo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77" xlink:type="simple">Sipacapa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50];[Municipios.B250];[Municipios.C250];[Municipios.D250];[Municipios.E250];[Municipios.F250])" office:value-type="string" office:string-value="INSERT INTO `municipio` (`idmunicipio`, `nombre`, `iddepartamento`) VALUES (NULL,'Sipacapa',18);" calcext:value-type="string">
            <text:p>INSERT INTO `municipio` (`idmunicipio`, `nombre`, `iddepartamento`) VALUES (NULL,'Sipacapa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55" xlink:type="simple">Comitancillo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51];[Municipios.B251];[Municipios.C251];[Municipios.D251];[Municipios.E251];[Municipios.F251])" office:value-type="string" office:string-value="INSERT INTO `municipio` (`idmunicipio`, `nombre`, `iddepartamento`) VALUES (NULL,'Comitancillo',18);" calcext:value-type="string">
            <text:p>INSERT INTO `municipio` (`idmunicipio`, `nombre`, `iddepartamento`) VALUES (NULL,'Comitancillo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59" xlink:type="simple">El Tumbador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52];[Municipios.B252];[Municipios.C252];[Municipios.D252];[Municipios.E252];[Municipios.F252])" office:value-type="string" office:string-value="INSERT INTO `municipio` (`idmunicipio`, `nombre`, `iddepartamento`) VALUES (NULL,'El Tumbador',18);" calcext:value-type="string">
            <text:p>INSERT INTO `municipio` (`idmunicipio`, `nombre`, `iddepartamento`) VALUES (NULL,'El Tumbador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3" xlink:type="simple">Malacatán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53];[Municipios.B253];[Municipios.C253];[Municipios.D253];[Municipios.E253];[Municipios.F253])" office:value-type="string" office:string-value="INSERT INTO `municipio` (`idmunicipio`, `nombre`, `iddepartamento`) VALUES (NULL,'Malacatán',18);" calcext:value-type="string">
            <text:p>INSERT INTO `municipio` (`idmunicipio`, `nombre`, `iddepartamento`) VALUES (NULL,'Malacatán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7" xlink:type="simple">Río Blanco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54];[Municipios.B254];[Municipios.C254];[Municipios.D254];[Municipios.E254];[Municipios.F254])" office:value-type="string" office:string-value="INSERT INTO `municipio` (`idmunicipio`, `nombre`, `iddepartamento`) VALUES (NULL,'Río Blanco',18);" calcext:value-type="string">
            <text:p>INSERT INTO `municipio` (`idmunicipio`, `nombre`, `iddepartamento`) VALUES (NULL,'Río Blanco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71" xlink:type="simple">San Lorenzo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55];[Municipios.B255];[Municipios.C255];[Municipios.D255];[Municipios.E255];[Municipios.F255])" office:value-type="string" office:string-value="INSERT INTO `municipio` (`idmunicipio`, `nombre`, `iddepartamento`) VALUES (NULL,'San Lorenzo',18);" calcext:value-type="string">
            <text:p>INSERT INTO `municipio` (`idmunicipio`, `nombre`, `iddepartamento`) VALUES (NULL,'San Lorenzo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74" xlink:type="simple">San Pedro Sacatepéquez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56];[Municipios.B256];[Municipios.C256];[Municipios.D256];[Municipios.E256];[Municipios.F256])" office:value-type="string" office:string-value="INSERT INTO `municipio` (`idmunicipio`, `nombre`, `iddepartamento`) VALUES (NULL,'San Pedro Sacatepéquez',18);" calcext:value-type="string">
            <text:p>INSERT INTO `municipio` (`idmunicipio`, `nombre`, `iddepartamento`) VALUES (NULL,'San Pedro Sacatepéquez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78" xlink:type="simple">Tacaná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57];[Municipios.B257];[Municipios.C257];[Municipios.D257];[Municipios.E257];[Municipios.F257])" office:value-type="string" office:string-value="INSERT INTO `municipio` (`idmunicipio`, `nombre`, `iddepartamento`) VALUES (NULL,'Tacaná',18);" calcext:value-type="string">
            <text:p>INSERT INTO `municipio` (`idmunicipio`, `nombre`, `iddepartamento`) VALUES (NULL,'Tacaná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56" xlink:type="simple">Concepción Tutuapa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58];[Municipios.B258];[Municipios.C258];[Municipios.D258];[Municipios.E258];[Municipios.F258])" office:value-type="string" office:string-value="INSERT INTO `municipio` (`idmunicipio`, `nombre`, `iddepartamento`) VALUES (NULL,'Concepción Tutuapa',18);" calcext:value-type="string">
            <text:p>INSERT INTO `municipio` (`idmunicipio`, `nombre`, `iddepartamento`) VALUES (NULL,'Concepción Tutuapa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0" xlink:type="simple">Esquipulas Palo Gordo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59];[Municipios.B259];[Municipios.C259];[Municipios.D259];[Municipios.E259];[Municipios.F259])" office:value-type="string" office:string-value="INSERT INTO `municipio` (`idmunicipio`, `nombre`, `iddepartamento`) VALUES (NULL,'Esquipulas Palo Gordo',18);" calcext:value-type="string">
            <text:p>INSERT INTO `municipio` (`idmunicipio`, `nombre`, `iddepartamento`) VALUES (NULL,'Esquipulas Palo Gordo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4" xlink:type="simple">Nuevo Progreso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60];[Municipios.B260];[Municipios.C260];[Municipios.D260];[Municipios.E260];[Municipios.F260])" office:value-type="string" office:string-value="INSERT INTO `municipio` (`idmunicipio`, `nombre`, `iddepartamento`) VALUES (NULL,'Nuevo Progreso',18);" calcext:value-type="string">
            <text:p>INSERT INTO `municipio` (`idmunicipio`, `nombre`, `iddepartamento`) VALUES (NULL,'Nuevo Progreso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68" xlink:type="simple">San Antonio Sacatepéquez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61];[Municipios.B261];[Municipios.C261];[Municipios.D261];[Municipios.E261];[Municipios.F261])" office:value-type="string" office:string-value="INSERT INTO `municipio` (`idmunicipio`, `nombre`, `iddepartamento`) VALUES (NULL,'San Antonio Sacatepéquez',18);" calcext:value-type="string">
            <text:p>INSERT INTO `municipio` (`idmunicipio`, `nombre`, `iddepartamento`) VALUES (NULL,'San Antonio Sacatepéquez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74" xlink:type="simple">San Marcos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62];[Municipios.B262];[Municipios.C262];[Municipios.D262];[Municipios.E262];[Municipios.F262])" office:value-type="string" office:string-value="INSERT INTO `municipio` (`idmunicipio`, `nombre`, `iddepartamento`) VALUES (NULL,'San Marcos',18);" calcext:value-type="string">
            <text:p>INSERT INTO `municipio` (`idmunicipio`, `nombre`, `iddepartamento`) VALUES (NULL,'San Marcos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75" xlink:type="simple">San Rafael Pie de La Cuesta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63];[Municipios.B263];[Municipios.C263];[Municipios.D263];[Municipios.E263];[Municipios.F263])" office:value-type="string" office:string-value="INSERT INTO `municipio` (`idmunicipio`, `nombre`, `iddepartamento`) VALUES (NULL,'San Rafael Pie de La Cuesta',18);" calcext:value-type="string">
            <text:p>INSERT INTO `municipio` (`idmunicipio`, `nombre`, `iddepartamento`) VALUES (NULL,'San Rafael Pie de La Cuesta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79" xlink:type="simple">Tajumulco</text:a>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NCATENATE([Municipios.A264];[Municipios.B264];[Municipios.C264];[Municipios.D264];[Municipios.E264];[Municipios.F264])" office:value-type="string" office:string-value="INSERT INTO `municipio` (`idmunicipio`, `nombre`, `iddepartamento`) VALUES (NULL,'Tajumulco',18);" calcext:value-type="string">
            <text:p>INSERT INTO `municipio` (`idmunicipio`, `nombre`, `iddepartamento`) VALUES (NULL,'Tajumulco',18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81" xlink:type="simple">Barberena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65];[Municipios.B265];[Municipios.C265];[Municipios.D265];[Municipios.E265];[Municipios.F265])" office:value-type="string" office:string-value="INSERT INTO `municipio` (`idmunicipio`, `nombre`, `iddepartamento`) VALUES (NULL,'Barberena',19);" calcext:value-type="string">
            <text:p>INSERT INTO `municipio` (`idmunicipio`, `nombre`, `iddepartamento`) VALUES (NULL,'Barberena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82" xlink:type="simple">Guazacapán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66];[Municipios.B266];[Municipios.C266];[Municipios.D266];[Municipios.E266];[Municipios.F266])" office:value-type="string" office:string-value="INSERT INTO `municipio` (`idmunicipio`, `nombre`, `iddepartamento`) VALUES (NULL,'Guazacapán',19);" calcext:value-type="string">
            <text:p>INSERT INTO `municipio` (`idmunicipio`, `nombre`, `iddepartamento`) VALUES (NULL,'Guazacapán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89" xlink:type="simple">San Juan Tecuaco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67];[Municipios.B267];[Municipios.C267];[Municipios.D267];[Municipios.E267];[Municipios.F267])" office:value-type="string" office:string-value="INSERT INTO `municipio` (`idmunicipio`, `nombre`, `iddepartamento`) VALUES (NULL,'San Juan Tecuaco',19);" calcext:value-type="string">
            <text:p>INSERT INTO `municipio` (`idmunicipio`, `nombre`, `iddepartamento`) VALUES (NULL,'San Juan Tecuaco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93" xlink:type="simple">Santa Rosa de Lima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68];[Municipios.B268];[Municipios.C268];[Municipios.D268];[Municipios.E268];[Municipios.F268])" office:value-type="string" office:string-value="INSERT INTO `municipio` (`idmunicipio`, `nombre`, `iddepartamento`) VALUES (NULL,'Santa Rosa de Lima',19);" calcext:value-type="string">
            <text:p>INSERT INTO `municipio` (`idmunicipio`, `nombre`, `iddepartamento`) VALUES (NULL,'Santa Rosa de Lima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82" xlink:type="simple">Casillas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69];[Municipios.B269];[Municipios.C269];[Municipios.D269];[Municipios.E269];[Municipios.F269])" office:value-type="string" office:string-value="INSERT INTO `municipio` (`idmunicipio`, `nombre`, `iddepartamento`) VALUES (NULL,'Casillas',19);" calcext:value-type="string">
            <text:p>INSERT INTO `municipio` (`idmunicipio`, `nombre`, `iddepartamento`) VALUES (NULL,'Casillas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86" xlink:type="simple">Nueva Santa Rosa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70];[Municipios.B270];[Municipios.C270];[Municipios.D270];[Municipios.E270];[Municipios.F270])" office:value-type="string" office:string-value="INSERT INTO `municipio` (`idmunicipio`, `nombre`, `iddepartamento`) VALUES (NULL,'Nueva Santa Rosa',19);" calcext:value-type="string">
            <text:p>INSERT INTO `municipio` (`idmunicipio`, `nombre`, `iddepartamento`) VALUES (NULL,'Nueva Santa Rosa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90" xlink:type="simple">San Rafaél Las Flores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71];[Municipios.B271];[Municipios.C271];[Municipios.D271];[Municipios.E271];[Municipios.F271])" office:value-type="string" office:string-value="INSERT INTO `municipio` (`idmunicipio`, `nombre`, `iddepartamento`) VALUES (NULL,'San Rafaél Las Flores',19);" calcext:value-type="string">
            <text:p>INSERT INTO `municipio` (`idmunicipio`, `nombre`, `iddepartamento`) VALUES (NULL,'San Rafaél Las Flores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45" xlink:type="simple">Taxisco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72];[Municipios.B272];[Municipios.C272];[Municipios.D272];[Municipios.E272];[Municipios.F272])" office:value-type="string" office:string-value="INSERT INTO `municipio` (`idmunicipio`, `nombre`, `iddepartamento`) VALUES (NULL,'Taxisco',19);" calcext:value-type="string">
            <text:p>INSERT INTO `municipio` (`idmunicipio`, `nombre`, `iddepartamento`) VALUES (NULL,'Taxisco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83" xlink:type="simple">Chiquimulilla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73];[Municipios.B273];[Municipios.C273];[Municipios.D273];[Municipios.E273];[Municipios.F273])" office:value-type="string" office:string-value="INSERT INTO `municipio` (`idmunicipio`, `nombre`, `iddepartamento`) VALUES (NULL,'Chiquimulilla',19);" calcext:value-type="string">
            <text:p>INSERT INTO `municipio` (`idmunicipio`, `nombre`, `iddepartamento`) VALUES (NULL,'Chiquimulilla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87" xlink:type="simple">Oratorio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74];[Municipios.B274];[Municipios.C274];[Municipios.D274];[Municipios.E274];[Municipios.F274])" office:value-type="string" office:string-value="INSERT INTO `municipio` (`idmunicipio`, `nombre`, `iddepartamento`) VALUES (NULL,'Oratorio',19);" calcext:value-type="string">
            <text:p>INSERT INTO `municipio` (`idmunicipio`, `nombre`, `iddepartamento`) VALUES (NULL,'Oratorio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91" xlink:type="simple">Santa Cruz Naranjo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75];[Municipios.B275];[Municipios.C275];[Municipios.D275];[Municipios.E275];[Municipios.F275])" office:value-type="string" office:string-value="INSERT INTO `municipio` (`idmunicipio`, `nombre`, `iddepartamento`) VALUES (NULL,'Santa Cruz Naranjo',19);" calcext:value-type="string">
            <text:p>INSERT INTO `municipio` (`idmunicipio`, `nombre`, `iddepartamento`) VALUES (NULL,'Santa Cruz Naranjo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84" xlink:type="simple">Cuilapa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76];[Municipios.B276];[Municipios.C276];[Municipios.D276];[Municipios.E276];[Municipios.F276])" office:value-type="string" office:string-value="INSERT INTO `municipio` (`idmunicipio`, `nombre`, `iddepartamento`) VALUES (NULL,'Cuilapa',19);" calcext:value-type="string">
            <text:p>INSERT INTO `municipio` (`idmunicipio`, `nombre`, `iddepartamento`) VALUES (NULL,'Cuilapa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88" xlink:type="simple">Pueblo Nuevo Viñas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77];[Municipios.B277];[Municipios.C277];[Municipios.D277];[Municipios.E277];[Municipios.F277])" office:value-type="string" office:string-value="INSERT INTO `municipio` (`idmunicipio`, `nombre`, `iddepartamento`) VALUES (NULL,'Pueblo Nuevo Viñas',19);" calcext:value-type="string">
            <text:p>INSERT INTO `municipio` (`idmunicipio`, `nombre`, `iddepartamento`) VALUES (NULL,'Pueblo Nuevo Viñas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92" xlink:type="simple">Santa María Ixhuatán</text:a></text:p>
          </table:table-cell>
          <table:table-cell office:value-type="string" calcext:value-type="string">
            <text:p>'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NCATENATE([Municipios.A278];[Municipios.B278];[Municipios.C278];[Municipios.D278];[Municipios.E278];[Municipios.F278])" office:value-type="string" office:string-value="INSERT INTO `municipio` (`idmunicipio`, `nombre`, `iddepartamento`) VALUES (NULL,'Santa María Ixhuatán',19);" calcext:value-type="string">
            <text:p>INSERT INTO `municipio` (`idmunicipio`, `nombre`, `iddepartamento`) VALUES (NULL,'Santa María Ixhuatán',19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94" xlink:type="simple">Concepción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79];[Municipios.B279];[Municipios.C279];[Municipios.D279];[Municipios.E279];[Municipios.F279])" office:value-type="string" office:string-value="INSERT INTO `municipio` (`idmunicipio`, `nombre`, `iddepartamento`) VALUES (NULL,'Concepción',20);" calcext:value-type="string">
            <text:p>INSERT INTO `municipio` (`idmunicipio`, `nombre`, `iddepartamento`) VALUES (NULL,'Concepción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41" xlink:type="simple">San Antonio Palopó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80];[Municipios.B280];[Municipios.C280];[Municipios.D280];[Municipios.E280];[Municipios.F280])" office:value-type="string" office:string-value="INSERT INTO `municipio` (`idmunicipio`, `nombre`, `iddepartamento`) VALUES (NULL,'San Antonio Palopó',20);" calcext:value-type="string">
            <text:p>INSERT INTO `municipio` (`idmunicipio`, `nombre`, `iddepartamento`) VALUES (NULL,'San Antonio Palopó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93" xlink:type="simple">San Marcos La Laguna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81];[Municipios.B281];[Municipios.C281];[Municipios.D281];[Municipios.E281];[Municipios.F281])" office:value-type="string" office:string-value="INSERT INTO `municipio` (`idmunicipio`, `nombre`, `iddepartamento`) VALUES (NULL,'San Marcos La Laguna',20);" calcext:value-type="string">
            <text:p>INSERT INTO `municipio` (`idmunicipio`, `nombre`, `iddepartamento`) VALUES (NULL,'San Marcos La Laguna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57" xlink:type="simple">Santa Catarina Palopó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82];[Municipios.B282];[Municipios.C282];[Municipios.D282];[Municipios.E282];[Municipios.F282])" office:value-type="string" office:string-value="INSERT INTO `municipio` (`idmunicipio`, `nombre`, `iddepartamento`) VALUES (NULL,'Santa Catarina Palopó',20);" calcext:value-type="string">
            <text:p>INSERT INTO `municipio` (`idmunicipio`, `nombre`, `iddepartamento`) VALUES (NULL,'Santa Catarina Palopó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03" xlink:type="simple">Santa María Visitación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83];[Municipios.B283];[Municipios.C283];[Municipios.D283];[Municipios.E283];[Municipios.F283])" office:value-type="string" office:string-value="INSERT INTO `municipio` (`idmunicipio`, `nombre`, `iddepartamento`) VALUES (NULL,'Santa María Visitación',20);" calcext:value-type="string">
            <text:p>INSERT INTO `municipio` (`idmunicipio`, `nombre`, `iddepartamento`) VALUES (NULL,'Santa María Visitación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95" xlink:type="simple">Nahualá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84];[Municipios.B284];[Municipios.C284];[Municipios.D284];[Municipios.E284];[Municipios.F284])" office:value-type="string" office:string-value="INSERT INTO `municipio` (`idmunicipio`, `nombre`, `iddepartamento`) VALUES (NULL,'Nahualá',20);" calcext:value-type="string">
            <text:p>INSERT INTO `municipio` (`idmunicipio`, `nombre`, `iddepartamento`) VALUES (NULL,'Nahualá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97" xlink:type="simple">San José Chacayá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85];[Municipios.B285];[Municipios.C285];[Municipios.D285];[Municipios.E285];[Municipios.F285])" office:value-type="string" office:string-value="INSERT INTO `municipio` (`idmunicipio`, `nombre`, `iddepartamento`) VALUES (NULL,'San José Chacayá',20);" calcext:value-type="string">
            <text:p>INSERT INTO `municipio` (`idmunicipio`, `nombre`, `iddepartamento`) VALUES (NULL,'San José Chacayá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00" xlink:type="simple">San Pablo La Laguna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86];[Municipios.B286];[Municipios.C286];[Municipios.D286];[Municipios.E286];[Municipios.F286])" office:value-type="string" office:string-value="INSERT INTO `municipio` (`idmunicipio`, `nombre`, `iddepartamento`) VALUES (NULL,'San Pablo La Laguna',20);" calcext:value-type="string">
            <text:p>INSERT INTO `municipio` (`idmunicipio`, `nombre`, `iddepartamento`) VALUES (NULL,'San Pablo La Laguna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01" xlink:type="simple">Santa Clara La Laguna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87];[Municipios.B287];[Municipios.C287];[Municipios.D287];[Municipios.E287];[Municipios.F287])" office:value-type="string" office:string-value="INSERT INTO `municipio` (`idmunicipio`, `nombre`, `iddepartamento`) VALUES (NULL,'Santa Clara La Laguna',20);" calcext:value-type="string">
            <text:p>INSERT INTO `municipio` (`idmunicipio`, `nombre`, `iddepartamento`) VALUES (NULL,'Santa Clara La Laguna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31" xlink:type="simple">Santiago Atitlán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88];[Municipios.B288];[Municipios.C288];[Municipios.D288];[Municipios.E288];[Municipios.F288])" office:value-type="string" office:string-value="INSERT INTO `municipio` (`idmunicipio`, `nombre`, `iddepartamento`) VALUES (NULL,'Santiago Atitlán',20);" calcext:value-type="string">
            <text:p>INSERT INTO `municipio` (`idmunicipio`, `nombre`, `iddepartamento`) VALUES (NULL,'Santiago Atitlán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1" xlink:type="simple">Panajachel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89];[Municipios.B289];[Municipios.C289];[Municipios.D289];[Municipios.E289];[Municipios.F289])" office:value-type="string" office:string-value="INSERT INTO `municipio` (`idmunicipio`, `nombre`, `iddepartamento`) VALUES (NULL,'Panajachel',20);" calcext:value-type="string">
            <text:p>INSERT INTO `municipio` (`idmunicipio`, `nombre`, `iddepartamento`) VALUES (NULL,'Panajachel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98" xlink:type="simple">San Juan La Laguna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90];[Municipios.B290];[Municipios.C290];[Municipios.D290];[Municipios.E290];[Municipios.F290])" office:value-type="string" office:string-value="INSERT INTO `municipio` (`idmunicipio`, `nombre`, `iddepartamento`) VALUES (NULL,'San Juan La Laguna',20);" calcext:value-type="string">
            <text:p>INSERT INTO `municipio` (`idmunicipio`, `nombre`, `iddepartamento`) VALUES (NULL,'San Juan La Laguna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92" xlink:type="simple">San Pedro La Laguna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91];[Municipios.B291];[Municipios.C291];[Municipios.D291];[Municipios.E291];[Municipios.F291])" office:value-type="string" office:string-value="INSERT INTO `municipio` (`idmunicipio`, `nombre`, `iddepartamento`) VALUES (NULL,'San Pedro La Laguna',20);" calcext:value-type="string">
            <text:p>INSERT INTO `municipio` (`idmunicipio`, `nombre`, `iddepartamento`) VALUES (NULL,'San Pedro La Laguna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5" xlink:type="simple">Santa Cruz La Laguna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92];[Municipios.B292];[Municipios.C292];[Municipios.D292];[Municipios.E292];[Municipios.F292])" office:value-type="string" office:string-value="INSERT INTO `municipio` (`idmunicipio`, `nombre`, `iddepartamento`) VALUES (NULL,'Santa Cruz La Laguna',20);" calcext:value-type="string">
            <text:p>INSERT INTO `municipio` (`idmunicipio`, `nombre`, `iddepartamento`) VALUES (NULL,'Santa Cruz La Laguna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10" xlink:type="simple">Sololá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93];[Municipios.B293];[Municipios.C293];[Municipios.D293];[Municipios.E293];[Municipios.F293])" office:value-type="string" office:string-value="INSERT INTO `municipio` (`idmunicipio`, `nombre`, `iddepartamento`) VALUES (NULL,'Sololá',20);" calcext:value-type="string">
            <text:p>INSERT INTO `municipio` (`idmunicipio`, `nombre`, `iddepartamento`) VALUES (NULL,'Sololá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96" xlink:type="simple">San Andrés Semetabaj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94];[Municipios.B294];[Municipios.C294];[Municipios.D294];[Municipios.E294];[Municipios.F294])" office:value-type="string" office:string-value="INSERT INTO `municipio` (`idmunicipio`, `nombre`, `iddepartamento`) VALUES (NULL,'San Andrés Semetabaj',20);" calcext:value-type="string">
            <text:p>INSERT INTO `municipio` (`idmunicipio`, `nombre`, `iddepartamento`) VALUES (NULL,'San Andrés Semetabaj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599" xlink:type="simple">San Lucas Tolimán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95];[Municipios.B295];[Municipios.C295];[Municipios.D295];[Municipios.E295];[Municipios.F295])" office:value-type="string" office:string-value="INSERT INTO `municipio` (`idmunicipio`, `nombre`, `iddepartamento`) VALUES (NULL,'San Lucas Tolimán',20);" calcext:value-type="string">
            <text:p>INSERT INTO `municipio` (`idmunicipio`, `nombre`, `iddepartamento`) VALUES (NULL,'San Lucas Tolimán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16" xlink:type="simple">Santa Catarina Ixtahuacan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96];[Municipios.B296];[Municipios.C296];[Municipios.D296];[Municipios.E296];[Municipios.F296])" office:value-type="string" office:string-value="INSERT INTO `municipio` (`idmunicipio`, `nombre`, `iddepartamento`) VALUES (NULL,'Santa Catarina Ixtahuacan',20);" calcext:value-type="string">
            <text:p>INSERT INTO `municipio` (`idmunicipio`, `nombre`, `iddepartamento`) VALUES (NULL,'Santa Catarina Ixtahuacan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02" xlink:type="simple">Santa Lucía Utatlán</text:a>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NCATENATE([Municipios.A297];[Municipios.B297];[Municipios.C297];[Municipios.D297];[Municipios.E297];[Municipios.F297])" office:value-type="string" office:string-value="INSERT INTO `municipio` (`idmunicipio`, `nombre`, `iddepartamento`) VALUES (NULL,'Santa Lucía Utatlán',20);" calcext:value-type="string">
            <text:p>INSERT INTO `municipio` (`idmunicipio`, `nombre`, `iddepartamento`) VALUES (NULL,'Santa Lucía Utatlán',20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04" xlink:type="simple">Chicaca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298];[Municipios.B298];[Municipios.C298];[Municipios.D298];[Municipios.E298];[Municipios.F298])" office:value-type="string" office:string-value="INSERT INTO `municipio` (`idmunicipio`, `nombre`, `iddepartamento`) VALUES (NULL,'Chicacao',21);" calcext:value-type="string">
            <text:p>INSERT INTO `municipio` (`idmunicipio`, `nombre`, `iddepartamento`) VALUES (NULL,'Chicaca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07" xlink:type="simple">Pueblo Nuev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299];[Municipios.B299];[Municipios.C299];[Municipios.D299];[Municipios.E299];[Municipios.F299])" office:value-type="string" office:string-value="INSERT INTO `municipio` (`idmunicipio`, `nombre`, `iddepartamento`) VALUES (NULL,'Pueblo Nuevo',21);" calcext:value-type="string">
            <text:p>INSERT INTO `municipio` (`idmunicipio`, `nombre`, `iddepartamento`) VALUES (NULL,'Pueblo Nuev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1" xlink:type="simple">San Bernardin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00];[Municipios.B300];[Municipios.C300];[Municipios.D300];[Municipios.E300];[Municipios.F300])" office:value-type="string" office:string-value="INSERT INTO `municipio` (`idmunicipio`, `nombre`, `iddepartamento`) VALUES (NULL,'San Bernardino',21);" calcext:value-type="string">
            <text:p>INSERT INTO `municipio` (`idmunicipio`, `nombre`, `iddepartamento`) VALUES (NULL,'San Bernardin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4" xlink:type="simple">San Juan Bautista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01];[Municipios.B301];[Municipios.C301];[Municipios.D301];[Municipios.E301];[Municipios.F301])" office:value-type="string" office:string-value="INSERT INTO `municipio` (`idmunicipio`, `nombre`, `iddepartamento`) VALUES (NULL,'San Juan Bautista',21);" calcext:value-type="string">
            <text:p>INSERT INTO `municipio` (`idmunicipio`, `nombre`, `iddepartamento`) VALUES (NULL,'San Juan Bautista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28" xlink:type="simple">Santa Bárbara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02];[Municipios.B302];[Municipios.C302];[Municipios.D302];[Municipios.E302];[Municipios.F302])" office:value-type="string" office:string-value="INSERT INTO `municipio` (`idmunicipio`, `nombre`, `iddepartamento`) VALUES (NULL,'Santa Bárbara',21);" calcext:value-type="string">
            <text:p>INSERT INTO `municipio` (`idmunicipio`, `nombre`, `iddepartamento`) VALUES (NULL,'Santa Bárbara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05" xlink:type="simple">Cuyotenang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03];[Municipios.B303];[Municipios.C303];[Municipios.D303];[Municipios.E303];[Municipios.F303])" office:value-type="string" office:string-value="INSERT INTO `municipio` (`idmunicipio`, `nombre`, `iddepartamento`) VALUES (NULL,'Cuyotenango',21);" calcext:value-type="string">
            <text:p>INSERT INTO `municipio` (`idmunicipio`, `nombre`, `iddepartamento`) VALUES (NULL,'Cuyotenang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08" xlink:type="simple">Río Brav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04];[Municipios.B304];[Municipios.C304];[Municipios.D304];[Municipios.E304];[Municipios.F304])" office:value-type="string" office:string-value="INSERT INTO `municipio` (`idmunicipio`, `nombre`, `iddepartamento`) VALUES (NULL,'Río Bravo',21);" calcext:value-type="string">
            <text:p>INSERT INTO `municipio` (`idmunicipio`, `nombre`, `iddepartamento`) VALUES (NULL,'Río Brav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2" xlink:type="simple">San Francisco Zapotitlán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05];[Municipios.B305];[Municipios.C305];[Municipios.D305];[Municipios.E305];[Municipios.F305])" office:value-type="string" office:string-value="INSERT INTO `municipio` (`idmunicipio`, `nombre`, `iddepartamento`) VALUES (NULL,'San Francisco Zapotitlán',21);" calcext:value-type="string">
            <text:p>INSERT INTO `municipio` (`idmunicipio`, `nombre`, `iddepartamento`) VALUES (NULL,'San Francisco Zapotitlán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5" xlink:type="simple">San Lorenz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06];[Municipios.B306];[Municipios.C306];[Municipios.D306];[Municipios.E306];[Municipios.F306])" office:value-type="string" office:string-value="INSERT INTO `municipio` (`idmunicipio`, `nombre`, `iddepartamento`) VALUES (NULL,'San Lorenzo',21);" calcext:value-type="string">
            <text:p>INSERT INTO `municipio` (`idmunicipio`, `nombre`, `iddepartamento`) VALUES (NULL,'San Lorenz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7" xlink:type="simple">Santo Doming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07];[Municipios.B307];[Municipios.C307];[Municipios.D307];[Municipios.E307];[Municipios.F307])" office:value-type="string" office:string-value="INSERT INTO `municipio` (`idmunicipio`, `nombre`, `iddepartamento`) VALUES (NULL,'Santo Domingo',21);" calcext:value-type="string">
            <text:p>INSERT INTO `municipio` (`idmunicipio`, `nombre`, `iddepartamento`) VALUES (NULL,'Santo Doming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" xlink:type="simple">Mazatenang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08];[Municipios.B308];[Municipios.C308];[Municipios.D308];[Municipios.E308];[Municipios.F308])" office:value-type="string" office:string-value="INSERT INTO `municipio` (`idmunicipio`, `nombre`, `iddepartamento`) VALUES (NULL,'Mazatenango',21);" calcext:value-type="string">
            <text:p>INSERT INTO `municipio` (`idmunicipio`, `nombre`, `iddepartamento`) VALUES (NULL,'Mazatenang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09" xlink:type="simple">Samayac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09];[Municipios.B309];[Municipios.C309];[Municipios.D309];[Municipios.E309];[Municipios.F309])" office:value-type="string" office:string-value="INSERT INTO `municipio` (`idmunicipio`, `nombre`, `iddepartamento`) VALUES (NULL,'Samayac',21);" calcext:value-type="string">
            <text:p>INSERT INTO `municipio` (`idmunicipio`, `nombre`, `iddepartamento`) VALUES (NULL,'Samayac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3" xlink:type="simple">San Gabriel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10];[Municipios.B310];[Municipios.C310];[Municipios.D310];[Municipios.E310];[Municipios.F310])" office:value-type="string" office:string-value="INSERT INTO `municipio` (`idmunicipio`, `nombre`, `iddepartamento`) VALUES (NULL,'San Gabriel',21);" calcext:value-type="string">
            <text:p>INSERT INTO `municipio` (`idmunicipio`, `nombre`, `iddepartamento`) VALUES (NULL,'San Gabriel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29" xlink:type="simple">San Miguel Panán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11];[Municipios.B311];[Municipios.C311];[Municipios.D311];[Municipios.E311];[Municipios.F311])" office:value-type="string" office:string-value="INSERT INTO `municipio` (`idmunicipio`, `nombre`, `iddepartamento`) VALUES (NULL,'San Miguel Panán',21);" calcext:value-type="string">
            <text:p>INSERT INTO `municipio` (`idmunicipio`, `nombre`, `iddepartamento`) VALUES (NULL,'San Miguel Panán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8" xlink:type="simple">Santo Tomás La Unión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12];[Municipios.B312];[Municipios.C312];[Municipios.D312];[Municipios.E312];[Municipios.F312])" office:value-type="string" office:string-value="INSERT INTO `municipio` (`idmunicipio`, `nombre`, `iddepartamento`) VALUES (NULL,'Santo Tomás La Unión',21);" calcext:value-type="string">
            <text:p>INSERT INTO `municipio` (`idmunicipio`, `nombre`, `iddepartamento`) VALUES (NULL,'Santo Tomás La Unión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06" xlink:type="simple">Patulul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13];[Municipios.B313];[Municipios.C313];[Municipios.D313];[Municipios.E313];[Municipios.F313])" office:value-type="string" office:string-value="INSERT INTO `municipio` (`idmunicipio`, `nombre`, `iddepartamento`) VALUES (NULL,'Patulul',21);" calcext:value-type="string">
            <text:p>INSERT INTO `municipio` (`idmunicipio`, `nombre`, `iddepartamento`) VALUES (NULL,'Patulul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0" xlink:type="simple">San Antoni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14];[Municipios.B314];[Municipios.C314];[Municipios.D314];[Municipios.E314];[Municipios.F314])" office:value-type="string" office:string-value="INSERT INTO `municipio` (`idmunicipio`, `nombre`, `iddepartamento`) VALUES (NULL,'San Antonio',21);" calcext:value-type="string">
            <text:p>INSERT INTO `municipio` (`idmunicipio`, `nombre`, `iddepartamento`) VALUES (NULL,'San Antoni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30" xlink:type="simple">San José El Ídol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15];[Municipios.B315];[Municipios.C315];[Municipios.D315];[Municipios.E315];[Municipios.F315])" office:value-type="string" office:string-value="INSERT INTO `municipio` (`idmunicipio`, `nombre`, `iddepartamento`) VALUES (NULL,'San José El Ídolo',21);" calcext:value-type="string">
            <text:p>INSERT INTO `municipio` (`idmunicipio`, `nombre`, `iddepartamento`) VALUES (NULL,'San José El Ídol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6" xlink:type="simple">San Pablo Jocopilas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16];[Municipios.B316];[Municipios.C316];[Municipios.D316];[Municipios.E316];[Municipios.F316])" office:value-type="string" office:string-value="INSERT INTO `municipio` (`idmunicipio`, `nombre`, `iddepartamento`) VALUES (NULL,'San Pablo Jocopilas',21);" calcext:value-type="string">
            <text:p>INSERT INTO `municipio` (`idmunicipio`, `nombre`, `iddepartamento`) VALUES (NULL,'San Pablo Jocopilas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27" xlink:type="simple">Zunilito</text:a></text:p>
          </table:table-cell>
          <table:table-cell office:value-type="string" calcext:value-type="string">
            <text:p>'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NCATENATE([Municipios.A317];[Municipios.B317];[Municipios.C317];[Municipios.D317];[Municipios.E317];[Municipios.F317])" office:value-type="string" office:string-value="INSERT INTO `municipio` (`idmunicipio`, `nombre`, `iddepartamento`) VALUES (NULL,'Zunilito',21);" calcext:value-type="string">
            <text:p>INSERT INTO `municipio` (`idmunicipio`, `nombre`, `iddepartamento`) VALUES (NULL,'Zunilito',21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26" xlink:type="simple">Momostenango</text:a></text:p>
          </table:table-cell>
          <table:table-cell office:value-type="string" calcext:value-type="string">
            <text:p>'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NCATENATE([Municipios.A318];[Municipios.B318];[Municipios.C318];[Municipios.D318];[Municipios.E318];[Municipios.F318])" office:value-type="string" office:string-value="INSERT INTO `municipio` (`idmunicipio`, `nombre`, `iddepartamento`) VALUES (NULL,'Momostenango',22);" calcext:value-type="string">
            <text:p>INSERT INTO `municipio` (`idmunicipio`, `nombre`, `iddepartamento`) VALUES (NULL,'Momostenango',2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72" xlink:type="simple">San Francisco El Alto</text:a></text:p>
          </table:table-cell>
          <table:table-cell office:value-type="string" calcext:value-type="string">
            <text:p>'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NCATENATE([Municipios.A319];[Municipios.B319];[Municipios.C319];[Municipios.D319];[Municipios.E319];[Municipios.F319])" office:value-type="string" office:string-value="INSERT INTO `municipio` (`idmunicipio`, `nombre`, `iddepartamento`) VALUES (NULL,'San Francisco El Alto',22);" calcext:value-type="string">
            <text:p>INSERT INTO `municipio` (`idmunicipio`, `nombre`, `iddepartamento`) VALUES (NULL,'San Francisco El Alto',2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248" xlink:type="simple">San Andrés Xecul</text:a></text:p>
          </table:table-cell>
          <table:table-cell office:value-type="string" calcext:value-type="string">
            <text:p>'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NCATENATE([Municipios.A320];[Municipios.B320];[Municipios.C320];[Municipios.D320];[Municipios.E320];[Municipios.F320])" office:value-type="string" office:string-value="INSERT INTO `municipio` (`idmunicipio`, `nombre`, `iddepartamento`) VALUES (NULL,'San Andrés Xecul',22);" calcext:value-type="string">
            <text:p>INSERT INTO `municipio` (`idmunicipio`, `nombre`, `iddepartamento`) VALUES (NULL,'San Andrés Xecul',2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25" xlink:type="simple">Santa Lucía La Reforma</text:a></text:p>
          </table:table-cell>
          <table:table-cell office:value-type="string" calcext:value-type="string">
            <text:p>'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NCATENATE([Municipios.A321];[Municipios.B321];[Municipios.C321];[Municipios.D321];[Municipios.E321];[Municipios.F321])" office:value-type="string" office:string-value="INSERT INTO `municipio` (`idmunicipio`, `nombre`, `iddepartamento`) VALUES (NULL,'Santa Lucía La Reforma',22);" calcext:value-type="string">
            <text:p>INSERT INTO `municipio` (`idmunicipio`, `nombre`, `iddepartamento`) VALUES (NULL,'Santa Lucía La Reforma',2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19" xlink:type="simple">San Bartolo</text:a></text:p>
          </table:table-cell>
          <table:table-cell office:value-type="string" calcext:value-type="string">
            <text:p>'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NCATENATE([Municipios.A322];[Municipios.B322];[Municipios.C322];[Municipios.D322];[Municipios.E322];[Municipios.F322])" office:value-type="string" office:string-value="INSERT INTO `municipio` (`idmunicipio`, `nombre`, `iddepartamento`) VALUES (NULL,'San Bartolo',22);" calcext:value-type="string">
            <text:p>INSERT INTO `municipio` (`idmunicipio`, `nombre`, `iddepartamento`) VALUES (NULL,'San Bartolo',2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1" xlink:type="simple">Santa María Chiquimula</text:a></text:p>
          </table:table-cell>
          <table:table-cell office:value-type="string" calcext:value-type="string">
            <text:p>'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NCATENATE([Municipios.A323];[Municipios.B323];[Municipios.C323];[Municipios.D323];[Municipios.E323];[Municipios.F323])" office:value-type="string" office:string-value="INSERT INTO `municipio` (`idmunicipio`, `nombre`, `iddepartamento`) VALUES (NULL,'Santa María Chiquimula',22);" calcext:value-type="string">
            <text:p>INSERT INTO `municipio` (`idmunicipio`, `nombre`, `iddepartamento`) VALUES (NULL,'Santa María Chiquimula',2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0" xlink:type="simple">San Cristóbal Totonicapán</text:a></text:p>
          </table:table-cell>
          <table:table-cell office:value-type="string" calcext:value-type="string">
            <text:p>'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NCATENATE([Municipios.A324];[Municipios.B324];[Municipios.C324];[Municipios.D324];[Municipios.E324];[Municipios.F324])" office:value-type="string" office:string-value="INSERT INTO `municipio` (`idmunicipio`, `nombre`, `iddepartamento`) VALUES (NULL,'San Cristóbal Totonicapán',22);" calcext:value-type="string">
            <text:p>INSERT INTO `municipio` (`idmunicipio`, `nombre`, `iddepartamento`) VALUES (NULL,'San Cristóbal Totonicapán',2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2" xlink:type="simple">Totonicapán</text:a></text:p>
          </table:table-cell>
          <table:table-cell office:value-type="string" calcext:value-type="string">
            <text:p>'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NCATENATE([Municipios.A325];[Municipios.B325];[Municipios.C325];[Municipios.D325];[Municipios.E325];[Municipios.F325])" office:value-type="string" office:string-value="INSERT INTO `municipio` (`idmunicipio`, `nombre`, `iddepartamento`) VALUES (NULL,'Totonicapán',22);" calcext:value-type="string">
            <text:p>INSERT INTO `municipio` (`idmunicipio`, `nombre`, `iddepartamento`) VALUES (NULL,'Totonicapán',22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3" xlink:type="simple">Cabañas</text:a></text:p>
          </table:table-cell>
          <table:table-cell office:value-type="string" calcext:value-type="string">
            <text:p>'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NCATENATE([Municipios.A326];[Municipios.B326];[Municipios.C326];[Municipios.D326];[Municipios.E326];[Municipios.F326])" office:value-type="string" office:string-value="INSERT INTO `municipio` (`idmunicipio`, `nombre`, `iddepartamento`) VALUES (NULL,'Cabañas',23);" calcext:value-type="string">
            <text:p>INSERT INTO `municipio` (`idmunicipio`, `nombre`, `iddepartamento`) VALUES (NULL,'Cabañas',2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5" xlink:type="simple">La Unión</text:a></text:p>
          </table:table-cell>
          <table:table-cell office:value-type="string" calcext:value-type="string">
            <text:p>'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NCATENATE([Municipios.A327];[Municipios.B327];[Municipios.C327];[Municipios.D327];[Municipios.E327];[Municipios.F327])" office:value-type="string" office:string-value="INSERT INTO `municipio` (`idmunicipio`, `nombre`, `iddepartamento`) VALUES (NULL,'La Unión',23);" calcext:value-type="string">
            <text:p>INSERT INTO `municipio` (`idmunicipio`, `nombre`, `iddepartamento`) VALUES (NULL,'La Unión',2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8" xlink:type="simple">Usumatlán</text:a></text:p>
          </table:table-cell>
          <table:table-cell office:value-type="string" calcext:value-type="string">
            <text:p>'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NCATENATE([Municipios.A328];[Municipios.B328];[Municipios.C328];[Municipios.D328];[Municipios.E328];[Municipios.F328])" office:value-type="string" office:string-value="INSERT INTO `municipio` (`idmunicipio`, `nombre`, `iddepartamento`) VALUES (NULL,'Usumatlán',23);" calcext:value-type="string">
            <text:p>INSERT INTO `municipio` (`idmunicipio`, `nombre`, `iddepartamento`) VALUES (NULL,'Usumatlán',2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4" xlink:type="simple">Estanzuela</text:a></text:p>
          </table:table-cell>
          <table:table-cell office:value-type="string" calcext:value-type="string">
            <text:p>'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NCATENATE([Municipios.A329];[Municipios.B329];[Municipios.C329];[Municipios.D329];[Municipios.E329];[Municipios.F329])" office:value-type="string" office:string-value="INSERT INTO `municipio` (`idmunicipio`, `nombre`, `iddepartamento`) VALUES (NULL,'Estanzuela',23);" calcext:value-type="string">
            <text:p>INSERT INTO `municipio` (`idmunicipio`, `nombre`, `iddepartamento`) VALUES (NULL,'Estanzuela',2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6" xlink:type="simple">Río Hondo</text:a></text:p>
          </table:table-cell>
          <table:table-cell office:value-type="string" calcext:value-type="string">
            <text:p>'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NCATENATE([Municipios.A330];[Municipios.B330];[Municipios.C330];[Municipios.D330];[Municipios.E330];[Municipios.F330])" office:value-type="string" office:string-value="INSERT INTO `municipio` (`idmunicipio`, `nombre`, `iddepartamento`) VALUES (NULL,'Río Hondo',23);" calcext:value-type="string">
            <text:p>INSERT INTO `municipio` (`idmunicipio`, `nombre`, `iddepartamento`) VALUES (NULL,'Río Hondo',2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9" xlink:type="simple">Zacapa</text:a></text:p>
          </table:table-cell>
          <table:table-cell office:value-type="string" calcext:value-type="string">
            <text:p>'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NCATENATE([Municipios.A331];[Municipios.B331];[Municipios.C331];[Municipios.D331];[Municipios.E331];[Municipios.F331])" office:value-type="string" office:string-value="INSERT INTO `municipio` (`idmunicipio`, `nombre`, `iddepartamento`) VALUES (NULL,'Zacapa',23);" calcext:value-type="string">
            <text:p>INSERT INTO `municipio` (`idmunicipio`, `nombre`, `iddepartamento`) VALUES (NULL,'Zacapa',2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24" xlink:type="simple">Gualán</text:a></text:p>
          </table:table-cell>
          <table:table-cell office:value-type="string" calcext:value-type="string">
            <text:p>'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NCATENATE([Municipios.A332];[Municipios.B332];[Municipios.C332];[Municipios.D332];[Municipios.E332];[Municipios.F332])" office:value-type="string" office:string-value="INSERT INTO `municipio` (`idmunicipio`, `nombre`, `iddepartamento`) VALUES (NULL,'Gualán',23);" calcext:value-type="string">
            <text:p>INSERT INTO `municipio` (`idmunicipio`, `nombre`, `iddepartamento`) VALUES (NULL,'Gualán',2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23" xlink:type="simple">San Diego</text:a></text:p>
          </table:table-cell>
          <table:table-cell office:value-type="string" calcext:value-type="string">
            <text:p>'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NCATENATE([Municipios.A333];[Municipios.B333];[Municipios.C333];[Municipios.D333];[Municipios.E333];[Municipios.F333])" office:value-type="string" office:string-value="INSERT INTO `municipio` (`idmunicipio`, `nombre`, `iddepartamento`) VALUES (NULL,'San Diego',23);" calcext:value-type="string">
            <text:p>INSERT INTO `municipio` (`idmunicipio`, `nombre`, `iddepartamento`) VALUES (NULL,'San Diego',2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322" xlink:type="simple">Huité</text:a></text:p>
          </table:table-cell>
          <table:table-cell office:value-type="string" calcext:value-type="string">
            <text:p>'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NCATENATE([Municipios.A334];[Municipios.B334];[Municipios.C334];[Municipios.D334];[Municipios.E334];[Municipios.F334])" office:value-type="string" office:string-value="INSERT INTO `municipio` (`idmunicipio`, `nombre`, `iddepartamento`) VALUES (NULL,'Huité',23);" calcext:value-type="string">
            <text:p>INSERT INTO `municipio` (`idmunicipio`, `nombre`, `iddepartamento`) VALUES (NULL,'Huité',23);</text:p>
          </table:table-cell>
          <table:table-cell/>
        </table:table-row>
        <table:table-row table:style-name="ro1">
          <table:table-cell office:value-type="string" calcext:value-type="string">
            <text:p>INSERT INTO `municipio` (`idmunicipio`, `nombre`, `iddepartament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://www.guate360.com/galeria/categories.php?cat_id=627" xlink:type="simple">Teculután</text:a></text:p>
          </table:table-cell>
          <table:table-cell office:value-type="string" calcext:value-type="string">
            <text:p>'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NCATENATE([Municipios.A335];[Municipios.B335];[Municipios.C335];[Municipios.D335];[Municipios.E335];[Municipios.F335])" office:value-type="string" office:string-value="INSERT INTO `municipio` (`idmunicipio`, `nombre`, `iddepartamento`) VALUES (NULL,'Teculután',23);" calcext:value-type="string">
            <text:p>INSERT INTO `municipio` (`idmunicipio`, `nombre`, `iddepartamento`) VALUES (NULL,'Teculután',23);</text:p>
          </table:table-cell>
          <table:table-cell/>
        </table:table-row>
      </table:table>
      <table:table table:name="Departamento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s/>Seleccione</text:p>
          </table:table-cell>
          <table:table-cell office:value-type="string" calcext:value-type="string">
            <text:p>');</text:p>
          </table:table-cell>
          <table:table-cell table:formula="of:=CONCATENATE([Departamentos.A2];[Departamentos.B2];[Departamentos.C2];[Departamentos.D2])" office:value-type="string" office:string-value="INSERT INTO `departamento` (`iddepartamento`, `nombre`) VALUES (NULL,' Seleccione');" calcext:value-type="string">
            <text:p>INSERT INTO `departamento` (`iddepartamento`, `nombre`) VALUES (NULL,' Seleccione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ta Verapaz</text:p>
          </table:table-cell>
          <table:table-cell office:value-type="string" calcext:value-type="string">
            <text:p>');</text:p>
          </table:table-cell>
          <table:table-cell table:formula="of:=CONCATENATE([Departamentos.A3];[Departamentos.B3];[Departamentos.C3];[Departamentos.D3])" office:value-type="string" office:string-value="INSERT INTO `departamento` (`iddepartamento`, `nombre`) VALUES (NULL,'Alta Verapaz');" calcext:value-type="string">
            <text:p>INSERT INTO `departamento` (`iddepartamento`, `nombre`) VALUES (NULL,'Alta Verapaz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aja Verapaz</text:p>
          </table:table-cell>
          <table:table-cell office:value-type="string" calcext:value-type="string">
            <text:p>');</text:p>
          </table:table-cell>
          <table:table-cell table:formula="of:=CONCATENATE([Departamentos.A4];[Departamentos.B4];[Departamentos.C4];[Departamentos.D4])" office:value-type="string" office:string-value="INSERT INTO `departamento` (`iddepartamento`, `nombre`) VALUES (NULL,'Baja Verapaz');" calcext:value-type="string">
            <text:p>INSERT INTO `departamento` (`iddepartamento`, `nombre`) VALUES (NULL,'Baja Verapaz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himaltenango</text:p>
          </table:table-cell>
          <table:table-cell office:value-type="string" calcext:value-type="string">
            <text:p>');</text:p>
          </table:table-cell>
          <table:table-cell table:formula="of:=CONCATENATE([Departamentos.A5];[Departamentos.B5];[Departamentos.C5];[Departamentos.D5])" office:value-type="string" office:string-value="INSERT INTO `departamento` (`iddepartamento`, `nombre`) VALUES (NULL,'Chimaltenango');" calcext:value-type="string">
            <text:p>INSERT INTO `departamento` (`iddepartamento`, `nombre`) VALUES (NULL,'Chimaltenango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hiquimula</text:p>
          </table:table-cell>
          <table:table-cell office:value-type="string" calcext:value-type="string">
            <text:p>');</text:p>
          </table:table-cell>
          <table:table-cell table:formula="of:=CONCATENATE([Departamentos.A6];[Departamentos.B6];[Departamentos.C6];[Departamentos.D6])" office:value-type="string" office:string-value="INSERT INTO `departamento` (`iddepartamento`, `nombre`) VALUES (NULL,'Chiquimula');" calcext:value-type="string">
            <text:p>INSERT INTO `departamento` (`iddepartamento`, `nombre`) VALUES (NULL,'Chiquimula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El Progreso</text:p>
          </table:table-cell>
          <table:table-cell office:value-type="string" calcext:value-type="string">
            <text:p>');</text:p>
          </table:table-cell>
          <table:table-cell table:formula="of:=CONCATENATE([Departamentos.A7];[Departamentos.B7];[Departamentos.C7];[Departamentos.D7])" office:value-type="string" office:string-value="INSERT INTO `departamento` (`iddepartamento`, `nombre`) VALUES (NULL,'El Progreso');" calcext:value-type="string">
            <text:p>INSERT INTO `departamento` (`iddepartamento`, `nombre`) VALUES (NULL,'El Progreso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Escunintla</text:p>
          </table:table-cell>
          <table:table-cell office:value-type="string" calcext:value-type="string">
            <text:p>');</text:p>
          </table:table-cell>
          <table:table-cell table:formula="of:=CONCATENATE([Departamentos.A8];[Departamentos.B8];[Departamentos.C8];[Departamentos.D8])" office:value-type="string" office:string-value="INSERT INTO `departamento` (`iddepartamento`, `nombre`) VALUES (NULL,'Escunintla');" calcext:value-type="string">
            <text:p>INSERT INTO `departamento` (`iddepartamento`, `nombre`) VALUES (NULL,'Escunintla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');</text:p>
          </table:table-cell>
          <table:table-cell table:formula="of:=CONCATENATE([Departamentos.A9];[Departamentos.B9];[Departamentos.C9];[Departamentos.D9])" office:value-type="string" office:string-value="INSERT INTO `departamento` (`iddepartamento`, `nombre`) VALUES (NULL,'Guatemala');" calcext:value-type="string">
            <text:p>INSERT INTO `departamento` (`iddepartamento`, `nombre`) VALUES (NULL,'Guatemala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Huehuetenango</text:p>
          </table:table-cell>
          <table:table-cell office:value-type="string" calcext:value-type="string">
            <text:p>');</text:p>
          </table:table-cell>
          <table:table-cell table:formula="of:=CONCATENATE([Departamentos.A10];[Departamentos.B10];[Departamentos.C10];[Departamentos.D10])" office:value-type="string" office:string-value="INSERT INTO `departamento` (`iddepartamento`, `nombre`) VALUES (NULL,'Huehuetenango');" calcext:value-type="string">
            <text:p>INSERT INTO `departamento` (`iddepartamento`, `nombre`) VALUES (NULL,'Huehuetenango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Izabal</text:p>
          </table:table-cell>
          <table:table-cell office:value-type="string" calcext:value-type="string">
            <text:p>');</text:p>
          </table:table-cell>
          <table:table-cell table:formula="of:=CONCATENATE([Departamentos.A11];[Departamentos.B11];[Departamentos.C11];[Departamentos.D11])" office:value-type="string" office:string-value="INSERT INTO `departamento` (`iddepartamento`, `nombre`) VALUES (NULL,'Izabal');" calcext:value-type="string">
            <text:p>INSERT INTO `departamento` (`iddepartamento`, `nombre`) VALUES (NULL,'Izabal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Jalapa</text:p>
          </table:table-cell>
          <table:table-cell office:value-type="string" calcext:value-type="string">
            <text:p>');</text:p>
          </table:table-cell>
          <table:table-cell table:formula="of:=CONCATENATE([Departamentos.A12];[Departamentos.B12];[Departamentos.C12];[Departamentos.D12])" office:value-type="string" office:string-value="INSERT INTO `departamento` (`iddepartamento`, `nombre`) VALUES (NULL,'Jalapa');" calcext:value-type="string">
            <text:p>INSERT INTO `departamento` (`iddepartamento`, `nombre`) VALUES (NULL,'Jalapa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Jutiapa</text:p>
          </table:table-cell>
          <table:table-cell office:value-type="string" calcext:value-type="string">
            <text:p>');</text:p>
          </table:table-cell>
          <table:table-cell table:formula="of:=CONCATENATE([Departamentos.A13];[Departamentos.B13];[Departamentos.C13];[Departamentos.D13])" office:value-type="string" office:string-value="INSERT INTO `departamento` (`iddepartamento`, `nombre`) VALUES (NULL,'Jutiapa');" calcext:value-type="string">
            <text:p>INSERT INTO `departamento` (`iddepartamento`, `nombre`) VALUES (NULL,'Jutiapa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Petén</text:p>
          </table:table-cell>
          <table:table-cell office:value-type="string" calcext:value-type="string">
            <text:p>');</text:p>
          </table:table-cell>
          <table:table-cell table:formula="of:=CONCATENATE([Departamentos.A14];[Departamentos.B14];[Departamentos.C14];[Departamentos.D14])" office:value-type="string" office:string-value="INSERT INTO `departamento` (`iddepartamento`, `nombre`) VALUES (NULL,'Petén');" calcext:value-type="string">
            <text:p>INSERT INTO `departamento` (`iddepartamento`, `nombre`) VALUES (NULL,'Petén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Quetzaltenango</text:p>
          </table:table-cell>
          <table:table-cell office:value-type="string" calcext:value-type="string">
            <text:p>');</text:p>
          </table:table-cell>
          <table:table-cell table:formula="of:=CONCATENATE([Departamentos.A15];[Departamentos.B15];[Departamentos.C15];[Departamentos.D15])" office:value-type="string" office:string-value="INSERT INTO `departamento` (`iddepartamento`, `nombre`) VALUES (NULL,'Quetzaltenango');" calcext:value-type="string">
            <text:p>INSERT INTO `departamento` (`iddepartamento`, `nombre`) VALUES (NULL,'Quetzaltenango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Quiché</text:p>
          </table:table-cell>
          <table:table-cell office:value-type="string" calcext:value-type="string">
            <text:p>');</text:p>
          </table:table-cell>
          <table:table-cell table:formula="of:=CONCATENATE([Departamentos.A16];[Departamentos.B16];[Departamentos.C16];[Departamentos.D16])" office:value-type="string" office:string-value="INSERT INTO `departamento` (`iddepartamento`, `nombre`) VALUES (NULL,'Quiché');" calcext:value-type="string">
            <text:p>INSERT INTO `departamento` (`iddepartamento`, `nombre`) VALUES (NULL,'Quiché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Retalhuleu</text:p>
          </table:table-cell>
          <table:table-cell office:value-type="string" calcext:value-type="string">
            <text:p>');</text:p>
          </table:table-cell>
          <table:table-cell table:formula="of:=CONCATENATE([Departamentos.A17];[Departamentos.B17];[Departamentos.C17];[Departamentos.D17])" office:value-type="string" office:string-value="INSERT INTO `departamento` (`iddepartamento`, `nombre`) VALUES (NULL,'Retalhuleu');" calcext:value-type="string">
            <text:p>INSERT INTO `departamento` (`iddepartamento`, `nombre`) VALUES (NULL,'Retalhuleu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acatepéquez</text:p>
          </table:table-cell>
          <table:table-cell office:value-type="string" calcext:value-type="string">
            <text:p>');</text:p>
          </table:table-cell>
          <table:table-cell table:formula="of:=CONCATENATE([Departamentos.A18];[Departamentos.B18];[Departamentos.C18];[Departamentos.D18])" office:value-type="string" office:string-value="INSERT INTO `departamento` (`iddepartamento`, `nombre`) VALUES (NULL,'Sacatepéquez');" calcext:value-type="string">
            <text:p>INSERT INTO `departamento` (`iddepartamento`, `nombre`) VALUES (NULL,'Sacatepéquez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');</text:p>
          </table:table-cell>
          <table:table-cell table:formula="of:=CONCATENATE([Departamentos.A19];[Departamentos.B19];[Departamentos.C19];[Departamentos.D19])" office:value-type="string" office:string-value="INSERT INTO `departamento` (`iddepartamento`, `nombre`) VALUES (NULL,'San Marcos');" calcext:value-type="string">
            <text:p>INSERT INTO `departamento` (`iddepartamento`, `nombre`) VALUES (NULL,'San Marcos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');</text:p>
          </table:table-cell>
          <table:table-cell table:formula="of:=CONCATENATE([Departamentos.A20];[Departamentos.B20];[Departamentos.C20];[Departamentos.D20])" office:value-type="string" office:string-value="INSERT INTO `departamento` (`iddepartamento`, `nombre`) VALUES (NULL,'Santa Rosa');" calcext:value-type="string">
            <text:p>INSERT INTO `departamento` (`iddepartamento`, `nombre`) VALUES (NULL,'Santa Rosa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ololá</text:p>
          </table:table-cell>
          <table:table-cell office:value-type="string" calcext:value-type="string">
            <text:p>');</text:p>
          </table:table-cell>
          <table:table-cell table:formula="of:=CONCATENATE([Departamentos.A21];[Departamentos.B21];[Departamentos.C21];[Departamentos.D21])" office:value-type="string" office:string-value="INSERT INTO `departamento` (`iddepartamento`, `nombre`) VALUES (NULL,'Sololá');" calcext:value-type="string">
            <text:p>INSERT INTO `departamento` (`iddepartamento`, `nombre`) VALUES (NULL,'Sololá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uchitepéquez</text:p>
          </table:table-cell>
          <table:table-cell office:value-type="string" calcext:value-type="string">
            <text:p>');</text:p>
          </table:table-cell>
          <table:table-cell table:formula="of:=CONCATENATE([Departamentos.A22];[Departamentos.B22];[Departamentos.C22];[Departamentos.D22])" office:value-type="string" office:string-value="INSERT INTO `departamento` (`iddepartamento`, `nombre`) VALUES (NULL,'Suchitepéquez');" calcext:value-type="string">
            <text:p>INSERT INTO `departamento` (`iddepartamento`, `nombre`) VALUES (NULL,'Suchitepéquez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Totonicapán</text:p>
          </table:table-cell>
          <table:table-cell office:value-type="string" calcext:value-type="string">
            <text:p>');</text:p>
          </table:table-cell>
          <table:table-cell table:formula="of:=CONCATENATE([Departamentos.A23];[Departamentos.B23];[Departamentos.C23];[Departamentos.D23])" office:value-type="string" office:string-value="INSERT INTO `departamento` (`iddepartamento`, `nombre`) VALUES (NULL,'Totonicapán');" calcext:value-type="string">
            <text:p>INSERT INTO `departamento` (`iddepartamento`, `nombre`) VALUES (NULL,'Totonicapán');</text:p>
          </table:table-cell>
        </table:table-row>
        <table:table-row table:style-name="ro1">
          <table:table-cell office:value-type="string" calcext:value-type="string">
            <text:p>INSERT INTO `departamento` (`iddepartamento`, `nombre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Zacapa</text:p>
          </table:table-cell>
          <table:table-cell office:value-type="string" calcext:value-type="string">
            <text:p>');</text:p>
          </table:table-cell>
          <table:table-cell table:formula="of:=CONCATENATE([Departamentos.A24];[Departamentos.B24];[Departamentos.C24];[Departamentos.D24])" office:value-type="string" office:string-value="INSERT INTO `departamento` (`iddepartamento`, `nombre`) VALUES (NULL,'Zacapa');" calcext:value-type="string">
            <text:p>INSERT INTO `departamento` (`iddepartamento`, `nombre`) VALUES (NULL,'Zacapa');</text:p>
          </table:table-cell>
        </table:table-row>
      </table:table>
      <table:table table:name="EstadoCivil" table:style-name="ta1">
        <table:table-column table:style-name="co14" table:default-cell-style-name="Default"/>
        <table:table-column table:style-name="co10" table:default-cell-style-name="Default"/>
        <table:table-column table:style-name="co8" table:default-cell-style-name="ce1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SERT INTO `estadocivil`(`idcivil`, `estad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oltero/a</text:p>
          </table:table-cell>
          <table:table-cell office:value-type="string" calcext:value-type="string">
            <text:p>');</text:p>
          </table:table-cell>
          <table:table-cell table:formula="of:=CONCATENATE([EstadoCivil.A2];[EstadoCivil.B2];[EstadoCivil.C2];[EstadoCivil.D2])" office:value-type="string" office:string-value="INSERT INTO `estadocivil`(`idcivil`, `estado`) VALUES (NULL,'Soltero/a');" calcext:value-type="string">
            <text:p>INSERT INTO `estadocivil`(`idcivil`, `estado`) VALUES (NULL,'Soltero/a');</text:p>
          </table:table-cell>
        </table:table-row>
        <table:table-row table:style-name="ro1">
          <table:table-cell office:value-type="string" calcext:value-type="string">
            <text:p>INSERT INTO `estadocivil`(`idcivil`, `estad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<text:a xlink:href="https://es.wikipedia.org/wiki/Casado" xlink:type="simple">Casado/a</text:a></text:p>
          </table:table-cell>
          <table:table-cell office:value-type="string" calcext:value-type="string">
            <text:p>');</text:p>
          </table:table-cell>
          <table:table-cell table:formula="of:=CONCATENATE([EstadoCivil.A3];[EstadoCivil.B3];[EstadoCivil.C3];[EstadoCivil.D3])" office:value-type="string" office:string-value="INSERT INTO `estadocivil`(`idcivil`, `estado`) VALUES (NULL,'Casado/a');" calcext:value-type="string">
            <text:p>INSERT INTO `estadocivil`(`idcivil`, `estado`) VALUES (NULL,'Casado/a');</text:p>
          </table:table-cell>
        </table:table-row>
        <table:table-row table:style-name="ro1">
          <table:table-cell office:value-type="string" calcext:value-type="string">
            <text:p>INSERT INTO `estadocivil`(`idcivil`, `estad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Divorciado/a</text:p>
          </table:table-cell>
          <table:table-cell office:value-type="string" calcext:value-type="string">
            <text:p>');</text:p>
          </table:table-cell>
          <table:table-cell table:formula="of:=CONCATENATE([EstadoCivil.A4];[EstadoCivil.B4];[EstadoCivil.C4];[EstadoCivil.D4])" office:value-type="string" office:string-value="INSERT INTO `estadocivil`(`idcivil`, `estado`) VALUES (NULL,'Divorciado/a');" calcext:value-type="string">
            <text:p>INSERT INTO `estadocivil`(`idcivil`, `estado`) VALUES (NULL,'Divorciado/a');</text:p>
          </table:table-cell>
        </table:table-row>
        <table:table-row table:style-name="ro1">
          <table:table-cell office:value-type="string" calcext:value-type="string">
            <text:p>INSERT INTO `estadocivil`(`idcivil`, `estado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Viudo/a</text:p>
          </table:table-cell>
          <table:table-cell office:value-type="string" calcext:value-type="string">
            <text:p>');</text:p>
          </table:table-cell>
          <table:table-cell table:formula="of:=CONCATENATE([EstadoCivil.A5];[EstadoCivil.B5];[EstadoCivil.C5];[EstadoCivil.D5])" office:value-type="string" office:string-value="INSERT INTO `estadocivil`(`idcivil`, `estado`) VALUES (NULL,'Viudo/a');" calcext:value-type="string">
            <text:p>INSERT INTO `estadocivil`(`idcivil`, `estado`) VALUES (NULL,'Viudo/a');</text:p>
          </table:table-cell>
        </table:table-row>
      </table:table>
      <table:table table:name="LicenciaConducir" table:style-name="ta1"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ERT INTO `licencia`(`idlicencia`, `tipolicencia`) VALUES (NULL,</text:p>
          </table:table-cell>
          <table:table-cell office:value-type="string" calcext:value-type="string">
            <text:p>'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');</text:p>
          </table:table-cell>
          <table:table-cell table:formula="of:=CONCATENATE([LicenciaConducir.A2];[LicenciaConducir.B2];[LicenciaConducir.C2];[LicenciaConducir.D2])" office:value-type="string" office:string-value="INSERT INTO `licencia`(`idlicencia`, `tipolicencia`) VALUES (NULL,'A');" calcext:value-type="string">
            <text:p>INSERT INTO `licencia`(`idlicencia`, `tipolicencia`) VALUES (NULL,'A');</text:p>
          </table:table-cell>
        </table:table-row>
        <table:table-row table:style-name="ro1">
          <table:table-cell office:value-type="string" calcext:value-type="string">
            <text:p>INSERT INTO `licencia`(`idlicencia`, `tipolicencia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');</text:p>
          </table:table-cell>
          <table:table-cell table:formula="of:=CONCATENATE([LicenciaConducir.A3];[LicenciaConducir.B3];[LicenciaConducir.C3];[LicenciaConducir.D3])" office:value-type="string" office:string-value="INSERT INTO `licencia`(`idlicencia`, `tipolicencia`) VALUES (NULL,'B');" calcext:value-type="string">
            <text:p>INSERT INTO `licencia`(`idlicencia`, `tipolicencia`) VALUES (NULL,'B');</text:p>
          </table:table-cell>
        </table:table-row>
        <table:table-row table:style-name="ro1">
          <table:table-cell office:value-type="string" calcext:value-type="string">
            <text:p>INSERT INTO `licencia`(`idlicencia`, `tipolicencia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);</text:p>
          </table:table-cell>
          <table:table-cell table:formula="of:=CONCATENATE([LicenciaConducir.A4];[LicenciaConducir.B4];[LicenciaConducir.C4];[LicenciaConducir.D4])" office:value-type="string" office:string-value="INSERT INTO `licencia`(`idlicencia`, `tipolicencia`) VALUES (NULL,'C');" calcext:value-type="string">
            <text:p>INSERT INTO `licencia`(`idlicencia`, `tipolicencia`) VALUES (NULL,'C');</text:p>
          </table:table-cell>
        </table:table-row>
        <table:table-row table:style-name="ro1">
          <table:table-cell office:value-type="string" calcext:value-type="string">
            <text:p>INSERT INTO `licencia`(`idlicencia`, `tipolicencia`) VALUES (NULL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);</text:p>
          </table:table-cell>
          <table:table-cell table:formula="of:=CONCATENATE([LicenciaConducir.A5];[LicenciaConducir.B5];[LicenciaConducir.C5];[LicenciaConducir.D5])" office:value-type="string" office:string-value="INSERT INTO `licencia`(`idlicencia`, `tipolicencia`) VALUES (NULL,'M');" calcext:value-type="string">
            <text:p>INSERT INTO `licencia`(`idlicencia`, `tipolicencia`) VALUES (NULL,'M');</text:p>
          </table:table-cell>
        </table:table-row>
      </table:table>
      <table:table table:name="Idiomas" table:style-name="ta1"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<text:s/>Acateco</text:p>
          </table:table-cell>
          <table:table-cell office:value-type="string" calcext:value-type="string">
            <text:p>');</text:p>
          </table:table-cell>
          <table:table-cell table:formula="of:=CONCATENATE([Idiomas.A2];[Idiomas.B2];[Idiomas.C2])" office:value-type="string" office:string-value="INSERT INTO `idioma`(`ididioma`, `nombre`) VALUES (NULL,' Acateco');" calcext:value-type="string">
            <text:p>INSERT INTO `idioma`(`ididioma`, `nombre`) VALUES (NULL,' Acateco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Achí</text:p>
          </table:table-cell>
          <table:table-cell office:value-type="string" calcext:value-type="string">
            <text:p>');</text:p>
          </table:table-cell>
          <table:table-cell table:formula="of:=CONCATENATE([Idiomas.A3];[Idiomas.B3];[Idiomas.C3])" office:value-type="string" office:string-value="INSERT INTO `idioma`(`ididioma`, `nombre`) VALUES (NULL,'Achí');" calcext:value-type="string">
            <text:p>INSERT INTO `idioma`(`ididioma`, `nombre`) VALUES (NULL,'Achí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Aguateco</text:p>
          </table:table-cell>
          <table:table-cell office:value-type="string" calcext:value-type="string">
            <text:p>');</text:p>
          </table:table-cell>
          <table:table-cell table:formula="of:=CONCATENATE([Idiomas.A4];[Idiomas.B4];[Idiomas.C4])" office:value-type="string" office:string-value="INSERT INTO `idioma`(`ididioma`, `nombre`) VALUES (NULL,'Aguateco');" calcext:value-type="string">
            <text:p>INSERT INTO `idioma`(`ididioma`, `nombre`) VALUES (NULL,'Aguateco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Chortí</text:p>
          </table:table-cell>
          <table:table-cell office:value-type="string" calcext:value-type="string">
            <text:p>');</text:p>
          </table:table-cell>
          <table:table-cell table:formula="of:=CONCATENATE([Idiomas.A5];[Idiomas.B5];[Idiomas.C5])" office:value-type="string" office:string-value="INSERT INTO `idioma`(`ididioma`, `nombre`) VALUES (NULL,'Chortí');" calcext:value-type="string">
            <text:p>INSERT INTO `idioma`(`ididioma`, `nombre`) VALUES (NULL,'Chortí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Chuj</text:p>
          </table:table-cell>
          <table:table-cell office:value-type="string" calcext:value-type="string">
            <text:p>');</text:p>
          </table:table-cell>
          <table:table-cell table:formula="of:=CONCATENATE([Idiomas.A6];[Idiomas.B6];[Idiomas.C6])" office:value-type="string" office:string-value="INSERT INTO `idioma`(`ididioma`, `nombre`) VALUES (NULL,'Chuj');" calcext:value-type="string">
            <text:p>INSERT INTO `idioma`(`ididioma`, `nombre`) VALUES (NULL,'Chuj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Español/Spanish</text:p>
          </table:table-cell>
          <table:table-cell office:value-type="string" calcext:value-type="string">
            <text:p>');</text:p>
          </table:table-cell>
          <table:table-cell table:formula="of:=CONCATENATE([Idiomas.A7];[Idiomas.B7];[Idiomas.C7])" office:value-type="string" office:string-value="INSERT INTO `idioma`(`ididioma`, `nombre`) VALUES (NULL,'Español/Spanish');" calcext:value-type="string">
            <text:p>INSERT INTO `idioma`(`ididioma`, `nombre`) VALUES (NULL,'Español/Spanish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Frances/French</text:p>
          </table:table-cell>
          <table:table-cell office:value-type="string" calcext:value-type="string">
            <text:p>');</text:p>
          </table:table-cell>
          <table:table-cell table:formula="of:=CONCATENATE([Idiomas.A8];[Idiomas.B8];[Idiomas.C8])" office:value-type="string" office:string-value="INSERT INTO `idioma`(`ididioma`, `nombre`) VALUES (NULL,'Frances/French');" calcext:value-type="string">
            <text:p>INSERT INTO `idioma`(`ididioma`, `nombre`) VALUES (NULL,'Frances/French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Garífuna</text:p>
          </table:table-cell>
          <table:table-cell office:value-type="string" calcext:value-type="string">
            <text:p>');</text:p>
          </table:table-cell>
          <table:table-cell table:formula="of:=CONCATENATE([Idiomas.A9];[Idiomas.B9];[Idiomas.C9])" office:value-type="string" office:string-value="INSERT INTO `idioma`(`ididioma`, `nombre`) VALUES (NULL,'Garífuna');" calcext:value-type="string">
            <text:p>INSERT INTO `idioma`(`ididioma`, `nombre`) VALUES (NULL,'Garífuna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Idioma xinca</text:p>
          </table:table-cell>
          <table:table-cell office:value-type="string" calcext:value-type="string">
            <text:p>');</text:p>
          </table:table-cell>
          <table:table-cell table:formula="of:=CONCATENATE([Idiomas.A10];[Idiomas.B10];[Idiomas.C10])" office:value-type="string" office:string-value="INSERT INTO `idioma`(`ididioma`, `nombre`) VALUES (NULL,'Idioma xinca');" calcext:value-type="string">
            <text:p>INSERT INTO `idioma`(`ididioma`, `nombre`) VALUES (NULL,'Idioma xinca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Ingles/English</text:p>
          </table:table-cell>
          <table:table-cell office:value-type="string" calcext:value-type="string">
            <text:p>');</text:p>
          </table:table-cell>
          <table:table-cell table:formula="of:=CONCATENATE([Idiomas.A11];[Idiomas.B11];[Idiomas.C11])" office:value-type="string" office:string-value="INSERT INTO `idioma`(`ididioma`, `nombre`) VALUES (NULL,'Ingles/English');" calcext:value-type="string">
            <text:p>INSERT INTO `idioma`(`ididioma`, `nombre`) VALUES (NULL,'Ingles/English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Italiano/Italiano</text:p>
          </table:table-cell>
          <table:table-cell office:value-type="string" calcext:value-type="string">
            <text:p>');</text:p>
          </table:table-cell>
          <table:table-cell table:formula="of:=CONCATENATE([Idiomas.A12];[Idiomas.B12];[Idiomas.C12])" office:value-type="string" office:string-value="INSERT INTO `idioma`(`ididioma`, `nombre`) VALUES (NULL,'Italiano/Italiano');" calcext:value-type="string">
            <text:p>INSERT INTO `idioma`(`ididioma`, `nombre`) VALUES (NULL,'Italiano/Italiano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Itzá</text:p>
          </table:table-cell>
          <table:table-cell office:value-type="string" calcext:value-type="string">
            <text:p>');</text:p>
          </table:table-cell>
          <table:table-cell table:formula="of:=CONCATENATE([Idiomas.A13];[Idiomas.B13];[Idiomas.C13])" office:value-type="string" office:string-value="INSERT INTO `idioma`(`ididioma`, `nombre`) VALUES (NULL,'Itzá');" calcext:value-type="string">
            <text:p>INSERT INTO `idioma`(`ididioma`, `nombre`) VALUES (NULL,'Itzá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Ixil</text:p>
          </table:table-cell>
          <table:table-cell office:value-type="string" calcext:value-type="string">
            <text:p>');</text:p>
          </table:table-cell>
          <table:table-cell table:formula="of:=CONCATENATE([Idiomas.A14];[Idiomas.B14];[Idiomas.C14])" office:value-type="string" office:string-value="INSERT INTO `idioma`(`ididioma`, `nombre`) VALUES (NULL,'Ixil');" calcext:value-type="string">
            <text:p>INSERT INTO `idioma`(`ididioma`, `nombre`) VALUES (NULL,'Ixil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Jakalteco</text:p>
          </table:table-cell>
          <table:table-cell office:value-type="string" calcext:value-type="string">
            <text:p>');</text:p>
          </table:table-cell>
          <table:table-cell table:formula="of:=CONCATENATE([Idiomas.A15];[Idiomas.B15];[Idiomas.C15])" office:value-type="string" office:string-value="INSERT INTO `idioma`(`ididioma`, `nombre`) VALUES (NULL,'Jakalteco');" calcext:value-type="string">
            <text:p>INSERT INTO `idioma`(`ididioma`, `nombre`) VALUES (NULL,'Jakalteco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Kaqchikel</text:p>
          </table:table-cell>
          <table:table-cell office:value-type="string" calcext:value-type="string">
            <text:p>');</text:p>
          </table:table-cell>
          <table:table-cell table:formula="of:=CONCATENATE([Idiomas.A16];[Idiomas.B16];[Idiomas.C16])" office:value-type="string" office:string-value="INSERT INTO `idioma`(`ididioma`, `nombre`) VALUES (NULL,'Kaqchikel');" calcext:value-type="string">
            <text:p>INSERT INTO `idioma`(`ididioma`, `nombre`) VALUES (NULL,'Kaqchikel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');</text:p>
          </table:table-cell>
          <table:table-cell table:formula="of:=CONCATENATE([Idiomas.A17];[Idiomas.B17];[Idiomas.C17])" office:value-type="string" office:string-value="INSERT INTO `idioma`(`ididioma`, `nombre`) VALUES (NULL,'Mam');" calcext:value-type="string">
            <text:p>INSERT INTO `idioma`(`ididioma`, `nombre`) VALUES (NULL,'Mam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Mopan</text:p>
          </table:table-cell>
          <table:table-cell office:value-type="string" calcext:value-type="string">
            <text:p>');</text:p>
          </table:table-cell>
          <table:table-cell table:formula="of:=CONCATENATE([Idiomas.A18];[Idiomas.B18];[Idiomas.C18])" office:value-type="string" office:string-value="INSERT INTO `idioma`(`ididioma`, `nombre`) VALUES (NULL,'Mopan');" calcext:value-type="string">
            <text:p>INSERT INTO `idioma`(`ididioma`, `nombre`) VALUES (NULL,'Mopan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Pocomam</text:p>
          </table:table-cell>
          <table:table-cell office:value-type="string" calcext:value-type="string">
            <text:p>');</text:p>
          </table:table-cell>
          <table:table-cell table:formula="of:=CONCATENATE([Idiomas.A19];[Idiomas.B19];[Idiomas.C19])" office:value-type="string" office:string-value="INSERT INTO `idioma`(`ididioma`, `nombre`) VALUES (NULL,'Pocomam');" calcext:value-type="string">
            <text:p>INSERT INTO `idioma`(`ididioma`, `nombre`) VALUES (NULL,'Pocomam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Poqomchi</text:p>
          </table:table-cell>
          <table:table-cell office:value-type="string" calcext:value-type="string">
            <text:p>');</text:p>
          </table:table-cell>
          <table:table-cell table:formula="of:=CONCATENATE([Idiomas.A20];[Idiomas.B20];[Idiomas.C20])" office:value-type="string" office:string-value="INSERT INTO `idioma`(`ididioma`, `nombre`) VALUES (NULL,'Poqomchi');" calcext:value-type="string">
            <text:p>INSERT INTO `idioma`(`ididioma`, `nombre`) VALUES (NULL,'Poqomchi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Q’anjob’al</text:p>
          </table:table-cell>
          <table:table-cell office:value-type="string" calcext:value-type="string">
            <text:p>');</text:p>
          </table:table-cell>
          <table:table-cell table:formula="of:=CONCATENATE([Idiomas.A21];[Idiomas.B21];[Idiomas.C21])" office:value-type="string" office:string-value="INSERT INTO `idioma`(`ididioma`, `nombre`) VALUES (NULL,'Q’anjob’al');" calcext:value-type="string">
            <text:p>INSERT INTO `idioma`(`ididioma`, `nombre`) VALUES (NULL,'Q’anjob’al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Quekchí</text:p>
          </table:table-cell>
          <table:table-cell office:value-type="string" calcext:value-type="string">
            <text:p>');</text:p>
          </table:table-cell>
          <table:table-cell table:formula="of:=CONCATENATE([Idiomas.A22];[Idiomas.B22];[Idiomas.C22])" office:value-type="string" office:string-value="INSERT INTO `idioma`(`ididioma`, `nombre`) VALUES (NULL,'Quekchí');" calcext:value-type="string">
            <text:p>INSERT INTO `idioma`(`ididioma`, `nombre`) VALUES (NULL,'Quekchí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Quiché’</text:p>
          </table:table-cell>
          <table:table-cell office:value-type="string" calcext:value-type="string">
            <text:p>');</text:p>
          </table:table-cell>
          <table:table-cell table:formula="of:=CONCATENATE([Idiomas.A23];[Idiomas.B23];[Idiomas.C23])" office:value-type="string" office:string-value="INSERT INTO `idioma`(`ididioma`, `nombre`) VALUES (NULL,'Quiché’');" calcext:value-type="string">
            <text:p>INSERT INTO `idioma`(`ididioma`, `nombre`) VALUES (NULL,'Quiché’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Sacapulteco</text:p>
          </table:table-cell>
          <table:table-cell office:value-type="string" calcext:value-type="string">
            <text:p>');</text:p>
          </table:table-cell>
          <table:table-cell table:formula="of:=CONCATENATE([Idiomas.A24];[Idiomas.B24];[Idiomas.C24])" office:value-type="string" office:string-value="INSERT INTO `idioma`(`ididioma`, `nombre`) VALUES (NULL,'Sacapulteco');" calcext:value-type="string">
            <text:p>INSERT INTO `idioma`(`ididioma`, `nombre`) VALUES (NULL,'Sacapulteco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Sipacapense</text:p>
          </table:table-cell>
          <table:table-cell office:value-type="string" calcext:value-type="string">
            <text:p>');</text:p>
          </table:table-cell>
          <table:table-cell table:formula="of:=CONCATENATE([Idiomas.A25];[Idiomas.B25];[Idiomas.C25])" office:value-type="string" office:string-value="INSERT INTO `idioma`(`ididioma`, `nombre`) VALUES (NULL,'Sipacapense');" calcext:value-type="string">
            <text:p>INSERT INTO `idioma`(`ididioma`, `nombre`) VALUES (NULL,'Sipacapense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Tectiteco</text:p>
          </table:table-cell>
          <table:table-cell office:value-type="string" calcext:value-type="string">
            <text:p>');</text:p>
          </table:table-cell>
          <table:table-cell table:formula="of:=CONCATENATE([Idiomas.A26];[Idiomas.B26];[Idiomas.C26])" office:value-type="string" office:string-value="INSERT INTO `idioma`(`ididioma`, `nombre`) VALUES (NULL,'Tectiteco');" calcext:value-type="string">
            <text:p>INSERT INTO `idioma`(`ididioma`, `nombre`) VALUES (NULL,'Tectiteco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Uspanteco</text:p>
          </table:table-cell>
          <table:table-cell office:value-type="string" calcext:value-type="string">
            <text:p>');</text:p>
          </table:table-cell>
          <table:table-cell table:formula="of:=CONCATENATE([Idiomas.A27];[Idiomas.B27];[Idiomas.C27])" office:value-type="string" office:string-value="INSERT INTO `idioma`(`ididioma`, `nombre`) VALUES (NULL,'Uspanteco');" calcext:value-type="string">
            <text:p>INSERT INTO `idioma`(`ididioma`, `nombre`) VALUES (NULL,'Uspanteco');</text:p>
          </table:table-cell>
        </table:table-row>
        <table:table-row table:style-name="ro1">
          <table:table-cell office:value-type="string" calcext:value-type="string">
            <text:p>INSERT INTO `idioma`(`ididioma`, `nombre`) VALUES (NULL,'</text:p>
          </table:table-cell>
          <table:table-cell office:value-type="string" calcext:value-type="string">
            <text:p>Zutuhil</text:p>
          </table:table-cell>
          <table:table-cell office:value-type="string" calcext:value-type="string">
            <text:p>');</text:p>
          </table:table-cell>
          <table:table-cell table:formula="of:=CONCATENATE([Idiomas.A28];[Idiomas.B28];[Idiomas.C28])" office:value-type="string" office:string-value="INSERT INTO `idioma`(`ididioma`, `nombre`) VALUES (NULL,'Zutuhil');" calcext:value-type="string">
            <text:p>INSERT INTO `idioma`(`ididioma`, `nombre`) VALUES (NULL,'Zutuhil');</text:p>
          </table:table-cell>
        </table:table-row>
      </table:table>
      <table:table table:name="Status" table:style-name="ta1">
        <table:table-column table:style-name="co9" table:default-cell-style-name="Default"/>
        <table:table-column table:style-name="co24" table:default-cell-style-name="Default"/>
        <table:table-column table:style-name="co15" table:number-columns-repeated="2" table:default-cell-style-name="Default"/>
        <table:table-column table:style-name="co15" table:default-cell-style-name="ce3"/>
        <table:table-column table:style-name="co30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INSERT INTO `status`(`idstatus`, `statusemp`, `descripcion`) VALUES (NULL,'</text:p>
          </table:table-cell>
          <table:table-cell office:value-type="string" calcext:value-type="string">
            <text:p>Aspirante</text:p>
          </table:table-cell>
          <table:table-cell office:value-type="string" calcext:value-type="string">
            <text:p>','</text:p>
          </table:table-cell>
          <table:table-cell/>
          <table:table-cell office:value-type="string" calcext:value-type="string">
            <text:p>');</text:p>
          </table:table-cell>
          <table:table-cell table:formula="of:=CONCATENATE([.A2];[.B2];[.C2];[.D2];[.E2])" office:value-type="string" office:string-value="INSERT INTO `status`(`idstatus`, `statusemp`, `descripcion`) VALUES (NULL,'Aspirante','');" calcext:value-type="string">
            <text:p>INSERT INTO `status`(`idstatus`, `statusemp`, `descripcion`) VALUES (NULL,'Aspirante','');</text:p>
          </table:table-cell>
        </table:table-row>
        <table:table-row table:style-name="ro1">
          <table:table-cell office:value-type="string" calcext:value-type="string">
            <text:p>INSERT INTO `status`(`idstatus`, `statusemp`, `descripcion`) VALUES (NULL,'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','</text:p>
          </table:table-cell>
          <table:table-cell/>
          <table:table-cell office:value-type="string" calcext:value-type="string">
            <text:p>');</text:p>
          </table:table-cell>
          <table:table-cell table:formula="of:=CONCATENATE([.A3];[.B3];[.C3];[.D3];[.E3])" office:value-type="string" office:string-value="INSERT INTO `status`(`idstatus`, `statusemp`, `descripcion`) VALUES (NULL,'Activo','');" calcext:value-type="string">
            <text:p>INSERT INTO `status`(`idstatus`, `statusemp`, `descripcion`) VALUES (NULL,'Activo','');</text:p>
          </table:table-cell>
        </table:table-row>
        <table:table-row table:style-name="ro1">
          <table:table-cell office:value-type="string" calcext:value-type="string">
            <text:p>INSERT INTO `status`(`idstatus`, `statusemp`, `descripcion`) VALUES (NULL,'</text:p>
          </table:table-cell>
          <table:table-cell office:value-type="string" calcext:value-type="string">
            <text:p>Despedido</text:p>
          </table:table-cell>
          <table:table-cell office:value-type="string" calcext:value-type="string">
            <text:p>','</text:p>
          </table:table-cell>
          <table:table-cell/>
          <table:table-cell office:value-type="string" calcext:value-type="string">
            <text:p>');</text:p>
          </table:table-cell>
          <table:table-cell table:formula="of:=CONCATENATE([.A4];[.B4];[.C4];[.D4];[.E4])" office:value-type="string" office:string-value="INSERT INTO `status`(`idstatus`, `statusemp`, `descripcion`) VALUES (NULL,'Despedido','');" calcext:value-type="string">
            <text:p>INSERT INTO `status`(`idstatus`, `statusemp`, `descripcion`) VALUES (NULL,'Despedido','');</text:p>
          </table:table-cell>
        </table:table-row>
        <table:table-row table:style-name="ro1">
          <table:table-cell office:value-type="string" calcext:value-type="string">
            <text:p>INSERT INTO `status`(`idstatus`, `statusemp`, `descripcion`) VALUES (NULL,'</text:p>
          </table:table-cell>
          <table:table-cell office:value-type="string" calcext:value-type="string">
            <text:p>Suspendido IGGS</text:p>
          </table:table-cell>
          <table:table-cell office:value-type="string" calcext:value-type="string">
            <text:p>','</text:p>
          </table:table-cell>
          <table:table-cell/>
          <table:table-cell office:value-type="string" calcext:value-type="string">
            <text:p>');</text:p>
          </table:table-cell>
          <table:table-cell table:formula="of:=CONCATENATE([.A5];[.B5];[.C5];[.D5];[.E5])" office:value-type="string" office:string-value="INSERT INTO `status`(`idstatus`, `statusemp`, `descripcion`) VALUES (NULL,'Suspendido IGGS','');" calcext:value-type="string">
            <text:p>INSERT INTO `status`(`idstatus`, `statusemp`, `descripcion`) VALUES (NULL,'Suspendido IGGS','');</text:p>
          </table:table-cell>
        </table:table-row>
        <table:table-row table:style-name="ro1">
          <table:table-cell office:value-type="string" calcext:value-type="string">
            <text:p>INSERT INTO `status`(`idstatus`, `statusemp`, `descripcion`) VALUES (NULL,'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','</text:p>
          </table:table-cell>
          <table:table-cell/>
          <table:table-cell office:value-type="string" calcext:value-type="string">
            <text:p>');</text:p>
          </table:table-cell>
          <table:table-cell table:formula="of:=CONCATENATE([.A6];[.B6];[.C6];[.D6];[.E6])" office:value-type="string" office:string-value="INSERT INTO `status`(`idstatus`, `statusemp`, `descripcion`) VALUES (NULL,'Vacaciones','');" calcext:value-type="string">
            <text:p>INSERT INTO `status`(`idstatus`, `statusemp`, `descripcion`) VALUES (NULL,'Vacaciones','');</text:p>
          </table:table-cell>
        </table:table-row>
        <table:table-row table:style-name="ro1">
          <table:table-cell office:value-type="string" calcext:value-type="string">
            <text:p>INSERT INTO `status`(`idstatus`, `statusemp`, `descripcion`) VALUES (NULL,'</text:p>
          </table:table-cell>
          <table:table-cell office:value-type="string" calcext:value-type="string">
            <text:p>Renuncia</text:p>
          </table:table-cell>
          <table:table-cell office:value-type="string" calcext:value-type="string">
            <text:p>','</text:p>
          </table:table-cell>
          <table:table-cell/>
          <table:table-cell office:value-type="string" calcext:value-type="string">
            <text:p>');</text:p>
          </table:table-cell>
          <table:table-cell table:formula="of:=CONCATENATE([.A7];[.B7];[.C7];[.D7];[.E7])" office:value-type="string" office:string-value="INSERT INTO `status`(`idstatus`, `statusemp`, `descripcion`) VALUES (NULL,'Renuncia','');" calcext:value-type="string">
            <text:p>INSERT INTO `status`(`idstatus`, `statusemp`, `descripcion`) VALUES (NULL,'Renuncia','');</text:p>
          </table:table-cell>
        </table:table-row>
      </table:table>
      <table:table table:name="Nacionalidad" table:style-name="ta1"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ERT INTO `nacionalidad`(`idnacionalidad`, `nombre`) VALUES (NULL,'</text:p>
          </table:table-cell>
          <table:table-cell office:value-type="string" calcext:value-type="string">
            <text:p>Guatemalteca</text:p>
          </table:table-cell>
          <table:table-cell office:value-type="string" calcext:value-type="string">
            <text:p>');</text:p>
          </table:table-cell>
          <table:table-cell table:formula="of:=CONCATENATE([.A2];[.B2];[.C2])" office:value-type="string" office:string-value="INSERT INTO `nacionalidad`(`idnacionalidad`, `nombre`) VALUES (NULL,'Guatemalteca');" calcext:value-type="string">
            <text:p>INSERT INTO `nacionalidad`(`idnacionalidad`, `nombre`) VALUES (NULL,'Guatemalteca');</text:p>
          </table:table-cell>
        </table:table-row>
        <table:table-row table:style-name="ro1">
          <table:table-cell office:value-type="string" calcext:value-type="string">
            <text:p>INSERT INTO `nacionalidad`(`idnacionalidad`, `nombre`) VALUES (NULL,'</text:p>
          </table:table-cell>
          <table:table-cell office:value-type="string" calcext:value-type="string">
            <text:p>Extranjero/a</text:p>
          </table:table-cell>
          <table:table-cell office:value-type="string" calcext:value-type="string">
            <text:p>');</text:p>
          </table:table-cell>
          <table:table-cell table:formula="of:=CONCATENATE([.A3];[.B3];[.C3])" office:value-type="string" office:string-value="INSERT INTO `nacionalidad`(`idnacionalidad`, `nombre`) VALUES (NULL,'Extranjero/a');" calcext:value-type="string">
            <text:p>INSERT INTO `nacionalidad`(`idnacionalidad`, `nombre`) VALUES (NULL,'Extranjero/a');</text:p>
          </table:table-cell>
        </table:table-row>
      </table:table>
      <table:table table:name="etnias" table:style-name="ta1">
        <table:table-column table:style-name="co34" table:default-cell-style-name="Default"/>
        <table:table-column table:style-name="co8" table:default-cell-style-name="ce2"/>
        <table:table-column table:style-name="co15" table:default-cell-style-name="Default"/>
        <table:table-column table:style-name="co35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Kaqchiqueles</text:p>
          </table:table-cell>
          <table:table-cell office:value-type="string" calcext:value-type="string">
            <text:p>');</text:p>
          </table:table-cell>
          <table:table-cell table:formula="of:=CONCATENATE([.A2];[.B2];[.C2])" office:value-type="string" office:string-value="INSERT INTO `etnia`(`idetnia`, `nombre`) VALUES (NULL,'Kaqchiqueles');" calcext:value-type="string">
            <text:p>INSERT INTO `etnia`(`idetnia`, `nombre`) VALUES (NULL,'Kaqchiquel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Pocomchíes</text:p>
          </table:table-cell>
          <table:table-cell office:value-type="string" calcext:value-type="string">
            <text:p>');</text:p>
          </table:table-cell>
          <table:table-cell table:formula="of:=CONCATENATE([.A3];[.B3];[.C3])" office:value-type="string" office:string-value="INSERT INTO `etnia`(`idetnia`, `nombre`) VALUES (NULL,'Pocomchíes');" calcext:value-type="string">
            <text:p>INSERT INTO `etnia`(`idetnia`, `nombre`) VALUES (NULL,'Pocomchí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Tz·utujiles</text:p>
          </table:table-cell>
          <table:table-cell office:value-type="string" calcext:value-type="string">
            <text:p>');</text:p>
          </table:table-cell>
          <table:table-cell table:formula="of:=CONCATENATE([.A4];[.B4];[.C4])" office:value-type="string" office:string-value="INSERT INTO `etnia`(`idetnia`, `nombre`) VALUES (NULL,'Tz·utujiles');" calcext:value-type="string">
            <text:p>INSERT INTO `etnia`(`idetnia`, `nombre`) VALUES (NULL,'Tz·utujil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Pocomames</text:p>
          </table:table-cell>
          <table:table-cell office:value-type="string" calcext:value-type="string">
            <text:p>');</text:p>
          </table:table-cell>
          <table:table-cell table:formula="of:=CONCATENATE([.A5];[.B5];[.C5])" office:value-type="string" office:string-value="INSERT INTO `etnia`(`idetnia`, `nombre`) VALUES (NULL,'Pocomames');" calcext:value-type="string">
            <text:p>INSERT INTO `etnia`(`idetnia`, `nombre`) VALUES (NULL,'Pocomam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Ch·orti·es</text:p>
          </table:table-cell>
          <table:table-cell office:value-type="string" calcext:value-type="string">
            <text:p>');</text:p>
          </table:table-cell>
          <table:table-cell table:formula="of:=CONCATENATE([.A6];[.B6];[.C6])" office:value-type="string" office:string-value="INSERT INTO `etnia`(`idetnia`, `nombre`) VALUES (NULL,'Ch·orti·es');" calcext:value-type="string">
            <text:p>INSERT INTO `etnia`(`idetnia`, `nombre`) VALUES (NULL,'Ch·orti·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Uspanteko</text:p>
          </table:table-cell>
          <table:table-cell office:value-type="string" calcext:value-type="string">
            <text:p>');</text:p>
          </table:table-cell>
          <table:table-cell table:formula="of:=CONCATENATE([.A7];[.B7];[.C7])" office:value-type="string" office:string-value="INSERT INTO `etnia`(`idetnia`, `nombre`) VALUES (NULL,'Uspanteko');" calcext:value-type="string">
            <text:p>INSERT INTO `etnia`(`idetnia`, `nombre`) VALUES (NULL,'Uspanteko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Sipakapenses</text:p>
          </table:table-cell>
          <table:table-cell office:value-type="string" calcext:value-type="string">
            <text:p>');</text:p>
          </table:table-cell>
          <table:table-cell table:formula="of:=CONCATENATE([.A8];[.B8];[.C8])" office:value-type="string" office:string-value="INSERT INTO `etnia`(`idetnia`, `nombre`) VALUES (NULL,'Sipakapenses');" calcext:value-type="string">
            <text:p>INSERT INTO `etnia`(`idetnia`, `nombre`) VALUES (NULL,'Sipakapens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Xincas</text:p>
          </table:table-cell>
          <table:table-cell office:value-type="string" calcext:value-type="string">
            <text:p>');</text:p>
          </table:table-cell>
          <table:table-cell table:formula="of:=CONCATENATE([.A9];[.B9];[.C9])" office:value-type="string" office:string-value="INSERT INTO `etnia`(`idetnia`, `nombre`) VALUES (NULL,'Xincas');" calcext:value-type="string">
            <text:p>INSERT INTO `etnia`(`idetnia`, `nombre`) VALUES (NULL,'Xinca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K·ichés</text:p>
          </table:table-cell>
          <table:table-cell office:value-type="string" calcext:value-type="string">
            <text:p>');</text:p>
          </table:table-cell>
          <table:table-cell table:formula="of:=CONCATENATE([.A10];[.B10];[.C10])" office:value-type="string" office:string-value="INSERT INTO `etnia`(`idetnia`, `nombre`) VALUES (NULL,'K·ichés');" calcext:value-type="string">
            <text:p>INSERT INTO `etnia`(`idetnia`, `nombre`) VALUES (NULL,'K·iché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Mames</text:p>
          </table:table-cell>
          <table:table-cell office:value-type="string" calcext:value-type="string">
            <text:p>');</text:p>
          </table:table-cell>
          <table:table-cell table:formula="of:=CONCATENATE([.A11];[.B11];[.C11])" office:value-type="string" office:string-value="INSERT INTO `etnia`(`idetnia`, `nombre`) VALUES (NULL,'Mames');" calcext:value-type="string">
            <text:p>INSERT INTO `etnia`(`idetnia`, `nombre`) VALUES (NULL,'Mam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Chuj</text:p>
          </table:table-cell>
          <table:table-cell office:value-type="string" calcext:value-type="string">
            <text:p>');</text:p>
          </table:table-cell>
          <table:table-cell table:formula="of:=CONCATENATE([.A12];[.B12];[.C12])" office:value-type="string" office:string-value="INSERT INTO `etnia`(`idetnia`, `nombre`) VALUES (NULL,'Chuj');" calcext:value-type="string">
            <text:p>INSERT INTO `etnia`(`idetnia`, `nombre`) VALUES (NULL,'Chuj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Akatecos</text:p>
          </table:table-cell>
          <table:table-cell office:value-type="string" calcext:value-type="string">
            <text:p>');</text:p>
          </table:table-cell>
          <table:table-cell table:formula="of:=CONCATENATE([.A13];[.B13];[.C13])" office:value-type="string" office:string-value="INSERT INTO `etnia`(`idetnia`, `nombre`) VALUES (NULL,'Akatecos');" calcext:value-type="string">
            <text:p>INSERT INTO `etnia`(`idetnia`, `nombre`) VALUES (NULL,'Akateco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Awacatecos</text:p>
          </table:table-cell>
          <table:table-cell office:value-type="string" calcext:value-type="string">
            <text:p>');</text:p>
          </table:table-cell>
          <table:table-cell table:formula="of:=CONCATENATE([.A14];[.B14];[.C14])" office:value-type="string" office:string-value="INSERT INTO `etnia`(`idetnia`, `nombre`) VALUES (NULL,'Awacatecos');" calcext:value-type="string">
            <text:p>INSERT INTO `etnia`(`idetnia`, `nombre`) VALUES (NULL,'Awacatecos');</text:p>
          </table:table-cell>
        </table:table-row>
        <table:table-row table:style-name="ro2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Maya mopán e itza</text:p>
          </table:table-cell>
          <table:table-cell office:value-type="string" calcext:value-type="string">
            <text:p>');</text:p>
          </table:table-cell>
          <table:table-cell table:formula="of:=CONCATENATE([.A15];[.B15];[.C15])" office:value-type="string" office:string-value="INSERT INTO `etnia`(`idetnia`, `nombre`) VALUES (NULL,'Maya mopán e itza');" calcext:value-type="string">
            <text:p>INSERT INTO `etnia`(`idetnia`, `nombre`) VALUES (NULL,'Maya mopán e itza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Sakapultecos</text:p>
          </table:table-cell>
          <table:table-cell office:value-type="string" calcext:value-type="string">
            <text:p>');</text:p>
          </table:table-cell>
          <table:table-cell table:formula="of:=CONCATENATE([.A16];[.B16];[.C16])" office:value-type="string" office:string-value="INSERT INTO `etnia`(`idetnia`, `nombre`) VALUES (NULL,'Sakapultecos');" calcext:value-type="string">
            <text:p>INSERT INTO `etnia`(`idetnia`, `nombre`) VALUES (NULL,'Sakapulteco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Chalchitecos</text:p>
          </table:table-cell>
          <table:table-cell office:value-type="string" calcext:value-type="string">
            <text:p>');</text:p>
          </table:table-cell>
          <table:table-cell table:formula="of:=CONCATENATE([.A17];[.B17];[.C17])" office:value-type="string" office:string-value="INSERT INTO `etnia`(`idetnia`, `nombre`) VALUES (NULL,'Chalchitecos');" calcext:value-type="string">
            <text:p>INSERT INTO `etnia`(`idetnia`, `nombre`) VALUES (NULL,'Chalchiteco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Q·eeqchies</text:p>
          </table:table-cell>
          <table:table-cell office:value-type="string" calcext:value-type="string">
            <text:p>');</text:p>
          </table:table-cell>
          <table:table-cell table:formula="of:=CONCATENATE([.A18];[.B18];[.C18])" office:value-type="string" office:string-value="INSERT INTO `etnia`(`idetnia`, `nombre`) VALUES (NULL,'Q·eeqchies');" calcext:value-type="string">
            <text:p>INSERT INTO `etnia`(`idetnia`, `nombre`) VALUES (NULL,'Q·eeqchi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Q·anjob·ales</text:p>
          </table:table-cell>
          <table:table-cell office:value-type="string" calcext:value-type="string">
            <text:p>');</text:p>
          </table:table-cell>
          <table:table-cell table:formula="of:=CONCATENATE([.A19];[.B19];[.C19])" office:value-type="string" office:string-value="INSERT INTO `etnia`(`idetnia`, `nombre`) VALUES (NULL,'Q·anjob·ales');" calcext:value-type="string">
            <text:p>INSERT INTO `etnia`(`idetnia`, `nombre`) VALUES (NULL,'Q·anjob·al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Ixiles</text:p>
          </table:table-cell>
          <table:table-cell office:value-type="string" calcext:value-type="string">
            <text:p>');</text:p>
          </table:table-cell>
          <table:table-cell table:formula="of:=CONCATENATE([.A20];[.B20];[.C20])" office:value-type="string" office:string-value="INSERT INTO `etnia`(`idetnia`, `nombre`) VALUES (NULL,'Ixiles');" calcext:value-type="string">
            <text:p>INSERT INTO `etnia`(`idetnia`, `nombre`) VALUES (NULL,'Ixil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Jakaltecos</text:p>
          </table:table-cell>
          <table:table-cell office:value-type="string" calcext:value-type="string">
            <text:p>');</text:p>
          </table:table-cell>
          <table:table-cell table:formula="of:=CONCATENATE([.A21];[.B21];[.C21])" office:value-type="string" office:string-value="INSERT INTO `etnia`(`idetnia`, `nombre`) VALUES (NULL,'Jakaltecos');" calcext:value-type="string">
            <text:p>INSERT INTO `etnia`(`idetnia`, `nombre`) VALUES (NULL,'Jakalteco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Achi·es</text:p>
          </table:table-cell>
          <table:table-cell office:value-type="string" calcext:value-type="string">
            <text:p>');</text:p>
          </table:table-cell>
          <table:table-cell table:formula="of:=CONCATENATE([.A22];[.B22];[.C22])" office:value-type="string" office:string-value="INSERT INTO `etnia`(`idetnia`, `nombre`) VALUES (NULL,'Achi·es');" calcext:value-type="string">
            <text:p>INSERT INTO `etnia`(`idetnia`, `nombre`) VALUES (NULL,'Achi·es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Tektiteko</text:p>
          </table:table-cell>
          <table:table-cell office:value-type="string" calcext:value-type="string">
            <text:p>');</text:p>
          </table:table-cell>
          <table:table-cell table:formula="of:=CONCATENATE([.A23];[.B23];[.C23])" office:value-type="string" office:string-value="INSERT INTO `etnia`(`idetnia`, `nombre`) VALUES (NULL,'Tektiteko');" calcext:value-type="string">
            <text:p>INSERT INTO `etnia`(`idetnia`, `nombre`) VALUES (NULL,'Tektiteko');</text:p>
          </table:table-cell>
        </table:table-row>
        <table:table-row table:style-name="ro1">
          <table:table-cell office:value-type="string" calcext:value-type="string">
            <text:p>INSERT INTO `etnia`(`idetnia`, `nombre`) VALUES (NULL,'</text:p>
          </table:table-cell>
          <table:table-cell office:value-type="string" calcext:value-type="string">
            <text:p>Garífuna</text:p>
          </table:table-cell>
          <table:table-cell office:value-type="string" calcext:value-type="string">
            <text:p>');</text:p>
          </table:table-cell>
          <table:table-cell table:formula="of:=CONCATENATE([.A24];[.B24];[.C24])" office:value-type="string" office:string-value="INSERT INTO `etnia`(`idetnia`, `nombre`) VALUES (NULL,'Garífuna');" calcext:value-type="string">
            <text:p>INSERT INTO `etnia`(`idetnia`, `nombre`) VALUES (NULL,'Garífuna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09:05:55.2333821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1:54:07.907021153</meta:creation-date>
    <dc:date>2017-04-06T09:16:10.458852473</dc:date>
    <meta:editing-duration>PT19M41S</meta:editing-duration>
    <meta:editing-cycles>4</meta:editing-cycles>
    <meta:generator>LibreOffice/5.1.6.2$Linux_X86_64 LibreOffice_project/10m0$Build-2</meta:generator>
    <meta:document-statistic meta:table-count="8" meta:cell-count="2733" meta:object-count="0"/>
  </office:meta>
</office:document-meta>
</file>